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fo:language="es" fo:country="CO"/>
    </style:style>
    <style:style style:name="P11" style:family="paragraph" style:parent-style-name="Text_20_body">
      <style:text-properties fo:language="es" fo:country="CO" officeooo:rsid="009e3d68" officeooo:paragraph-rsid="009e3d68"/>
    </style:style>
    <style:style style:name="P12" style:family="paragraph" style:parent-style-name="Text_20_body">
      <style:text-properties fo:language="es" fo:country="CO" officeooo:rsid="009e3d68" officeooo:paragraph-rsid="00a00c92"/>
    </style:style>
    <style:style style:name="P13" style:family="paragraph" style:parent-style-name="Text_20_body">
      <style:text-properties fo:language="es" fo:country="CO" officeooo:rsid="00e9f554" officeooo:paragraph-rsid="00e9f554"/>
    </style:style>
    <style:style style:name="P14" style:family="paragraph" style:parent-style-name="Text_20_body">
      <style:text-properties fo:language="es" fo:country="CO" officeooo:rsid="00e9f554" officeooo:paragraph-rsid="00ed665f"/>
    </style:style>
    <style:style style:name="P15" style:family="paragraph" style:parent-style-name="Text_20_body">
      <style:text-properties fo:language="es" fo:country="CO" officeooo:rsid="00e9f554" officeooo:paragraph-rsid="01087750"/>
    </style:style>
    <style:style style:name="P16" style:family="paragraph" style:parent-style-name="Text_20_body">
      <style:text-properties fo:language="es" fo:country="CO" officeooo:rsid="00a4aefb" officeooo:paragraph-rsid="00a573d9"/>
    </style:style>
    <style:style style:name="P17" style:family="paragraph" style:parent-style-name="Text_20_body">
      <style:text-properties fo:language="es" fo:country="CO" officeooo:rsid="00a573d9" officeooo:paragraph-rsid="00a573d9"/>
    </style:style>
    <style:style style:name="P18" style:family="paragraph" style:parent-style-name="Text_20_body">
      <style:text-properties fo:language="es" fo:country="CO" officeooo:rsid="00a5e7ac" officeooo:paragraph-rsid="00f74edd"/>
    </style:style>
    <style:style style:name="P19" style:family="paragraph" style:parent-style-name="Text_20_body">
      <style:text-properties fo:language="es" fo:country="CO" officeooo:rsid="01000761" officeooo:paragraph-rsid="01a31220"/>
    </style:style>
    <style:style style:name="P20" style:family="paragraph" style:parent-style-name="Text_20_body">
      <style:text-properties fo:language="es" fo:country="CO" officeooo:rsid="010578ab" officeooo:paragraph-rsid="03c85faf"/>
    </style:style>
    <style:style style:name="P21" style:family="paragraph" style:parent-style-name="Text_20_body">
      <style:text-properties fo:language="es" fo:country="CO" officeooo:rsid="03ccb078" officeooo:paragraph-rsid="03ccb078"/>
    </style:style>
    <style:style style:name="P22" style:family="paragraph" style:parent-style-name="Text_20_body">
      <style:text-properties fo:language="es" fo:country="CO" officeooo:rsid="03ce9a03" officeooo:paragraph-rsid="03ce9a03"/>
    </style:style>
    <style:style style:name="P23" style:family="paragraph" style:parent-style-name="Text_20_body">
      <style:text-properties fo:language="es" fo:country="CO" officeooo:rsid="010a297d" officeooo:paragraph-rsid="011ca2c1"/>
    </style:style>
    <style:style style:name="P24" style:family="paragraph" style:parent-style-name="Text_20_body">
      <style:text-properties fo:language="es" fo:country="CO" officeooo:rsid="0114d5e3" officeooo:paragraph-rsid="012bdf35"/>
    </style:style>
    <style:style style:name="P25" style:family="paragraph" style:parent-style-name="Text_20_body">
      <style:text-properties fo:language="es" fo:country="CO" officeooo:rsid="012f9fb3" officeooo:paragraph-rsid="012f9fb3"/>
    </style:style>
    <style:style style:name="P26" style:family="paragraph" style:parent-style-name="Text_20_body">
      <style:text-properties fo:language="es" fo:country="CO" officeooo:rsid="013332dc" officeooo:paragraph-rsid="013332dc"/>
    </style:style>
    <style:style style:name="P27" style:family="paragraph" style:parent-style-name="Text_20_body">
      <style:text-properties fo:language="es" fo:country="CO" officeooo:rsid="0123b5ba" officeooo:paragraph-rsid="013a4286"/>
    </style:style>
    <style:style style:name="P28" style:family="paragraph" style:parent-style-name="Text_20_body">
      <style:text-properties fo:language="es" fo:country="CO" officeooo:rsid="012cfb61" officeooo:paragraph-rsid="012cfb61"/>
    </style:style>
    <style:style style:name="P29" style:family="paragraph" style:parent-style-name="Text_20_body">
      <style:text-properties fo:language="es" fo:country="CO" officeooo:rsid="013fbec4" officeooo:paragraph-rsid="013fbec4"/>
    </style:style>
    <style:style style:name="P30" style:family="paragraph" style:parent-style-name="Text_20_body">
      <style:text-properties fo:language="es" fo:country="CO" officeooo:rsid="013fbec4" officeooo:paragraph-rsid="0142a5e0"/>
    </style:style>
    <style:style style:name="P31" style:family="paragraph" style:parent-style-name="Text_20_body">
      <style:text-properties fo:language="es" fo:country="CO" officeooo:rsid="013fbec4" officeooo:paragraph-rsid="01c9ec77"/>
    </style:style>
    <style:style style:name="P32" style:family="paragraph" style:parent-style-name="Text_20_body">
      <style:text-properties fo:language="es" fo:country="CO" officeooo:rsid="013fbec4" officeooo:paragraph-rsid="1812d56e"/>
    </style:style>
    <style:style style:name="P33" style:family="paragraph" style:parent-style-name="Text_20_body">
      <style:text-properties fo:language="es" fo:country="CO" officeooo:rsid="013fbec4" officeooo:paragraph-rsid="1ad7644a"/>
    </style:style>
    <style:style style:name="P34" style:family="paragraph" style:parent-style-name="Text_20_body">
      <style:text-properties fo:language="es" fo:country="CO" officeooo:rsid="017d0b30" officeooo:paragraph-rsid="017d0b30"/>
    </style:style>
    <style:style style:name="P35" style:family="paragraph" style:parent-style-name="Text_20_body">
      <style:text-properties fo:language="es" fo:country="CO" officeooo:rsid="0145970f" officeooo:paragraph-rsid="014d9b7a"/>
    </style:style>
    <style:style style:name="P36" style:family="paragraph" style:parent-style-name="Text_20_body">
      <style:text-properties fo:language="es" fo:country="CO" officeooo:rsid="017bad34" officeooo:paragraph-rsid="017bad34"/>
    </style:style>
    <style:style style:name="P37" style:family="paragraph" style:parent-style-name="Text_20_body">
      <style:text-properties fo:language="es" fo:country="CO" officeooo:rsid="014cbac3" officeooo:paragraph-rsid="014d9b7a"/>
    </style:style>
    <style:style style:name="P38" style:family="paragraph" style:parent-style-name="Text_20_body">
      <style:text-properties fo:language="es" fo:country="CO" officeooo:rsid="014fcbd1" officeooo:paragraph-rsid="015d1c3e"/>
    </style:style>
    <style:style style:name="P39" style:family="paragraph" style:parent-style-name="Text_20_body">
      <style:text-properties fo:language="es" fo:country="CO" officeooo:rsid="03d4835b" officeooo:paragraph-rsid="03da8ddd"/>
    </style:style>
    <style:style style:name="P40" style:family="paragraph" style:parent-style-name="Text_20_body">
      <style:text-properties fo:language="es" fo:country="CO" officeooo:rsid="016962a7" officeooo:paragraph-rsid="016962a7"/>
    </style:style>
    <style:style style:name="P41" style:family="paragraph" style:parent-style-name="Text_20_body">
      <style:text-properties fo:language="es" fo:country="CO" officeooo:rsid="0161361c" officeooo:paragraph-rsid="0161361c"/>
    </style:style>
    <style:style style:name="P42" style:family="paragraph" style:parent-style-name="Text_20_body">
      <style:text-properties fo:language="es" fo:country="CO" officeooo:rsid="0161361c" officeooo:paragraph-rsid="016dd611"/>
    </style:style>
    <style:style style:name="P43" style:family="paragraph" style:parent-style-name="Text_20_body">
      <style:text-properties fo:language="es" fo:country="CO" officeooo:rsid="0161361c" officeooo:paragraph-rsid="017fa54d"/>
    </style:style>
    <style:style style:name="P44" style:family="paragraph" style:parent-style-name="Text_20_body">
      <style:text-properties fo:language="es" fo:country="CO" officeooo:rsid="01a662fe" officeooo:paragraph-rsid="02197cd0"/>
    </style:style>
    <style:style style:name="P45" style:family="paragraph" style:parent-style-name="Text_20_body">
      <style:text-properties fo:language="es" fo:country="CO" officeooo:rsid="02197cd0" officeooo:paragraph-rsid="02197cd0"/>
    </style:style>
    <style:style style:name="P46" style:family="paragraph" style:parent-style-name="Text_20_body">
      <style:text-properties fo:language="es" fo:country="CO" officeooo:rsid="021c7508" officeooo:paragraph-rsid="021c7508"/>
    </style:style>
    <style:style style:name="P47" style:family="paragraph" style:parent-style-name="Text_20_body">
      <style:text-properties fo:language="es" fo:country="CO" officeooo:rsid="01807387" officeooo:paragraph-rsid="01807387"/>
    </style:style>
    <style:style style:name="P48" style:family="paragraph" style:parent-style-name="Text_20_body">
      <style:text-properties fo:language="es" fo:country="CO" officeooo:rsid="0182804b" officeooo:paragraph-rsid="0182804b"/>
    </style:style>
    <style:style style:name="P49" style:family="paragraph" style:parent-style-name="Text_20_body">
      <style:text-properties fo:language="es" fo:country="CO" officeooo:rsid="016377cf" officeooo:paragraph-rsid="01639181"/>
    </style:style>
    <style:style style:name="P50" style:family="paragraph" style:parent-style-name="Text_20_body">
      <style:text-properties fo:language="es" fo:country="CO" officeooo:rsid="01639181" officeooo:paragraph-rsid="01639181"/>
    </style:style>
    <style:style style:name="P51" style:family="paragraph" style:parent-style-name="Text_20_body">
      <style:text-properties fo:language="es" fo:country="CO" officeooo:rsid="01653ce3" officeooo:paragraph-rsid="0171b47b"/>
    </style:style>
    <style:style style:name="P52" style:family="paragraph" style:parent-style-name="Text_20_body">
      <style:text-properties fo:language="es" fo:country="CO" officeooo:rsid="01653ce3" officeooo:paragraph-rsid="017ac598"/>
    </style:style>
    <style:style style:name="P53" style:family="paragraph" style:parent-style-name="Text_20_body">
      <style:text-properties fo:language="es" fo:country="CO" officeooo:rsid="03e34693" officeooo:paragraph-rsid="03e5fd92"/>
    </style:style>
    <style:style style:name="P54" style:family="paragraph" style:parent-style-name="Text_20_body">
      <style:text-properties fo:language="es" fo:country="CO" officeooo:rsid="01796376" officeooo:paragraph-rsid="018a18ee"/>
    </style:style>
    <style:style style:name="P55" style:family="paragraph" style:parent-style-name="Text_20_body">
      <style:text-properties fo:language="es" fo:country="CO" officeooo:rsid="03e883be" officeooo:paragraph-rsid="03e883be"/>
    </style:style>
    <style:style style:name="P56" style:family="paragraph" style:parent-style-name="Text_20_body">
      <style:text-properties fo:language="es" fo:country="CO" officeooo:rsid="01a77b2d" officeooo:paragraph-rsid="01a77b2d"/>
    </style:style>
    <style:style style:name="P57" style:family="paragraph" style:parent-style-name="Text_20_body">
      <style:text-properties fo:language="es" fo:country="CO" officeooo:rsid="01a77b2d" officeooo:paragraph-rsid="12a109df"/>
    </style:style>
    <style:style style:name="P58" style:family="paragraph" style:parent-style-name="Text_20_body">
      <style:text-properties fo:language="es" fo:country="CO" officeooo:rsid="01a77b2d" officeooo:paragraph-rsid="01b0112f"/>
    </style:style>
    <style:style style:name="P59" style:family="paragraph" style:parent-style-name="Text_20_body">
      <style:text-properties fo:language="es" fo:country="CO" officeooo:rsid="01b9100b" officeooo:paragraph-rsid="01b9100b"/>
    </style:style>
    <style:style style:name="P60" style:family="paragraph" style:parent-style-name="Text_20_body">
      <style:text-properties fo:language="es" fo:country="CO" officeooo:rsid="01baa223" officeooo:paragraph-rsid="01baa223"/>
    </style:style>
    <style:style style:name="P61" style:family="paragraph" style:parent-style-name="Text_20_body">
      <style:text-properties fo:language="es" fo:country="CO" officeooo:rsid="01bfe8c7" officeooo:paragraph-rsid="01c9ec77"/>
    </style:style>
    <style:style style:name="P62" style:family="paragraph" style:parent-style-name="Text_20_body">
      <style:text-properties fo:language="es" fo:country="CO" officeooo:rsid="01bfe8c7" officeooo:paragraph-rsid="01bfe8c7"/>
    </style:style>
    <style:style style:name="P63" style:family="paragraph" style:parent-style-name="Text_20_body">
      <style:text-properties fo:language="es" fo:country="CO" officeooo:paragraph-rsid="020d67b6"/>
    </style:style>
    <style:style style:name="P64" style:family="paragraph" style:parent-style-name="Text_20_body">
      <style:text-properties fo:language="es" fo:country="CO" officeooo:rsid="0210484e" officeooo:paragraph-rsid="0210484e"/>
    </style:style>
    <style:style style:name="P65" style:family="paragraph" style:parent-style-name="Text_20_body">
      <style:text-properties fo:language="es" fo:country="CO" officeooo:rsid="026ade1b" officeooo:paragraph-rsid="026ade1b"/>
    </style:style>
    <style:style style:name="P66" style:family="paragraph" style:parent-style-name="Text_20_body">
      <style:text-properties fo:language="es" fo:country="CO" officeooo:rsid="021b3d59" officeooo:paragraph-rsid="0251dff9"/>
    </style:style>
    <style:style style:name="P67" style:family="paragraph" style:parent-style-name="Text_20_body">
      <style:text-properties fo:language="es" fo:country="CO" officeooo:rsid="021d77cf" officeooo:paragraph-rsid="0251dff9"/>
    </style:style>
    <style:style style:name="P68" style:family="paragraph" style:parent-style-name="Text_20_body">
      <style:text-properties fo:language="es" fo:country="CO" officeooo:rsid="0231b468" officeooo:paragraph-rsid="0251dff9"/>
    </style:style>
    <style:style style:name="P69" style:family="paragraph" style:parent-style-name="Text_20_body">
      <style:text-properties fo:language="es" fo:country="CO" officeooo:rsid="023492b4" officeooo:paragraph-rsid="0251dff9"/>
    </style:style>
    <style:style style:name="P70" style:family="paragraph" style:parent-style-name="Text_20_body">
      <style:text-properties fo:language="es" fo:country="CO" officeooo:rsid="0235f541" officeooo:paragraph-rsid="0251dff9"/>
    </style:style>
    <style:style style:name="P71" style:family="paragraph" style:parent-style-name="Text_20_body">
      <style:text-properties fo:language="es" fo:country="CO" officeooo:rsid="02407cbd" officeooo:paragraph-rsid="0251dff9"/>
    </style:style>
    <style:style style:name="P72" style:family="paragraph" style:parent-style-name="Text_20_body">
      <style:text-properties fo:language="es" fo:country="CO" officeooo:rsid="02436015" officeooo:paragraph-rsid="0251dff9"/>
    </style:style>
    <style:style style:name="P73" style:family="paragraph" style:parent-style-name="Text_20_body">
      <style:text-properties fo:language="es" fo:country="CO" officeooo:rsid="02495ed3" officeooo:paragraph-rsid="0251dff9"/>
    </style:style>
    <style:style style:name="P74" style:family="paragraph" style:parent-style-name="Text_20_body">
      <style:text-properties fo:language="es" fo:country="CO" officeooo:rsid="024963c2" officeooo:paragraph-rsid="0251dff9"/>
    </style:style>
    <style:style style:name="P75" style:family="paragraph" style:parent-style-name="Text_20_body">
      <style:text-properties fo:language="es" fo:country="CO" officeooo:rsid="024b3330" officeooo:paragraph-rsid="0251dff9"/>
    </style:style>
    <style:style style:name="P76" style:family="paragraph" style:parent-style-name="Text_20_body">
      <style:text-properties fo:language="es" fo:country="CO" officeooo:rsid="025c8888" officeooo:paragraph-rsid="025c8888"/>
    </style:style>
    <style:style style:name="P77" style:family="paragraph" style:parent-style-name="Text_20_body">
      <style:text-properties fo:language="es" fo:country="CO" officeooo:rsid="02aa88e2" officeooo:paragraph-rsid="02b95869"/>
    </style:style>
    <style:style style:name="P78" style:family="paragraph" style:parent-style-name="Text_20_body">
      <style:text-properties fo:language="es" fo:country="CO" officeooo:paragraph-rsid="02b95869"/>
    </style:style>
    <style:style style:name="P79" style:family="paragraph" style:parent-style-name="Text_20_body">
      <style:text-properties fo:language="es" fo:country="CO" officeooo:rsid="02b4fe04" officeooo:paragraph-rsid="02b95869"/>
    </style:style>
    <style:style style:name="P80" style:family="paragraph" style:parent-style-name="Text_20_body">
      <style:text-properties fo:language="es" fo:country="CO" officeooo:rsid="028041ac" officeooo:paragraph-rsid="02b95869"/>
    </style:style>
    <style:style style:name="P81" style:family="paragraph" style:parent-style-name="Text_20_body">
      <style:text-properties fo:language="es" fo:country="CO" officeooo:rsid="028208a9" officeooo:paragraph-rsid="02b95869"/>
    </style:style>
    <style:style style:name="P82" style:family="paragraph" style:parent-style-name="Text_20_body">
      <style:text-properties fo:language="es" fo:country="CO" officeooo:rsid="02823c00" officeooo:paragraph-rsid="02b95869"/>
    </style:style>
    <style:style style:name="P83" style:family="paragraph" style:parent-style-name="Text_20_body">
      <style:text-properties fo:language="es" fo:country="CO" officeooo:rsid="02887173" officeooo:paragraph-rsid="02b95869"/>
    </style:style>
    <style:style style:name="P84" style:family="paragraph" style:parent-style-name="Text_20_body">
      <style:text-properties fo:language="es" fo:country="CO" officeooo:rsid="0294fd86" officeooo:paragraph-rsid="04522b60"/>
    </style:style>
    <style:style style:name="P85" style:family="paragraph" style:parent-style-name="Text_20_body">
      <style:text-properties fo:language="es" fo:country="CO" officeooo:rsid="028e86e0" officeooo:paragraph-rsid="04522b60"/>
    </style:style>
    <style:style style:name="P86" style:family="paragraph" style:parent-style-name="Text_20_body">
      <style:text-properties fo:language="es" fo:country="CO" officeooo:rsid="028b146c" officeooo:paragraph-rsid="045422a4"/>
    </style:style>
    <style:style style:name="P87" style:family="paragraph" style:parent-style-name="Text_20_body">
      <style:text-properties fo:language="es" fo:country="CO" officeooo:rsid="028b146c" officeooo:paragraph-rsid="02b95869"/>
    </style:style>
    <style:style style:name="P88" style:family="paragraph" style:parent-style-name="Text_20_body">
      <style:text-properties fo:language="es" fo:country="CO" officeooo:rsid="04522b60" officeooo:paragraph-rsid="04522b60"/>
    </style:style>
    <style:style style:name="P89" style:family="paragraph" style:parent-style-name="Text_20_body">
      <style:text-properties fo:language="es" fo:country="CO" officeooo:rsid="0455348e" officeooo:paragraph-rsid="0455348e"/>
    </style:style>
    <style:style style:name="P90" style:family="paragraph" style:parent-style-name="Text_20_body">
      <style:text-properties fo:language="es" fo:country="CO" officeooo:rsid="045722db" officeooo:paragraph-rsid="045722db"/>
    </style:style>
    <style:style style:name="P91" style:family="paragraph" style:parent-style-name="Text_20_body">
      <style:text-properties fo:language="es" fo:country="CO" officeooo:rsid="045cef78" officeooo:paragraph-rsid="045cef78"/>
    </style:style>
    <style:style style:name="P92" style:family="paragraph" style:parent-style-name="Text_20_body">
      <style:text-properties fo:language="es" fo:country="CO" officeooo:rsid="01dcc891" officeooo:paragraph-rsid="026dcf6f"/>
    </style:style>
    <style:style style:name="P93" style:family="paragraph" style:parent-style-name="Text_20_body">
      <style:text-properties fo:language="es" fo:country="CO" officeooo:rsid="01deb207" officeooo:paragraph-rsid="026dcf6f"/>
    </style:style>
    <style:style style:name="P94" style:family="paragraph" style:parent-style-name="Text_20_body">
      <style:text-properties fo:language="es" fo:country="CO" officeooo:rsid="01e15068" officeooo:paragraph-rsid="026dcf6f"/>
    </style:style>
    <style:style style:name="P95" style:family="paragraph" style:parent-style-name="Text_20_body">
      <style:text-properties fo:language="es" fo:country="CO" officeooo:rsid="01e1f83e" officeooo:paragraph-rsid="026dcf6f"/>
    </style:style>
    <style:style style:name="P96" style:family="paragraph" style:parent-style-name="Text_20_body">
      <style:text-properties fo:language="es" fo:country="CO" officeooo:rsid="024ddbdb" officeooo:paragraph-rsid="026dcf6f"/>
    </style:style>
    <style:style style:name="P97" style:family="paragraph" style:parent-style-name="Text_20_body">
      <style:text-properties fo:language="es" fo:country="CO" officeooo:rsid="01e5f1a0" officeooo:paragraph-rsid="026dcf6f"/>
    </style:style>
    <style:style style:name="P98" style:family="paragraph" style:parent-style-name="Text_20_body">
      <style:text-properties fo:language="es" fo:country="CO" officeooo:rsid="01e76af2" officeooo:paragraph-rsid="026dcf6f"/>
    </style:style>
    <style:style style:name="P99" style:family="paragraph" style:parent-style-name="Text_20_body">
      <style:text-properties fo:language="es" fo:country="CO" officeooo:rsid="02c2f943" officeooo:paragraph-rsid="02c2f943"/>
    </style:style>
    <style:style style:name="P100" style:family="paragraph" style:parent-style-name="Text_20_body">
      <style:text-properties fo:language="es" fo:country="CO" officeooo:rsid="02c34328" officeooo:paragraph-rsid="02c34328"/>
    </style:style>
    <style:style style:name="P101" style:family="paragraph" style:parent-style-name="Text_20_body">
      <style:text-properties fo:language="es" fo:country="CO" officeooo:rsid="02c36c18" officeooo:paragraph-rsid="02c36c18"/>
    </style:style>
    <style:style style:name="P102" style:family="paragraph" style:parent-style-name="Text_20_body">
      <style:text-properties fo:language="es" fo:country="CO" officeooo:rsid="02c36c18" officeooo:paragraph-rsid="02c43678"/>
    </style:style>
    <style:style style:name="P103" style:family="paragraph" style:parent-style-name="Text_20_body">
      <style:text-properties fo:language="es" fo:country="CO" officeooo:rsid="02c36c18" officeooo:paragraph-rsid="02c565b2"/>
    </style:style>
    <style:style style:name="P104" style:family="paragraph" style:parent-style-name="Text_20_body">
      <style:text-properties fo:language="es" fo:country="CO" officeooo:rsid="02c58765" officeooo:paragraph-rsid="02c58765"/>
    </style:style>
    <style:style style:name="P105" style:family="paragraph" style:parent-style-name="Text_20_body">
      <style:text-properties fo:language="es" fo:country="CO" officeooo:rsid="02c7927c" officeooo:paragraph-rsid="02c7927c"/>
    </style:style>
    <style:style style:name="P106" style:family="paragraph" style:parent-style-name="Text_20_body">
      <style:text-properties fo:language="es" fo:country="CO" officeooo:rsid="02c8e01f" officeooo:paragraph-rsid="02c8e01f"/>
    </style:style>
    <style:style style:name="P107" style:family="paragraph" style:parent-style-name="Text_20_body">
      <style:text-properties fo:language="es" fo:country="CO" officeooo:rsid="02cbc61e" officeooo:paragraph-rsid="02cbc61e"/>
    </style:style>
    <style:style style:name="P108" style:family="paragraph" style:parent-style-name="Text_20_body">
      <style:text-properties fo:language="es" fo:country="CO" officeooo:rsid="02cbd061" officeooo:paragraph-rsid="02cc7059"/>
    </style:style>
    <style:style style:name="P109" style:family="paragraph" style:parent-style-name="Text_20_body">
      <style:text-properties fo:language="es" fo:country="CO" officeooo:rsid="02cc7059" officeooo:paragraph-rsid="02cc7059"/>
    </style:style>
    <style:style style:name="P110" style:family="paragraph" style:parent-style-name="Text_20_body">
      <style:text-properties fo:language="es" fo:country="CO" officeooo:rsid="02d4fb39" officeooo:paragraph-rsid="02d4fb39"/>
    </style:style>
    <style:style style:name="P111" style:family="paragraph" style:parent-style-name="Text_20_body">
      <style:text-properties fo:language="es" fo:country="CO" officeooo:rsid="02d4fb39" officeooo:paragraph-rsid="1afb4327"/>
    </style:style>
    <style:style style:name="P112" style:family="paragraph" style:parent-style-name="Text_20_body">
      <style:text-properties fo:language="es" fo:country="CO" officeooo:rsid="02d5e946" officeooo:paragraph-rsid="02d5e946"/>
    </style:style>
    <style:style style:name="P113" style:family="paragraph" style:parent-style-name="Text_20_body">
      <style:text-properties fo:language="es" fo:country="CO" officeooo:rsid="02d5e946" officeooo:paragraph-rsid="1c63c728"/>
    </style:style>
    <style:style style:name="P114" style:family="paragraph" style:parent-style-name="Text_20_body">
      <style:text-properties fo:language="es" fo:country="CO" officeooo:rsid="02d73229" officeooo:paragraph-rsid="02d73229"/>
    </style:style>
    <style:style style:name="P115" style:family="paragraph" style:parent-style-name="Text_20_body">
      <style:text-properties fo:language="es" fo:country="CO" officeooo:rsid="02d73229" officeooo:paragraph-rsid="1cdf34ed"/>
    </style:style>
    <style:style style:name="P116" style:family="paragraph" style:parent-style-name="Text_20_body">
      <style:text-properties fo:language="es" fo:country="CO" officeooo:rsid="02e22cbe" officeooo:paragraph-rsid="02e22cbe"/>
    </style:style>
    <style:style style:name="P117" style:family="paragraph" style:parent-style-name="Text_20_body">
      <style:text-properties fo:language="es" fo:country="CO" officeooo:rsid="02e22cbe" officeooo:paragraph-rsid="02e5ea5a"/>
    </style:style>
    <style:style style:name="P118" style:family="paragraph" style:parent-style-name="Text_20_body">
      <style:text-properties fo:language="es" fo:country="CO" officeooo:rsid="02e22cbe" officeooo:paragraph-rsid="182e15b1"/>
    </style:style>
    <style:style style:name="P119" style:family="paragraph" style:parent-style-name="Text_20_body">
      <style:text-properties fo:language="es" fo:country="CO" officeooo:rsid="02e22cbe" officeooo:paragraph-rsid="18312ebf"/>
    </style:style>
    <style:style style:name="P120" style:family="paragraph" style:parent-style-name="Text_20_body">
      <style:text-properties fo:language="es" fo:country="CO" officeooo:rsid="02e2bb9c" officeooo:paragraph-rsid="02e5ea5a"/>
    </style:style>
    <style:style style:name="P121" style:family="paragraph" style:parent-style-name="Text_20_body">
      <style:text-properties fo:language="es" fo:country="CO" officeooo:rsid="02e5ea5a" officeooo:paragraph-rsid="02e5ea5a"/>
    </style:style>
    <style:style style:name="P122" style:family="paragraph" style:parent-style-name="Text_20_body">
      <style:text-properties fo:language="es" fo:country="CO" officeooo:rsid="02e7bbb2" officeooo:paragraph-rsid="02e7bbb2"/>
    </style:style>
    <style:style style:name="P123" style:family="paragraph" style:parent-style-name="Text_20_body">
      <style:text-properties fo:language="es" fo:country="CO" officeooo:rsid="02e7bbb2" officeooo:paragraph-rsid="16d43edc"/>
    </style:style>
    <style:style style:name="P124" style:family="paragraph" style:parent-style-name="Text_20_body">
      <style:text-properties fo:language="es" fo:country="CO" officeooo:rsid="02f7553d" officeooo:paragraph-rsid="03065852"/>
    </style:style>
    <style:style style:name="P125" style:family="paragraph" style:parent-style-name="Text_20_body">
      <style:text-properties fo:language="es" fo:country="CO" officeooo:rsid="02f7553d" officeooo:paragraph-rsid="0460add5"/>
    </style:style>
    <style:style style:name="P126" style:family="paragraph" style:parent-style-name="Text_20_body">
      <style:text-properties fo:language="es" fo:country="CO" officeooo:rsid="02f7553d" officeooo:paragraph-rsid="0561bfae"/>
    </style:style>
    <style:style style:name="P127" style:family="paragraph" style:parent-style-name="Text_20_body">
      <style:text-properties fo:language="es" fo:country="CO" officeooo:rsid="02f7553d" officeooo:paragraph-rsid="189249e2"/>
    </style:style>
    <style:style style:name="P128" style:family="paragraph" style:parent-style-name="Text_20_body">
      <style:text-properties fo:language="es" fo:country="CO" officeooo:rsid="02f7553d" officeooo:paragraph-rsid="02f7553d"/>
    </style:style>
    <style:style style:name="P129" style:family="paragraph" style:parent-style-name="Text_20_body">
      <style:text-properties fo:language="es" fo:country="CO" officeooo:rsid="02f7553d" officeooo:paragraph-rsid="1ce0f47c"/>
    </style:style>
    <style:style style:name="P130" style:family="paragraph" style:parent-style-name="Text_20_body">
      <style:text-properties fo:language="es" fo:country="CO" officeooo:rsid="046094a1" officeooo:paragraph-rsid="0460add5"/>
    </style:style>
    <style:style style:name="P131" style:family="paragraph" style:parent-style-name="Text_20_body">
      <style:text-properties fo:language="es" fo:country="CO" officeooo:rsid="0460add5" officeooo:paragraph-rsid="0460add5"/>
    </style:style>
    <style:style style:name="P132" style:family="paragraph" style:parent-style-name="Text_20_body">
      <style:text-properties fo:language="es" fo:country="CO" officeooo:rsid="0463a9d7" officeooo:paragraph-rsid="0463a9d7"/>
    </style:style>
    <style:style style:name="P133" style:family="paragraph" style:parent-style-name="Text_20_body">
      <style:text-properties fo:language="es" fo:country="CO" officeooo:rsid="02fe250d" officeooo:paragraph-rsid="0304e70e"/>
    </style:style>
    <style:style style:name="P134" style:family="paragraph" style:parent-style-name="Text_20_body">
      <style:text-properties fo:language="es" fo:country="CO" officeooo:rsid="02fe250d" officeooo:paragraph-rsid="189581c2"/>
    </style:style>
    <style:style style:name="P135" style:family="paragraph" style:parent-style-name="Text_20_body">
      <style:text-properties fo:language="es" fo:country="CO" officeooo:rsid="030447b6" officeooo:paragraph-rsid="030447b6"/>
    </style:style>
    <style:style style:name="P136" style:family="paragraph" style:parent-style-name="Text_20_body">
      <style:text-properties fo:language="es" fo:country="CO" officeooo:rsid="0254bbe6" officeooo:paragraph-rsid="069b66dd"/>
    </style:style>
    <style:style style:name="P137" style:family="paragraph" style:parent-style-name="Text_20_body">
      <style:text-properties fo:language="es" fo:country="CO" officeooo:rsid="0254bbe6" officeooo:paragraph-rsid="189a1801"/>
    </style:style>
    <style:style style:name="P138" style:family="paragraph" style:parent-style-name="Text_20_body">
      <style:text-properties fo:language="es" fo:country="CO" officeooo:rsid="0254bbe6" officeooo:paragraph-rsid="18acc67b"/>
    </style:style>
    <style:style style:name="P139" style:family="paragraph" style:parent-style-name="Text_20_body">
      <style:text-properties fo:language="es" fo:country="CO" officeooo:rsid="02ff3f0c" officeooo:paragraph-rsid="02ff3f0c"/>
    </style:style>
    <style:style style:name="P140" style:family="paragraph" style:parent-style-name="Text_20_body">
      <style:text-properties fo:language="es" fo:country="CO" officeooo:rsid="030016e6" officeooo:paragraph-rsid="030016e6"/>
    </style:style>
    <style:style style:name="P141" style:family="paragraph" style:parent-style-name="Text_20_body">
      <style:text-properties fo:language="es" fo:country="CO" officeooo:rsid="030180e0" officeooo:paragraph-rsid="030180e0"/>
    </style:style>
    <style:style style:name="P142" style:family="paragraph" style:parent-style-name="Text_20_body">
      <style:text-properties fo:language="es" fo:country="CO" officeooo:rsid="033e6771" officeooo:paragraph-rsid="033e6771"/>
    </style:style>
    <style:style style:name="P143" style:family="paragraph" style:parent-style-name="Text_20_body">
      <style:text-properties fo:language="es" fo:country="CO" officeooo:rsid="033e6771" officeooo:paragraph-rsid="1896b1d4"/>
    </style:style>
    <style:style style:name="P144" style:family="paragraph" style:parent-style-name="Text_20_body">
      <style:text-properties fo:language="es" fo:country="CO" officeooo:rsid="033e6771" officeooo:paragraph-rsid="1ce0f47c"/>
    </style:style>
    <style:style style:name="P145" style:family="paragraph" style:parent-style-name="Text_20_body">
      <style:text-properties fo:language="es" fo:country="CO" officeooo:rsid="0317b03c" officeooo:paragraph-rsid="0317b03c"/>
    </style:style>
    <style:style style:name="P146" style:family="paragraph" style:parent-style-name="Text_20_body">
      <style:text-properties fo:language="es" fo:country="CO" officeooo:rsid="032aaf6e" officeooo:paragraph-rsid="032aaf6e"/>
    </style:style>
    <style:style style:name="P147" style:family="paragraph" style:parent-style-name="Text_20_body">
      <style:text-properties fo:language="es" fo:country="CO" officeooo:rsid="032aaf6e" officeooo:paragraph-rsid="1b0a3367"/>
    </style:style>
    <style:style style:name="P148" style:family="paragraph" style:parent-style-name="Text_20_body">
      <style:text-properties fo:language="es" fo:country="CO" officeooo:rsid="032c4f6f" officeooo:paragraph-rsid="032c4f6f"/>
    </style:style>
    <style:style style:name="P149" style:family="paragraph" style:parent-style-name="Text_20_body">
      <style:text-properties fo:language="es" fo:country="CO" officeooo:rsid="032d5bc8" officeooo:paragraph-rsid="032d5bc8"/>
    </style:style>
    <style:style style:name="P150" style:family="paragraph" style:parent-style-name="Text_20_body">
      <style:text-properties fo:language="es" fo:country="CO" officeooo:rsid="032d5bc8" officeooo:paragraph-rsid="1ce13575"/>
    </style:style>
    <style:style style:name="P151" style:family="paragraph" style:parent-style-name="Text_20_body">
      <style:text-properties fo:language="es" fo:country="CO" officeooo:rsid="032fb55d" officeooo:paragraph-rsid="032fb55d"/>
    </style:style>
    <style:style style:name="P152" style:family="paragraph" style:parent-style-name="Text_20_body">
      <style:text-properties fo:language="es" fo:country="CO" officeooo:rsid="0337b3e1" officeooo:paragraph-rsid="036e82ba"/>
    </style:style>
    <style:style style:name="P153" style:family="paragraph" style:parent-style-name="Text_20_body">
      <style:text-properties fo:language="es" fo:country="CO" officeooo:rsid="0337b3e1" officeooo:paragraph-rsid="069b66dd"/>
    </style:style>
    <style:style style:name="P154" style:family="paragraph" style:parent-style-name="Text_20_body">
      <style:text-properties fo:language="es" fo:country="CO" officeooo:rsid="036ff6cf" officeooo:paragraph-rsid="036ff6cf"/>
    </style:style>
    <style:style style:name="P155" style:family="paragraph" style:parent-style-name="Text_20_body">
      <style:text-properties fo:language="es" fo:country="CO" officeooo:rsid="037253e1" officeooo:paragraph-rsid="037253e1"/>
    </style:style>
    <style:style style:name="P156" style:family="paragraph" style:parent-style-name="Text_20_body">
      <style:text-properties fo:language="es" fo:country="CO" officeooo:rsid="037385b5" officeooo:paragraph-rsid="03762854"/>
    </style:style>
    <style:style style:name="P157" style:family="paragraph" style:parent-style-name="Text_20_body">
      <style:text-properties fo:language="es" fo:country="CO" officeooo:rsid="033ae18f" officeooo:paragraph-rsid="036e82ba"/>
    </style:style>
    <style:style style:name="P158" style:family="paragraph" style:parent-style-name="Text_20_body">
      <style:text-properties fo:language="es" fo:country="CO" officeooo:rsid="037943c5" officeooo:paragraph-rsid="037943c5"/>
    </style:style>
    <style:style style:name="P159" style:family="paragraph" style:parent-style-name="Text_20_body">
      <style:text-properties fo:language="es" fo:country="CO" officeooo:rsid="037d8119" officeooo:paragraph-rsid="037d8119"/>
    </style:style>
    <style:style style:name="P160" style:family="paragraph" style:parent-style-name="Text_20_body">
      <style:text-properties fo:language="es" fo:country="CO" officeooo:rsid="0388f378" officeooo:paragraph-rsid="0388f378"/>
    </style:style>
    <style:style style:name="P161" style:family="paragraph" style:parent-style-name="Text_20_body">
      <style:text-properties fo:language="es" fo:country="CO" officeooo:rsid="0388f378" officeooo:paragraph-rsid="038a82e4"/>
    </style:style>
    <style:style style:name="P162" style:family="paragraph" style:parent-style-name="Text_20_body">
      <style:text-properties fo:language="es" fo:country="CO" officeooo:rsid="0388f378" officeooo:paragraph-rsid="038de66b"/>
    </style:style>
    <style:style style:name="P163" style:family="paragraph" style:parent-style-name="Text_20_body">
      <style:text-properties fo:language="es" fo:country="CO" officeooo:rsid="037e50d7" officeooo:paragraph-rsid="03975d19"/>
    </style:style>
    <style:style style:name="P164" style:family="paragraph" style:parent-style-name="Text_20_body">
      <style:text-properties fo:language="es" fo:country="CO" officeooo:rsid="037e50d7" officeooo:paragraph-rsid="037e50d7"/>
    </style:style>
    <style:style style:name="P165" style:family="paragraph" style:parent-style-name="Text_20_body">
      <style:text-properties fo:language="es" fo:country="CO" officeooo:rsid="05312e72" officeooo:paragraph-rsid="0537e74b"/>
    </style:style>
    <style:style style:name="P166" style:family="paragraph" style:parent-style-name="Text_20_body">
      <style:text-properties fo:language="es" fo:country="CO" officeooo:rsid="053fce70" officeooo:paragraph-rsid="0542e953"/>
    </style:style>
    <style:style style:name="P167" style:family="paragraph" style:parent-style-name="Text_20_body">
      <style:text-properties fo:language="es" fo:country="CO" officeooo:rsid="02bceb7c" officeooo:paragraph-rsid="0569af48"/>
    </style:style>
    <style:style style:name="P168" style:family="paragraph" style:parent-style-name="Text_20_body">
      <style:text-properties fo:language="es" fo:country="CO" officeooo:rsid="024e8fb3" officeooo:paragraph-rsid="0566573c"/>
    </style:style>
    <style:style style:name="P169" style:family="paragraph" style:parent-style-name="Text_20_body">
      <style:text-properties fo:language="es" fo:country="CO" officeooo:rsid="056b7f9f" officeooo:paragraph-rsid="056b7f9f"/>
    </style:style>
    <style:style style:name="P170" style:family="paragraph" style:parent-style-name="Text_20_body">
      <style:text-properties fo:language="es" fo:country="CO" officeooo:rsid="056d4f24" officeooo:paragraph-rsid="05717fbb"/>
    </style:style>
    <style:style style:name="P171" style:family="paragraph" style:parent-style-name="Text_20_body">
      <style:text-properties fo:language="es" fo:country="CO" officeooo:rsid="0336fe4d" officeooo:paragraph-rsid="069b66dd"/>
    </style:style>
    <style:style style:name="P172" style:family="paragraph" style:parent-style-name="Text_20_body">
      <style:text-properties fo:language="es" fo:country="CO" officeooo:rsid="0256015a" officeooo:paragraph-rsid="069b66dd"/>
    </style:style>
    <style:style style:name="P173" style:family="paragraph" style:parent-style-name="Text_20_body">
      <style:text-properties fo:language="es" fo:country="CO" officeooo:rsid="0259833c" officeooo:paragraph-rsid="069b66dd"/>
    </style:style>
    <style:style style:name="P174" style:family="paragraph" style:parent-style-name="Text_20_body">
      <style:text-properties fo:language="es" fo:country="CO" officeooo:rsid="025d82d6" officeooo:paragraph-rsid="069b66dd"/>
    </style:style>
    <style:style style:name="P175" style:family="paragraph" style:parent-style-name="Text_20_body">
      <style:text-properties fo:language="es" fo:country="CO" officeooo:rsid="06b56314" officeooo:paragraph-rsid="06b56314"/>
    </style:style>
    <style:style style:name="P176" style:family="paragraph" style:parent-style-name="Text_20_body">
      <style:text-properties fo:language="es" fo:country="CO" officeooo:rsid="0aa93d55" officeooo:paragraph-rsid="0aa93d55"/>
    </style:style>
    <style:style style:name="P177" style:family="paragraph" style:parent-style-name="Text_20_body">
      <style:text-properties fo:language="es" fo:country="CO" officeooo:rsid="0db4f1a1" officeooo:paragraph-rsid="12ca62d7"/>
    </style:style>
    <style:style style:name="P178" style:family="paragraph" style:parent-style-name="Text_20_body">
      <style:text-properties fo:language="es" fo:country="CO" officeooo:rsid="106573a8" officeooo:paragraph-rsid="106573a8"/>
    </style:style>
    <style:style style:name="P179" style:family="paragraph" style:parent-style-name="Text_20_body">
      <style:text-properties fo:language="es" fo:country="CO" officeooo:rsid="106573a8" officeooo:paragraph-rsid="1cddfb1f"/>
    </style:style>
    <style:style style:name="P180" style:family="paragraph" style:parent-style-name="Text_20_body">
      <style:text-properties fo:language="es" fo:country="CO" officeooo:rsid="00f49e7b" officeooo:paragraph-rsid="00f49e7b"/>
    </style:style>
    <style:style style:name="P181" style:family="paragraph" style:parent-style-name="Text_20_body">
      <style:text-properties fo:language="es" fo:country="CO" officeooo:rsid="00f49e7b" officeooo:paragraph-rsid="12cc0126"/>
    </style:style>
    <style:style style:name="P182" style:family="paragraph" style:parent-style-name="Text_20_body">
      <style:text-properties fo:language="es" fo:country="CO" officeooo:rsid="03fa6fe8" officeooo:paragraph-rsid="03cf56f8"/>
    </style:style>
    <style:style style:name="P183" style:family="paragraph" style:parent-style-name="Text_20_body">
      <style:text-properties fo:language="es" fo:country="CO" officeooo:rsid="02cef25d" officeooo:paragraph-rsid="16d29f44"/>
    </style:style>
    <style:style style:name="P184" style:family="paragraph" style:parent-style-name="Text_20_body">
      <style:text-properties fo:language="es" fo:country="CO" officeooo:rsid="037ed679" officeooo:paragraph-rsid="037ed679"/>
    </style:style>
    <style:style style:name="P185" style:family="paragraph" style:parent-style-name="Text_20_body">
      <style:text-properties fo:language="es" fo:country="CO" officeooo:rsid="15815fec" officeooo:paragraph-rsid="180ed2c3"/>
    </style:style>
    <style:style style:name="P186" style:family="paragraph" style:parent-style-name="Text_20_body">
      <style:text-properties fo:language="es" fo:country="CO" officeooo:rsid="0120b59c" officeooo:paragraph-rsid="013997e3"/>
    </style:style>
    <style:style style:name="P187" style:family="paragraph" style:parent-style-name="Text_20_body">
      <style:text-properties fo:language="es" fo:country="CO" officeooo:rsid="1812704f" officeooo:paragraph-rsid="1812704f"/>
    </style:style>
    <style:style style:name="P188" style:family="paragraph" style:parent-style-name="Text_20_body">
      <style:text-properties fo:language="es" fo:country="CO" officeooo:rsid="0154c6ed" officeooo:paragraph-rsid="1812d56e"/>
    </style:style>
    <style:style style:name="P189" style:family="paragraph" style:parent-style-name="Text_20_body">
      <style:text-properties fo:language="es" fo:country="CO" officeooo:rsid="03e6cac4" officeooo:paragraph-rsid="18160c48"/>
    </style:style>
    <style:style style:name="P190" style:family="paragraph" style:parent-style-name="Text_20_body">
      <style:text-properties fo:language="es" fo:country="CO" officeooo:rsid="0156526a" officeooo:paragraph-rsid="181367e2"/>
    </style:style>
    <style:style style:name="P191" style:family="paragraph" style:parent-style-name="Text_20_body">
      <style:text-properties fo:language="es" fo:country="CO" officeooo:rsid="02df7a71" officeooo:paragraph-rsid="1829aa83"/>
    </style:style>
    <style:style style:name="P192" style:family="paragraph" style:parent-style-name="Text_20_body">
      <style:text-properties fo:language="es" fo:country="CO" officeooo:rsid="169a1e4a" officeooo:paragraph-rsid="18474ba4"/>
    </style:style>
    <style:style style:name="P193" style:family="paragraph" style:parent-style-name="Text_20_body">
      <style:text-properties fo:language="es" fo:country="CO" officeooo:rsid="169a1e4a" officeooo:paragraph-rsid="186707c7"/>
    </style:style>
    <style:style style:name="P194" style:family="paragraph" style:parent-style-name="Text_20_body">
      <style:text-properties fo:language="es" fo:country="CO" officeooo:rsid="184f91a6" officeooo:paragraph-rsid="185f6d10"/>
    </style:style>
    <style:style style:name="P195" style:family="paragraph" style:parent-style-name="Text_20_body">
      <style:text-properties fo:language="es" fo:country="CO" officeooo:rsid="184f91a6" officeooo:paragraph-rsid="1889330a"/>
    </style:style>
    <style:style style:name="P196" style:family="paragraph" style:parent-style-name="Text_20_body">
      <style:text-properties fo:language="es" fo:country="CO" officeooo:rsid="186057ef" officeooo:paragraph-rsid="1889330a"/>
    </style:style>
    <style:style style:name="P197" style:family="paragraph" style:parent-style-name="Text_20_body">
      <style:text-properties fo:language="es" fo:country="CO" officeooo:rsid="033c9e1c" officeooo:paragraph-rsid="1ccf9624"/>
    </style:style>
    <style:style style:name="P198" style:family="paragraph" style:parent-style-name="Text_20_body">
      <style:text-properties fo:language="es" fo:country="CO" officeooo:rsid="033c9e1c" officeooo:paragraph-rsid="1ce0f47c"/>
    </style:style>
    <style:style style:name="P199" style:family="paragraph" style:parent-style-name="Text_20_body">
      <style:text-properties fo:language="es" fo:country="CO" officeooo:rsid="0368ad87" officeooo:paragraph-rsid="1896b1d4"/>
    </style:style>
    <style:style style:name="P200" style:family="paragraph" style:parent-style-name="Text_20_body">
      <style:text-properties fo:language="es" fo:country="CO" officeooo:rsid="189a1801" officeooo:paragraph-rsid="189a1801"/>
    </style:style>
    <style:style style:name="P201" style:family="paragraph" style:parent-style-name="Text_20_body">
      <style:text-properties fo:language="es" fo:country="CO" officeooo:rsid="189aed99" officeooo:paragraph-rsid="189aed99"/>
    </style:style>
    <style:style style:name="P202" style:family="paragraph" style:parent-style-name="Text_20_body">
      <style:text-properties fo:language="es" fo:country="CO" officeooo:rsid="18d8bc1a" officeooo:paragraph-rsid="18d8bc1a"/>
    </style:style>
    <style:style style:name="P203" style:family="paragraph" style:parent-style-name="Text_20_body">
      <style:text-properties fo:language="es" fo:country="CO" officeooo:paragraph-rsid="1a968b6a"/>
    </style:style>
    <style:style style:name="P204" style:family="paragraph" style:parent-style-name="Text_20_body">
      <style:text-properties fo:language="es" fo:country="CO" officeooo:rsid="1acd2f89" officeooo:paragraph-rsid="1acd2f89"/>
    </style:style>
    <style:style style:name="P205" style:family="paragraph" style:parent-style-name="Text_20_body">
      <style:text-properties fo:language="es" fo:country="CO" officeooo:rsid="1ad7644a" officeooo:paragraph-rsid="1ad7644a"/>
    </style:style>
    <style:style style:name="P206" style:family="paragraph" style:parent-style-name="Text_20_body">
      <style:text-properties fo:language="es" fo:country="CO" officeooo:rsid="1ad7644a" officeooo:paragraph-rsid="1ad8135c"/>
    </style:style>
    <style:style style:name="P207" style:family="paragraph" style:parent-style-name="Text_20_body">
      <style:text-properties fo:language="es" fo:country="CO" officeooo:rsid="01a96a20" officeooo:paragraph-rsid="1ad7644a"/>
    </style:style>
    <style:style style:name="P208" style:family="paragraph" style:parent-style-name="Text_20_body">
      <style:text-properties fo:language="es" fo:country="CO" officeooo:rsid="02649ddd" officeooo:paragraph-rsid="1ad7644a"/>
    </style:style>
    <style:style style:name="P209" style:family="paragraph" style:parent-style-name="Text_20_body">
      <style:text-properties fo:language="es" fo:country="CO" officeooo:rsid="0230204c" officeooo:paragraph-rsid="1ade7a43"/>
    </style:style>
    <style:style style:name="P210" style:family="paragraph" style:parent-style-name="Text_20_body">
      <style:text-properties fo:language="es" fo:country="CO" officeooo:rsid="023f4c45" officeooo:paragraph-rsid="0251dff9"/>
    </style:style>
    <style:style style:name="P211" style:family="paragraph" style:parent-style-name="Text_20_body">
      <style:text-properties fo:language="es" fo:country="CO" officeooo:rsid="0286b2c3" officeooo:paragraph-rsid="1aed2184"/>
    </style:style>
    <style:style style:name="P212" style:family="paragraph" style:parent-style-name="Text_20_body">
      <style:text-properties fo:language="es" fo:country="CO" officeooo:rsid="02881920" officeooo:paragraph-rsid="1aedd35f"/>
    </style:style>
    <style:style style:name="P213" style:family="paragraph" style:parent-style-name="Standard">
      <style:text-properties fo:language="es" fo:country="CO" officeooo:rsid="0005ca48" officeooo:paragraph-rsid="03a40951"/>
    </style:style>
    <style:style style:name="P214" style:family="paragraph" style:parent-style-name="Standard">
      <style:text-properties fo:language="es" fo:country="CO" officeooo:rsid="0026230a" officeooo:paragraph-rsid="00292c32"/>
    </style:style>
    <style:style style:name="P215" style:family="paragraph" style:parent-style-name="Standard">
      <style:text-properties fo:language="es" fo:country="CO" officeooo:rsid="03a89141" officeooo:paragraph-rsid="03ae287a"/>
    </style:style>
    <style:style style:name="P216" style:family="paragraph" style:parent-style-name="Standard">
      <style:text-properties fo:language="es" fo:country="CO" officeooo:rsid="03a93f3f" officeooo:paragraph-rsid="03ae287a"/>
    </style:style>
    <style:style style:name="P217" style:family="paragraph" style:parent-style-name="Standard">
      <style:text-properties fo:language="es" fo:country="CO" officeooo:rsid="03a93f3f" officeooo:paragraph-rsid="002d2b8f"/>
    </style:style>
    <style:style style:name="P218" style:family="paragraph" style:parent-style-name="Standard">
      <style:text-properties fo:language="es" fo:country="CO" officeooo:rsid="03aab302" officeooo:paragraph-rsid="00292c32"/>
    </style:style>
    <style:style style:name="P219" style:family="paragraph" style:parent-style-name="Standard">
      <style:text-properties fo:language="es" fo:country="CO" officeooo:rsid="002d2b8f" officeooo:paragraph-rsid="002d2b8f"/>
    </style:style>
    <style:style style:name="P220" style:family="paragraph" style:parent-style-name="Standard">
      <style:text-properties fo:language="es" fo:country="CO" officeooo:rsid="03af0c32" officeooo:paragraph-rsid="03af0c32"/>
    </style:style>
    <style:style style:name="P221" style:family="paragraph" style:parent-style-name="Standard">
      <style:text-properties fo:language="es" fo:country="CO" officeooo:rsid="003d141a" officeooo:paragraph-rsid="04238ad6"/>
    </style:style>
    <style:style style:name="P222" style:family="paragraph" style:parent-style-name="Standard">
      <style:text-properties fo:language="es" fo:country="CO" officeooo:rsid="00441106" officeooo:paragraph-rsid="00441106"/>
    </style:style>
    <style:style style:name="P223" style:family="paragraph" style:parent-style-name="Standard">
      <style:text-properties fo:language="es" fo:country="CO" officeooo:rsid="007ac012" officeooo:paragraph-rsid="03b7bbc6"/>
    </style:style>
    <style:style style:name="P224" style:family="paragraph" style:parent-style-name="Standard">
      <style:text-properties fo:language="es" fo:country="CO" officeooo:rsid="00519ae3" officeooo:paragraph-rsid="03b7bbc6"/>
    </style:style>
    <style:style style:name="P225" style:family="paragraph" style:parent-style-name="Standard">
      <style:text-properties fo:language="es" fo:country="CO" officeooo:rsid="00519ae3" officeooo:paragraph-rsid="00519ae3"/>
    </style:style>
    <style:style style:name="P226" style:family="paragraph" style:parent-style-name="Standard">
      <style:text-properties fo:language="es" fo:country="CO" officeooo:rsid="0052b846" officeooo:paragraph-rsid="03b7bbc6"/>
    </style:style>
    <style:style style:name="P227" style:family="paragraph" style:parent-style-name="Standard">
      <style:text-properties fo:language="es" fo:country="CO" officeooo:rsid="0052b846" officeooo:paragraph-rsid="0052b846"/>
    </style:style>
    <style:style style:name="P228" style:family="paragraph" style:parent-style-name="Standard">
      <style:text-properties fo:language="es" fo:country="CO" officeooo:rsid="00463344" officeooo:paragraph-rsid="03b7bbc6"/>
    </style:style>
    <style:style style:name="P229" style:family="paragraph" style:parent-style-name="Standard">
      <style:text-properties fo:language="es" fo:country="CO" officeooo:rsid="00463344" officeooo:paragraph-rsid="00463344"/>
    </style:style>
    <style:style style:name="P230" style:family="paragraph" style:parent-style-name="Standard">
      <style:text-properties fo:language="es" fo:country="CO" officeooo:rsid="00542ade" officeooo:paragraph-rsid="00542ade"/>
    </style:style>
    <style:style style:name="P231" style:family="paragraph" style:parent-style-name="Standard">
      <style:text-properties fo:language="es" fo:country="CO" officeooo:rsid="00542ade" officeooo:paragraph-rsid="005aee38"/>
    </style:style>
    <style:style style:name="P232" style:family="paragraph" style:parent-style-name="Standard">
      <style:text-properties fo:language="es" fo:country="CO" officeooo:rsid="00542ade" officeooo:paragraph-rsid="0a54f0f5"/>
    </style:style>
    <style:style style:name="P233" style:family="paragraph" style:parent-style-name="Standard">
      <style:text-properties fo:language="es" fo:country="CO" officeooo:rsid="0055f0a0" officeooo:paragraph-rsid="005aee38"/>
    </style:style>
    <style:style style:name="P234" style:family="paragraph" style:parent-style-name="Standard">
      <style:text-properties fo:language="es" fo:country="CO" officeooo:rsid="0097ffc5" officeooo:paragraph-rsid="0097ffc5"/>
    </style:style>
    <style:style style:name="P235" style:family="paragraph" style:parent-style-name="Standard">
      <style:text-properties fo:language="es" fo:country="CO" officeooo:rsid="005cc6ba" officeooo:paragraph-rsid="005cc6ba"/>
    </style:style>
    <style:style style:name="P236" style:family="paragraph" style:parent-style-name="Standard">
      <style:text-properties fo:language="es" fo:country="CO" officeooo:rsid="005cc6ba" officeooo:paragraph-rsid="0095552e"/>
    </style:style>
    <style:style style:name="P237" style:family="paragraph" style:parent-style-name="Standard">
      <style:text-properties fo:language="es" fo:country="CO" officeooo:rsid="00e684fb" officeooo:paragraph-rsid="00e6b730"/>
    </style:style>
    <style:style style:name="P238" style:family="paragraph" style:parent-style-name="Standard">
      <style:text-properties fo:language="es" fo:country="CO" officeooo:rsid="00696f10" officeooo:paragraph-rsid="00696f10"/>
    </style:style>
    <style:style style:name="P239" style:family="paragraph" style:parent-style-name="Standard">
      <style:text-properties fo:language="es" fo:country="CO" officeooo:rsid="006d3ea3" officeooo:paragraph-rsid="006d3ea3"/>
    </style:style>
    <style:style style:name="P240" style:family="paragraph" style:parent-style-name="Standard">
      <style:text-properties fo:language="es" fo:country="CO" officeooo:rsid="06cb041a" officeooo:paragraph-rsid="06cdf422"/>
    </style:style>
    <style:style style:name="P241" style:family="paragraph" style:parent-style-name="Standard">
      <style:text-properties fo:language="es" fo:country="CO" officeooo:rsid="0dc66deb" officeooo:paragraph-rsid="12304bb0"/>
    </style:style>
    <style:style style:name="P242" style:family="paragraph" style:parent-style-name="Standard">
      <style:text-properties fo:language="es" fo:country="CO" officeooo:rsid="1742ad7b" officeooo:paragraph-rsid="1742ad7b"/>
    </style:style>
    <style:style style:name="P243" style:family="paragraph" style:parent-style-name="Standard">
      <style:text-properties fo:language="es" fo:country="CO" officeooo:rsid="03aca457" officeooo:paragraph-rsid="1c87741f"/>
    </style:style>
    <style:style style:name="P244" style:family="paragraph" style:parent-style-name="Texto_5f_Oración">
      <style:text-properties fo:language="es" fo:country="CO"/>
    </style:style>
    <style:style style:name="P245" style:family="paragraph" style:parent-style-name="Texto_5f_Canto">
      <style:text-properties fo:language="es" fo:country="CO"/>
    </style:style>
    <style:style style:name="P246" style:family="paragraph" style:parent-style-name="Text_20_body">
      <style:text-properties fo:language="es" fo:country="CO" officeooo:paragraph-rsid="1cdce340"/>
    </style:style>
    <style:style style:name="P247" style:family="paragraph" style:parent-style-name="Text_20_body">
      <style:text-properties fo:language="es" fo:country="CO" officeooo:rsid="02d9fd6d" officeooo:paragraph-rsid="1cdf34ed"/>
    </style:style>
    <style:style style:name="P248" style:family="paragraph" style:parent-style-name="Text_20_body">
      <style:text-properties fo:language="es" fo:country="CO" officeooo:rsid="02d9fd6d" officeooo:paragraph-rsid="1ce0106e"/>
    </style:style>
    <style:style style:name="P249" style:family="paragraph" style:parent-style-name="Text_20_body">
      <style:text-properties fo:language="es" fo:country="CO" officeooo:rsid="0305f075" officeooo:paragraph-rsid="1ce0f47c"/>
    </style:style>
    <style:style style:name="P250" style:family="paragraph" style:parent-style-name="Text_20_body">
      <style:text-properties fo:language="es" fo:country="CO" officeooo:rsid="0357b6aa" officeooo:paragraph-rsid="1ce0f47c"/>
    </style:style>
    <style:style style:name="P251" style:family="paragraph" style:parent-style-name="Text_20_body">
      <style:text-properties officeooo:paragraph-rsid="06c0970f"/>
    </style:style>
    <style:style style:name="P252" style:family="paragraph" style:parent-style-name="Text_20_body">
      <style:text-properties officeooo:rsid="06c2004e" officeooo:paragraph-rsid="06c2004e"/>
    </style:style>
    <style:style style:name="P253" style:family="paragraph" style:parent-style-name="Text_20_body">
      <style:text-properties officeooo:paragraph-rsid="06c2c3c1"/>
    </style:style>
    <style:style style:name="P254" style:family="paragraph" style:parent-style-name="Text_20_body">
      <style:text-properties officeooo:rsid="06c57c4b" officeooo:paragraph-rsid="06c57c4b"/>
    </style:style>
    <style:style style:name="P255" style:family="paragraph" style:parent-style-name="Text_20_body">
      <style:text-properties officeooo:rsid="07924f3c" officeooo:paragraph-rsid="07924f3c"/>
    </style:style>
    <style:style style:name="P256" style:family="paragraph" style:parent-style-name="Text_20_body">
      <style:text-properties officeooo:rsid="07924f3c" officeooo:paragraph-rsid="18daf190"/>
    </style:style>
    <style:style style:name="P257" style:family="paragraph" style:parent-style-name="Text_20_body">
      <style:text-properties officeooo:rsid="07990ff6" officeooo:paragraph-rsid="07990ff6"/>
    </style:style>
    <style:style style:name="P258" style:family="paragraph" style:parent-style-name="Text_20_body">
      <style:text-properties officeooo:rsid="079df63d" officeooo:paragraph-rsid="079df63d"/>
    </style:style>
    <style:style style:name="P259" style:family="paragraph" style:parent-style-name="Text_20_body">
      <style:text-properties officeooo:rsid="10687b84" officeooo:paragraph-rsid="10687b84"/>
    </style:style>
    <style:style style:name="P260" style:family="paragraph" style:parent-style-name="Text_20_body">
      <style:text-properties officeooo:rsid="10687b84" officeooo:paragraph-rsid="1073e8ee"/>
    </style:style>
    <style:style style:name="P261" style:family="paragraph" style:parent-style-name="Text_20_body">
      <style:text-properties officeooo:rsid="1069684d" officeooo:paragraph-rsid="1069684d"/>
    </style:style>
    <style:style style:name="P262" style:family="paragraph" style:parent-style-name="Text_20_body">
      <style:text-properties officeooo:rsid="106a543e" officeooo:paragraph-rsid="106a543e"/>
    </style:style>
    <style:style style:name="P263" style:family="paragraph" style:parent-style-name="Text_20_body">
      <style:text-properties officeooo:rsid="106a543e" officeooo:paragraph-rsid="107d548f"/>
    </style:style>
    <style:style style:name="P264" style:family="paragraph" style:parent-style-name="Text_20_body">
      <style:text-properties officeooo:rsid="1073e8ee" officeooo:paragraph-rsid="1073e8ee"/>
    </style:style>
    <style:style style:name="P265" style:family="paragraph" style:parent-style-name="Text_20_body">
      <style:text-properties officeooo:rsid="1078e91d" officeooo:paragraph-rsid="1078e91d"/>
    </style:style>
    <style:style style:name="P266" style:family="paragraph" style:parent-style-name="Text_20_body">
      <style:text-properties officeooo:rsid="1078e91d" officeooo:paragraph-rsid="183c6646"/>
    </style:style>
    <style:style style:name="P267" style:family="paragraph" style:parent-style-name="Text_20_body">
      <style:text-properties officeooo:rsid="1078e91d" officeooo:paragraph-rsid="183c9bc4"/>
    </style:style>
    <style:style style:name="P268" style:family="paragraph" style:parent-style-name="Text_20_body">
      <style:text-properties officeooo:rsid="1078e91d" officeooo:paragraph-rsid="1afe8b72"/>
    </style:style>
    <style:style style:name="P269" style:family="paragraph" style:parent-style-name="Text_20_body">
      <style:text-properties officeooo:rsid="1078e91d" officeooo:paragraph-rsid="1affcfb4"/>
    </style:style>
    <style:style style:name="P270" style:family="paragraph" style:parent-style-name="Text_20_body">
      <style:text-properties officeooo:rsid="1083084c" officeooo:paragraph-rsid="1083084c"/>
    </style:style>
    <style:style style:name="P271" style:family="paragraph" style:parent-style-name="Text_20_body">
      <style:text-properties officeooo:rsid="108cb800" officeooo:paragraph-rsid="108e7a7a"/>
    </style:style>
    <style:style style:name="P272" style:family="paragraph" style:parent-style-name="Text_20_body">
      <style:text-properties officeooo:rsid="07a17bd7" officeooo:paragraph-rsid="07a17bd7"/>
    </style:style>
    <style:style style:name="P273" style:family="paragraph" style:parent-style-name="Text_20_body">
      <style:text-properties officeooo:rsid="106c19d0" officeooo:paragraph-rsid="1839c15d"/>
    </style:style>
    <style:style style:name="P274" style:family="paragraph" style:parent-style-name="Text_20_body">
      <style:text-properties officeooo:rsid="13e79564" officeooo:paragraph-rsid="183c9bc4"/>
    </style:style>
    <style:style style:name="P275" style:family="paragraph" style:parent-style-name="Text_20_body">
      <style:text-properties officeooo:rsid="189f17d2" officeooo:paragraph-rsid="18acc67b"/>
    </style:style>
    <style:style style:name="P276" style:family="paragraph" style:parent-style-name="Text_20_body">
      <style:text-properties officeooo:rsid="18a77f8c" officeooo:paragraph-rsid="18a77f8c"/>
    </style:style>
    <style:style style:name="P277" style:family="paragraph" style:parent-style-name="Text_20_body">
      <style:text-properties officeooo:rsid="18a0a730" officeooo:paragraph-rsid="18adca31"/>
    </style:style>
    <style:style style:name="P278" style:family="paragraph" style:parent-style-name="Text_20_body">
      <style:text-properties officeooo:rsid="18d5da08" officeooo:paragraph-rsid="18d5da08"/>
    </style:style>
    <style:style style:name="P279" style:family="paragraph" style:parent-style-name="Text_20_body">
      <style:text-properties officeooo:paragraph-rsid="18d6644b"/>
    </style:style>
    <style:style style:name="P280" style:family="paragraph" style:parent-style-name="Text_20_body">
      <style:text-properties officeooo:rsid="18d6644b" officeooo:paragraph-rsid="18d6644b"/>
    </style:style>
    <style:style style:name="P281" style:family="paragraph" style:parent-style-name="Text_20_body">
      <style:text-properties officeooo:rsid="18d6644b" officeooo:paragraph-rsid="18e4473a"/>
    </style:style>
    <style:style style:name="P282" style:family="paragraph" style:parent-style-name="Text_20_body">
      <style:text-properties officeooo:paragraph-rsid="18daf190"/>
    </style:style>
    <style:style style:name="P283" style:family="paragraph" style:parent-style-name="Text_20_body">
      <style:text-properties officeooo:rsid="18e272db" officeooo:paragraph-rsid="18e272db"/>
    </style:style>
    <style:style style:name="P284" style:family="paragraph" style:parent-style-name="Text_20_body">
      <style:text-properties officeooo:paragraph-rsid="1ade7a43"/>
    </style:style>
    <style:style style:name="P285" style:family="paragraph" style:parent-style-name="Text_20_body">
      <style:text-properties officeooo:paragraph-rsid="1ae2e2b0"/>
    </style:style>
    <style:style style:name="P286" style:family="paragraph" style:parent-style-name="Text_20_body">
      <style:text-properties officeooo:rsid="1ae7b7c7" officeooo:paragraph-rsid="1ae7b7c7"/>
    </style:style>
    <style:style style:name="P287" style:family="paragraph" style:parent-style-name="Text_20_body">
      <style:text-properties officeooo:rsid="1afe8b72" officeooo:paragraph-rsid="1afe8b72"/>
    </style:style>
    <style:style style:name="P288" style:family="paragraph" style:parent-style-name="Text_20_body">
      <style:text-properties officeooo:paragraph-rsid="1b189df3"/>
    </style:style>
    <style:style style:name="P289" style:family="paragraph" style:parent-style-name="Text_20_body">
      <style:text-properties officeooo:paragraph-rsid="1be807d6"/>
    </style:style>
    <style:style style:name="P290" style:family="paragraph" style:parent-style-name="Text_20_body">
      <style:text-properties officeooo:paragraph-rsid="1c07aab1"/>
    </style:style>
    <style:style style:name="P291" style:family="paragraph" style:parent-style-name="Text_20_body">
      <style:text-properties officeooo:paragraph-rsid="1c21f54e"/>
    </style:style>
    <style:style style:name="P292" style:family="paragraph" style:parent-style-name="Footnote">
      <style:text-properties officeooo:paragraph-rsid="042e052b"/>
    </style:style>
    <style:style style:name="P293" style:family="paragraph" style:parent-style-name="Footnote">
      <style:text-properties officeooo:paragraph-rsid="04112ad4"/>
    </style:style>
    <style:style style:name="P294" style:family="paragraph" style:parent-style-name="Footnote">
      <style:text-properties officeooo:paragraph-rsid="04335fd6"/>
    </style:style>
    <style:style style:name="P295" style:family="paragraph" style:parent-style-name="Footnote">
      <style:text-properties officeooo:paragraph-rsid="043907f0"/>
    </style:style>
    <style:style style:name="P296" style:family="paragraph" style:parent-style-name="Footnote">
      <style:text-properties officeooo:paragraph-rsid="0413bbdc"/>
    </style:style>
    <style:style style:name="P297" style:family="paragraph" style:parent-style-name="Footnote">
      <style:text-properties officeooo:paragraph-rsid="04112acf"/>
    </style:style>
    <style:style style:name="P298" style:family="paragraph" style:parent-style-name="Footnote">
      <style:text-properties officeooo:paragraph-rsid="04396e82"/>
    </style:style>
    <style:style style:name="P299" style:family="paragraph" style:parent-style-name="Footnote">
      <style:text-properties officeooo:paragraph-rsid="043ce5f8"/>
    </style:style>
    <style:style style:name="P300" style:family="paragraph" style:parent-style-name="Footnote">
      <style:text-properties officeooo:paragraph-rsid="043f8f12"/>
    </style:style>
    <style:style style:name="P301" style:family="paragraph" style:parent-style-name="Footnote">
      <style:text-properties officeooo:paragraph-rsid="0440700b"/>
    </style:style>
    <style:style style:name="P302" style:family="paragraph" style:parent-style-name="Footnote">
      <style:text-properties officeooo:paragraph-rsid="04464285"/>
    </style:style>
    <style:style style:name="P303" style:family="paragraph" style:parent-style-name="Footnote">
      <style:text-properties officeooo:paragraph-rsid="0a54f0f5"/>
    </style:style>
    <style:style style:name="P304" style:family="paragraph" style:parent-style-name="Footnote">
      <style:text-properties officeooo:paragraph-rsid="0a55c97d"/>
    </style:style>
    <style:style style:name="P305" style:family="paragraph" style:parent-style-name="Footnote">
      <style:text-properties officeooo:paragraph-rsid="17b8b7b5"/>
    </style:style>
    <style:style style:name="P306" style:family="paragraph" style:parent-style-name="Footnote">
      <style:text-properties officeooo:paragraph-rsid="1adb58b4"/>
    </style:style>
    <style:style style:name="P307" style:family="paragraph" style:parent-style-name="Footnote">
      <style:text-properties officeooo:paragraph-rsid="1adcb1a4"/>
    </style:style>
    <style:style style:name="P308" style:family="paragraph" style:parent-style-name="Footnote">
      <style:text-properties officeooo:paragraph-rsid="1b049ef9"/>
    </style:style>
    <style:style style:name="P309" style:family="paragraph" style:parent-style-name="Footnote">
      <style:text-properties officeooo:paragraph-rsid="1b05f864"/>
    </style:style>
    <style:style style:name="P310" style:family="paragraph" style:parent-style-name="Footnote">
      <style:text-properties officeooo:paragraph-rsid="1be64214"/>
    </style:style>
    <style:style style:name="P311" style:family="paragraph" style:parent-style-name="Heading_20_1">
      <style:text-properties officeooo:paragraph-rsid="1cb6ad95"/>
    </style:style>
    <style:style style:name="P312" style:family="paragraph" style:parent-style-name="Heading_20_1" style:master-page-name="">
      <style:paragraph-properties style:page-number="auto" fo:break-before="auto" fo:break-after="auto"/>
      <style:text-properties officeooo:paragraph-rsid="1cba4dcf"/>
    </style:style>
    <style:style style:name="P313" style:family="paragraph" style:parent-style-name="Text_20_body">
      <style:text-properties officeooo:rsid="107a7296" officeooo:paragraph-rsid="1ce06c7d"/>
    </style:style>
    <style:style style:name="P314" style:family="paragraph" style:parent-style-name="Text_20_body">
      <style:text-properties officeooo:paragraph-rsid="1ce8bddb"/>
    </style:style>
    <style:style style:name="P315"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316" style:family="paragraph" style:parent-style-name="Heading_20_1">
      <style:text-properties officeooo:paragraph-rsid="1ce935ee"/>
    </style:style>
    <style:style style:name="P317" style:family="paragraph" style:parent-style-name="Heading_20_1">
      <style:text-properties officeooo:paragraph-rsid="1cead9f1"/>
    </style:style>
    <style:style style:name="P318" style:family="paragraph" style:parent-style-name="Heading_20_3">
      <style:text-properties fo:language="es" fo:country="CO"/>
    </style:style>
    <style:style style:name="P319" style:family="paragraph" style:parent-style-name="Heading_20_3">
      <style:text-properties fo:language="es" fo:country="CO" officeooo:rsid="0005ca48" officeooo:paragraph-rsid="0426500c"/>
    </style:style>
    <style:style style:name="P320"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321" style:family="paragraph" style:parent-style-name="Heading_20_3">
      <style:text-properties fo:language="es" fo:country="CO" officeooo:rsid="02f6ea0c" officeooo:paragraph-rsid="02f6ea0c"/>
    </style:style>
    <style:style style:name="P322" style:family="paragraph" style:parent-style-name="Heading_20_4">
      <style:text-properties fo:language="es" fo:country="CO"/>
    </style:style>
    <style:style style:name="P323" style:family="paragraph" style:parent-style-name="Heading_20_4">
      <style:text-properties fo:language="es" fo:country="CO" officeooo:rsid="01a77b2d" officeooo:paragraph-rsid="01a77b2d"/>
    </style:style>
    <style:style style:name="P324" style:family="paragraph" style:parent-style-name="Heading_20_4">
      <style:text-properties fo:language="es" fo:country="CO" officeooo:paragraph-rsid="02b95869"/>
    </style:style>
    <style:style style:name="P325" style:family="paragraph" style:parent-style-name="Heading_20_4">
      <style:text-properties fo:language="es" fo:country="CO" officeooo:rsid="04522b60" officeooo:paragraph-rsid="04522b60"/>
    </style:style>
    <style:style style:name="P326" style:family="paragraph" style:parent-style-name="Heading_20_4">
      <style:text-properties fo:language="es" fo:country="CO" officeooo:paragraph-rsid="026dcf6f"/>
    </style:style>
    <style:style style:name="P327" style:family="paragraph" style:parent-style-name="Heading_20_4">
      <style:text-properties fo:language="es" fo:country="CO" officeooo:rsid="037d8119" officeooo:paragraph-rsid="037d8119"/>
    </style:style>
    <style:style style:name="P328" style:family="paragraph" style:parent-style-name="Standard" style:master-page-name="Intro_20_First_20_Page">
      <loext:graphic-properties draw:fill-gradient-name="gradient" draw:fill-hatch-name="hatch"/>
      <style:paragraph-properties style:page-number="auto"/>
    </style:style>
    <style:style style:name="P329"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330" style:family="paragraph" style:parent-style-name="Text_20_body" style:list-style-name="L1">
      <style:text-properties officeooo:paragraph-rsid="016377cf"/>
    </style:style>
    <style:style style:name="P331" style:family="paragraph" style:parent-style-name="Text_20_body" style:list-style-name="L2">
      <style:text-properties officeooo:rsid="1073e8ee" officeooo:paragraph-rsid="1073e8ee"/>
    </style:style>
    <style:style style:name="P332" style:family="paragraph" style:parent-style-name="Text_20_body" style:list-style-name="L2">
      <style:text-properties officeooo:rsid="1073e8ee" officeooo:paragraph-rsid="107d548f"/>
    </style:style>
    <style:style style:name="P333" style:family="paragraph" style:parent-style-name="Text_20_body" style:list-style-name="L2">
      <style:text-properties fo:language="es" fo:country="CO" officeooo:rsid="106573a8" officeooo:paragraph-rsid="1ce04e14"/>
    </style:style>
    <style:style style:name="P334" style:family="paragraph" style:parent-style-name="Text_20_body" style:list-style-name="L2">
      <style:text-properties fo:language="es" fo:country="CO" officeooo:rsid="106573a8" officeooo:paragraph-rsid="1073e8ee"/>
    </style:style>
    <style:style style:name="P335" style:family="paragraph" style:parent-style-name="Text_20_body" style:list-style-name="L3">
      <style:text-properties fo:language="es" fo:country="CO" officeooo:rsid="02fe250d" officeooo:paragraph-rsid="0304e70e"/>
    </style:style>
    <style:style style:name="P336" style:family="paragraph" style:parent-style-name="Text_20_body" style:list-style-name="L3">
      <style:text-properties fo:language="es" fo:country="CO" officeooo:rsid="0304e70e" officeooo:paragraph-rsid="031fc113"/>
    </style:style>
    <style:style style:name="P337" style:family="paragraph" style:parent-style-name="Text_20_body" style:list-style-name="L3">
      <style:text-properties fo:language="es" fo:country="CO" officeooo:rsid="0304e70e" officeooo:paragraph-rsid="0304e70e"/>
    </style:style>
    <style:style style:name="P338" style:family="paragraph" style:parent-style-name="Text_20_body" style:list-style-name="L3">
      <style:text-properties fo:language="es" fo:country="CO" officeooo:rsid="0304e70e" officeooo:paragraph-rsid="069aab83"/>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a0d949"/>
    </style:style>
    <style:style style:name="T251" style:family="text">
      <style:text-properties officeooo:rsid="03a93f3f"/>
    </style:style>
    <style:style style:name="T252" style:family="text">
      <style:text-properties officeooo:rsid="03acb446"/>
    </style:style>
    <style:style style:name="T253" style:family="text">
      <style:text-properties officeooo:rsid="03ae287a"/>
    </style:style>
    <style:style style:name="T254" style:family="text">
      <style:text-properties officeooo:rsid="03af0c32"/>
    </style:style>
    <style:style style:name="T255" style:family="text">
      <style:text-properties officeooo:rsid="03afbf0d"/>
    </style:style>
    <style:style style:name="T256" style:family="text">
      <style:text-properties officeooo:rsid="03ba617f"/>
    </style:style>
    <style:style style:name="T257" style:family="text">
      <style:text-properties officeooo:rsid="03bd1e85"/>
    </style:style>
    <style:style style:name="T258" style:family="text">
      <style:text-properties officeooo:rsid="03be5cbe"/>
    </style:style>
    <style:style style:name="T259" style:family="text">
      <style:text-properties officeooo:rsid="03c07314"/>
    </style:style>
    <style:style style:name="T260" style:family="text">
      <style:text-properties officeooo:rsid="03ce9a03"/>
    </style:style>
    <style:style style:name="T261" style:family="text">
      <style:text-properties officeooo:rsid="03dc42ef"/>
    </style:style>
    <style:style style:name="T262" style:family="text">
      <style:text-properties officeooo:rsid="03dd0eac"/>
    </style:style>
    <style:style style:name="T263" style:family="text">
      <style:text-properties officeooo:rsid="03dfa251"/>
    </style:style>
    <style:style style:name="T264" style:family="text">
      <style:text-properties officeooo:rsid="03dfee5e"/>
    </style:style>
    <style:style style:name="T265" style:family="text">
      <style:text-properties officeooo:rsid="03e05f22"/>
    </style:style>
    <style:style style:name="T266" style:family="text">
      <style:text-properties officeooo:rsid="03e4b2a1"/>
    </style:style>
    <style:style style:name="T267" style:family="text">
      <style:text-properties officeooo:rsid="03ec4ee7"/>
    </style:style>
    <style:style style:name="T268" style:family="text">
      <style:text-properties officeooo:rsid="03ee3827"/>
    </style:style>
    <style:style style:name="T269" style:family="text">
      <style:text-properties officeooo:rsid="03f01ff2"/>
    </style:style>
    <style:style style:name="T270" style:family="text">
      <style:text-properties officeooo:rsid="03f1beaa"/>
    </style:style>
    <style:style style:name="T271" style:family="text">
      <style:text-properties officeooo:rsid="03f39706"/>
    </style:style>
    <style:style style:name="T272" style:family="text">
      <style:text-properties officeooo:rsid="03f39918"/>
    </style:style>
    <style:style style:name="T273" style:family="text">
      <style:text-properties officeooo:rsid="03f8fc70"/>
    </style:style>
    <style:style style:name="T274" style:family="text">
      <style:text-properties officeooo:rsid="03fa6fe8"/>
    </style:style>
    <style:style style:name="T275" style:family="text">
      <style:text-properties officeooo:rsid="0402b22e"/>
    </style:style>
    <style:style style:name="T276" style:family="text">
      <style:text-properties officeooo:rsid="042053d0"/>
    </style:style>
    <style:style style:name="T277" style:family="text">
      <style:text-properties officeooo:rsid="04238ad6"/>
    </style:style>
    <style:style style:name="T278" style:family="text">
      <style:text-properties officeooo:rsid="042575f9"/>
    </style:style>
    <style:style style:name="T279" style:family="text">
      <style:text-properties officeooo:rsid="0426500c"/>
    </style:style>
    <style:style style:name="T280" style:family="text">
      <style:text-properties officeooo:rsid="04278a1b"/>
    </style:style>
    <style:style style:name="T281" style:family="text">
      <style:text-properties officeooo:rsid="0442707c"/>
    </style:style>
    <style:style style:name="T282" style:family="text">
      <style:text-properties officeooo:rsid="044317d7"/>
    </style:style>
    <style:style style:name="T283" style:family="text">
      <style:text-properties officeooo:rsid="04447c60"/>
    </style:style>
    <style:style style:name="T284" style:family="text">
      <style:text-properties officeooo:rsid="044c2cf2"/>
    </style:style>
    <style:style style:name="T285" style:family="text">
      <style:text-properties officeooo:rsid="044eb060"/>
    </style:style>
    <style:style style:name="T286" style:family="text">
      <style:text-properties officeooo:rsid="044f57c4"/>
    </style:style>
    <style:style style:name="T287" style:family="text">
      <style:text-properties officeooo:rsid="045b1630"/>
    </style:style>
    <style:style style:name="T288" style:family="text">
      <style:text-properties officeooo:rsid="045ccf65"/>
    </style:style>
    <style:style style:name="T289" style:family="text">
      <style:text-properties officeooo:rsid="045ec449"/>
    </style:style>
    <style:style style:name="T290" style:family="text">
      <style:text-properties officeooo:rsid="046094a1"/>
    </style:style>
    <style:style style:name="T291" style:family="text">
      <style:text-properties officeooo:rsid="0460add5"/>
    </style:style>
    <style:style style:name="T292" style:family="text">
      <style:text-properties officeooo:rsid="0463a9d7"/>
    </style:style>
    <style:style style:name="T293" style:family="text">
      <style:text-properties fo:language="es" fo:country="CO"/>
    </style:style>
    <style:style style:name="T294" style:family="text">
      <style:text-properties fo:language="es" fo:country="CO" officeooo:rsid="042e052b"/>
    </style:style>
    <style:style style:name="T295" style:family="text">
      <style:text-properties fo:language="es" fo:country="CO" officeooo:rsid="0430048e"/>
    </style:style>
    <style:style style:name="T296" style:family="text">
      <style:text-properties fo:language="es" fo:country="CO" officeooo:rsid="04335fd6"/>
    </style:style>
    <style:style style:name="T297" style:family="text">
      <style:text-properties fo:language="es" fo:country="CO" officeooo:rsid="04355c4c"/>
    </style:style>
    <style:style style:name="T298" style:family="text">
      <style:text-properties fo:language="es" fo:country="CO" officeooo:rsid="04375530"/>
    </style:style>
    <style:style style:name="T299" style:family="text">
      <style:text-properties fo:language="es" fo:country="CO" officeooo:rsid="0438883f"/>
    </style:style>
    <style:style style:name="T300" style:family="text">
      <style:text-properties fo:language="es" fo:country="CO" officeooo:rsid="043907f0"/>
    </style:style>
    <style:style style:name="T301" style:family="text">
      <style:text-properties fo:language="es" fo:country="CO" officeooo:rsid="04112ad4"/>
    </style:style>
    <style:style style:name="T302" style:family="text">
      <style:text-properties fo:language="es" fo:country="CO" officeooo:rsid="04112acf"/>
    </style:style>
    <style:style style:name="T303" style:family="text">
      <style:text-properties fo:language="es" fo:country="CO" officeooo:rsid="0413bbdc"/>
    </style:style>
    <style:style style:name="T304" style:family="text">
      <style:text-properties fo:language="es" fo:country="CO" officeooo:rsid="04396e82"/>
    </style:style>
    <style:style style:name="T305" style:family="text">
      <style:text-properties fo:language="es" fo:country="CO" officeooo:rsid="043aff50"/>
    </style:style>
    <style:style style:name="T306" style:family="text">
      <style:text-properties fo:language="es" fo:country="CO" officeooo:rsid="043c7023"/>
    </style:style>
    <style:style style:name="T307" style:family="text">
      <style:text-properties fo:language="es" fo:country="CO" officeooo:rsid="043ce5f8"/>
    </style:style>
    <style:style style:name="T308" style:family="text">
      <style:text-properties fo:language="es" fo:country="CO" officeooo:rsid="0440e797"/>
    </style:style>
    <style:style style:name="T309" style:family="text">
      <style:text-properties fo:language="es" fo:country="CO" officeooo:rsid="04458f22"/>
    </style:style>
    <style:style style:name="T310" style:family="text">
      <style:text-properties fo:language="es" fo:country="CO" officeooo:rsid="0446ee8b"/>
    </style:style>
    <style:style style:name="T311" style:family="text">
      <style:text-properties fo:language="es" fo:country="CO" officeooo:rsid="0448a8d6"/>
    </style:style>
    <style:style style:name="T312" style:family="text">
      <style:text-properties fo:language="es" fo:country="CO" officeooo:rsid="044a9864"/>
    </style:style>
    <style:style style:name="T313" style:family="text">
      <style:text-properties fo:language="es" fo:country="CO" officeooo:rsid="044c2cf2"/>
    </style:style>
    <style:style style:name="T314" style:family="text">
      <style:text-properties fo:language="es" fo:country="CO" officeooo:rsid="044d8178"/>
    </style:style>
    <style:style style:name="T315" style:family="text">
      <style:text-properties fo:language="es" fo:country="CO" officeooo:rsid="044e4643"/>
    </style:style>
    <style:style style:name="T316" style:family="text">
      <style:text-properties fo:language="es" fo:country="CO" officeooo:rsid="047fa770"/>
    </style:style>
    <style:style style:name="T317" style:family="text">
      <style:text-properties fo:language="es" fo:country="CO" officeooo:rsid="0480d71a"/>
    </style:style>
    <style:style style:name="T318" style:family="text">
      <style:text-properties fo:language="es" fo:country="CO" officeooo:rsid="01988155"/>
    </style:style>
    <style:style style:name="T319" style:family="text">
      <style:text-properties fo:language="es" fo:country="CO" officeooo:rsid="021af236"/>
    </style:style>
    <style:style style:name="T320" style:family="text">
      <style:text-properties fo:language="es" fo:country="CO" officeooo:rsid="021d77cf"/>
    </style:style>
    <style:style style:name="T321" style:family="text">
      <style:text-properties fo:language="es" fo:country="CO" officeooo:rsid="021f4620"/>
    </style:style>
    <style:style style:name="T322" style:family="text">
      <style:text-properties fo:language="es" fo:country="CO" officeooo:rsid="0230204c"/>
    </style:style>
    <style:style style:name="T323" style:family="text">
      <style:text-properties fo:language="es" fo:country="CO" officeooo:rsid="02385f94"/>
    </style:style>
    <style:style style:name="T324" style:family="text">
      <style:text-properties fo:language="es" fo:country="CO" officeooo:rsid="0238dd6c"/>
    </style:style>
    <style:style style:name="T325" style:family="text">
      <style:text-properties fo:language="es" fo:country="CO" officeooo:rsid="02391409"/>
    </style:style>
    <style:style style:name="T326" style:family="text">
      <style:text-properties fo:language="es" fo:country="CO" officeooo:rsid="023a9278"/>
    </style:style>
    <style:style style:name="T327" style:family="text">
      <style:text-properties fo:language="es" fo:country="CO" officeooo:rsid="043066a2"/>
    </style:style>
    <style:style style:name="T328" style:family="text">
      <style:text-properties fo:language="es" fo:country="CO" officeooo:rsid="023b53a5"/>
    </style:style>
    <style:style style:name="T329" style:family="text">
      <style:text-properties fo:language="es" fo:country="CO" officeooo:rsid="023ed49c"/>
    </style:style>
    <style:style style:name="T330" style:family="text">
      <style:text-properties fo:language="es" fo:country="CO" officeooo:rsid="040d0201"/>
    </style:style>
    <style:style style:name="T331" style:family="text">
      <style:text-properties fo:language="es" fo:country="CO" officeooo:rsid="024888d3"/>
    </style:style>
    <style:style style:name="T332" style:family="text">
      <style:text-properties fo:language="es" fo:country="CO" officeooo:rsid="03998d50"/>
    </style:style>
    <style:style style:name="T333" style:family="text">
      <style:text-properties fo:language="es" fo:country="CO" officeooo:rsid="025c8888"/>
    </style:style>
    <style:style style:name="T334" style:family="text">
      <style:text-properties fo:language="es" fo:country="CO" officeooo:rsid="05e91dc6"/>
    </style:style>
    <style:style style:name="T335" style:family="text">
      <style:text-properties fo:language="es" fo:country="CO" officeooo:rsid="0055f0a0"/>
    </style:style>
    <style:style style:name="T336" style:family="text">
      <style:text-properties fo:language="es" fo:country="CO" officeooo:rsid="10687b84"/>
    </style:style>
    <style:style style:name="T337" style:family="text">
      <style:text-properties fo:language="es" fo:country="CO" officeooo:rsid="1077fd69"/>
    </style:style>
    <style:style style:name="T338" style:family="text">
      <style:text-properties fo:language="es" fo:country="CO" officeooo:rsid="107d548f"/>
    </style:style>
    <style:style style:name="T339" style:family="text">
      <style:text-properties fo:language="es" fo:country="CO" officeooo:rsid="13d6caa7"/>
    </style:style>
    <style:style style:name="T340" style:family="text">
      <style:text-properties fo:language="es" fo:country="CO" officeooo:rsid="1759931f"/>
    </style:style>
    <style:style style:name="T341" style:family="text">
      <style:text-properties fo:language="es" fo:country="CO" officeooo:rsid="175f98cf"/>
    </style:style>
    <style:style style:name="T342" style:family="text">
      <style:text-properties fo:language="es" fo:country="CO" officeooo:rsid="17b8b7b5"/>
    </style:style>
    <style:style style:name="T343" style:family="text">
      <style:text-properties fo:language="es" fo:country="CO" officeooo:rsid="0254bbe6"/>
    </style:style>
    <style:style style:name="T344" style:family="text">
      <style:text-properties fo:language="es" fo:country="CO" officeooo:rsid="189a1801"/>
    </style:style>
    <style:style style:name="T345" style:family="text">
      <style:text-properties fo:language="es" fo:country="CO" officeooo:rsid="02ff3f0c"/>
    </style:style>
    <style:style style:name="T346" style:family="text">
      <style:text-properties fo:language="es" fo:country="CO" officeooo:rsid="18a251ed"/>
    </style:style>
    <style:style style:name="T347" style:family="text">
      <style:text-properties fo:language="es" fo:country="CO" officeooo:rsid="18a27217"/>
    </style:style>
    <style:style style:name="T348" style:family="text">
      <style:text-properties fo:language="es" fo:country="CO" officeooo:rsid="18a30306"/>
    </style:style>
    <style:style style:name="T349" style:family="text">
      <style:text-properties fo:language="es" fo:country="CO" officeooo:rsid="18a45758"/>
    </style:style>
    <style:style style:name="T350" style:family="text">
      <style:text-properties fo:language="es" fo:country="CO" officeooo:rsid="18a5299d"/>
    </style:style>
    <style:style style:name="T351" style:family="text">
      <style:text-properties fo:language="es" fo:country="CO" officeooo:rsid="18a87408"/>
    </style:style>
    <style:style style:name="T352" style:family="text">
      <style:text-properties fo:language="es" fo:country="CO" officeooo:rsid="18aa405a"/>
    </style:style>
    <style:style style:name="T353" style:family="text">
      <style:text-properties fo:language="es" fo:country="CO" officeooo:rsid="18ab726c"/>
    </style:style>
    <style:style style:name="T354" style:family="text">
      <style:text-properties fo:language="es" fo:country="CO" officeooo:rsid="18adca31"/>
    </style:style>
    <style:style style:name="T355" style:family="text">
      <style:text-properties fo:language="es" fo:country="CO" officeooo:rsid="18af6808"/>
    </style:style>
    <style:style style:name="T356" style:family="text">
      <style:text-properties fo:language="es" fo:country="CO" officeooo:rsid="18b0b818"/>
    </style:style>
    <style:style style:name="T357" style:family="text">
      <style:text-properties fo:language="es" fo:country="CO" officeooo:rsid="18b186fb"/>
    </style:style>
    <style:style style:name="T358" style:family="text">
      <style:text-properties fo:language="es" fo:country="CO" officeooo:rsid="1a949c1e"/>
    </style:style>
    <style:style style:name="T359" style:family="text">
      <style:text-properties fo:language="es" fo:country="CO" officeooo:rsid="1a968b6a"/>
    </style:style>
    <style:style style:name="T360" style:family="text">
      <style:text-properties fo:language="es" fo:country="CO" officeooo:rsid="1a9df283"/>
    </style:style>
    <style:style style:name="T361" style:family="text">
      <style:text-properties fo:language="es" fo:country="CO" officeooo:rsid="1ac7a33c"/>
    </style:style>
    <style:style style:name="T362" style:family="text">
      <style:text-properties fo:language="es" fo:country="CO" officeooo:rsid="1ade7a43"/>
    </style:style>
    <style:style style:name="T363" style:family="text">
      <style:text-properties fo:language="es" fo:country="CO" officeooo:rsid="1adfa412"/>
    </style:style>
    <style:style style:name="T364" style:family="text">
      <style:text-properties fo:language="es" fo:country="CO" officeooo:rsid="1ae10f12"/>
    </style:style>
    <style:style style:name="T365" style:family="text">
      <style:text-properties fo:language="es" fo:country="CO" officeooo:rsid="1ae166bc"/>
    </style:style>
    <style:style style:name="T366" style:family="text">
      <style:text-properties fo:language="es" fo:country="CO" officeooo:rsid="1ae2e2b0"/>
    </style:style>
    <style:style style:name="T367" style:family="text">
      <style:text-properties fo:language="es" fo:country="CO" officeooo:rsid="1ae391d9"/>
    </style:style>
    <style:style style:name="T368" style:family="text">
      <style:text-properties fo:language="es" fo:country="CO" officeooo:rsid="1ae4c1a4"/>
    </style:style>
    <style:style style:name="T369" style:family="text">
      <style:text-properties fo:language="es" fo:country="CO" officeooo:rsid="1ae60993"/>
    </style:style>
    <style:style style:name="T370" style:family="text">
      <style:text-properties fo:language="es" fo:country="CO" officeooo:rsid="1ae9a022"/>
    </style:style>
    <style:style style:name="T371" style:family="text">
      <style:text-properties fo:language="es" fo:country="CO" officeooo:rsid="1ae9a1c3"/>
    </style:style>
    <style:style style:name="T372" style:family="text">
      <style:text-properties fo:language="es" fo:country="CO" officeooo:rsid="1aea4800"/>
    </style:style>
    <style:style style:name="T373" style:family="text">
      <style:text-properties fo:language="es" fo:country="CO" officeooo:rsid="1b07bb87"/>
    </style:style>
    <style:style style:name="T374" style:family="text">
      <style:text-properties fo:language="es" fo:country="CO" officeooo:rsid="1b0833fe"/>
    </style:style>
    <style:style style:name="T375" style:family="text">
      <style:text-properties fo:language="es" fo:country="CO" officeooo:rsid="1be64214"/>
    </style:style>
    <style:style style:name="T376" style:family="text">
      <style:text-properties fo:language="es" fo:country="CO" officeooo:rsid="1bedabeb"/>
    </style:style>
    <style:style style:name="T377" style:family="text">
      <style:text-properties fo:language="es" fo:country="CO" officeooo:rsid="1bef28fc"/>
    </style:style>
    <style:style style:name="T378" style:family="text">
      <style:text-properties fo:language="es" fo:country="CO" officeooo:rsid="1bf61987"/>
    </style:style>
    <style:style style:name="T379" style:family="text">
      <style:text-properties fo:language="es" fo:country="CO" officeooo:rsid="1c0508c9"/>
    </style:style>
    <style:style style:name="T380" style:family="text">
      <style:text-properties fo:language="es" fo:country="CO" officeooo:rsid="1c09fb7e"/>
    </style:style>
    <style:style style:name="T381" style:family="text">
      <style:text-properties fo:language="es" fo:country="CO" officeooo:rsid="1c0c405a"/>
    </style:style>
    <style:style style:name="T382" style:family="text">
      <style:text-properties fo:language="es" fo:country="CO" officeooo:rsid="1c11f8de"/>
    </style:style>
    <style:style style:name="T383" style:family="text">
      <style:text-properties fo:language="es" fo:country="CO" officeooo:rsid="1c128600"/>
    </style:style>
    <style:style style:name="T384" style:family="text">
      <style:text-properties fo:language="es" fo:country="CO" officeooo:rsid="1c1cf92e"/>
    </style:style>
    <style:style style:name="T385" style:family="text">
      <style:text-properties fo:language="es" fo:country="CO" officeooo:rsid="1c1ff295"/>
    </style:style>
    <style:style style:name="T386" style:family="text">
      <style:text-properties fo:language="es" fo:country="CO" officeooo:rsid="1c20b363"/>
    </style:style>
    <style:style style:name="T387" style:family="text">
      <style:text-properties fo:language="es" fo:country="CO" officeooo:rsid="0055f0a0" style:font-weight-asian="bold" style:font-weight-complex="bold"/>
    </style:style>
    <style:style style:name="T388" style:family="text">
      <style:text-properties fo:language="es" fo:country="CO" officeooo:rsid="1cdac995"/>
    </style:style>
    <style:style style:name="T389" style:family="text">
      <style:text-properties fo:language="es" fo:country="CO" officeooo:rsid="1cdd5bc9"/>
    </style:style>
    <style:style style:name="T390" style:family="text">
      <style:text-properties officeooo:rsid="050d5c27"/>
    </style:style>
    <style:style style:name="T391" style:family="text">
      <style:text-properties officeooo:rsid="05111f15"/>
    </style:style>
    <style:style style:name="T392" style:family="text">
      <style:text-properties officeooo:rsid="05371d24"/>
    </style:style>
    <style:style style:name="T393" style:family="text">
      <style:text-properties officeooo:rsid="05406b35"/>
    </style:style>
    <style:style style:name="T394" style:family="text">
      <style:text-properties officeooo:rsid="05421f2a"/>
    </style:style>
    <style:style style:name="T395" style:family="text">
      <style:text-properties officeooo:rsid="054a9f7e"/>
    </style:style>
    <style:style style:name="T396" style:family="text">
      <style:text-properties officeooo:rsid="0562f1d2"/>
    </style:style>
    <style:style style:name="T397" style:family="text">
      <style:text-properties officeooo:rsid="05649e28"/>
    </style:style>
    <style:style style:name="T398" style:family="text">
      <style:text-properties officeooo:rsid="056524d9"/>
    </style:style>
    <style:style style:name="T399" style:family="text">
      <style:text-properties officeooo:rsid="0566451f"/>
    </style:style>
    <style:style style:name="T400" style:family="text">
      <style:text-properties officeooo:rsid="0566573c"/>
    </style:style>
    <style:style style:name="T401" style:family="text">
      <style:text-properties officeooo:rsid="056787e7"/>
    </style:style>
    <style:style style:name="T402" style:family="text">
      <style:text-properties officeooo:rsid="0568ed24"/>
    </style:style>
    <style:style style:name="T403" style:family="text">
      <style:text-properties officeooo:rsid="0569af48"/>
    </style:style>
    <style:style style:name="T404" style:family="text">
      <style:text-properties officeooo:rsid="056cf4a8"/>
    </style:style>
    <style:style style:name="T405" style:family="text">
      <style:text-properties officeooo:rsid="056d4f24"/>
    </style:style>
    <style:style style:name="T406" style:family="text">
      <style:text-properties officeooo:rsid="069774bd"/>
    </style:style>
    <style:style style:name="T407" style:family="text">
      <style:text-properties officeooo:rsid="069aab83"/>
    </style:style>
    <style:style style:name="T408" style:family="text">
      <style:text-properties officeooo:rsid="069b66dd"/>
    </style:style>
    <style:style style:name="T409" style:family="text">
      <style:text-properties officeooo:rsid="069e60c3"/>
    </style:style>
    <style:style style:name="T410" style:family="text">
      <style:text-properties officeooo:rsid="069ed06f"/>
    </style:style>
    <style:style style:name="T411" style:family="text">
      <style:text-properties officeooo:rsid="069fd3a9"/>
    </style:style>
    <style:style style:name="T412" style:family="text">
      <style:text-properties officeooo:rsid="069fd9a0"/>
    </style:style>
    <style:style style:name="T413" style:family="text">
      <style:text-properties officeooo:rsid="06a0603c"/>
    </style:style>
    <style:style style:name="T414" style:family="text">
      <style:text-properties officeooo:rsid="06a1977c"/>
    </style:style>
    <style:style style:name="T415" style:family="text">
      <style:text-properties officeooo:rsid="06b0a017"/>
    </style:style>
    <style:style style:name="T416" style:family="text">
      <style:text-properties officeooo:rsid="06b702e3"/>
    </style:style>
    <style:style style:name="T417" style:family="text">
      <style:text-properties officeooo:rsid="06b77e32"/>
    </style:style>
    <style:style style:name="T418" style:family="text">
      <style:text-properties officeooo:rsid="06bcf9b3"/>
    </style:style>
    <style:style style:name="T419" style:family="text">
      <style:text-properties officeooo:rsid="06c0970f"/>
    </style:style>
    <style:style style:name="T420" style:family="text">
      <style:text-properties officeooo:rsid="06c2004e"/>
    </style:style>
    <style:style style:name="T421" style:family="text">
      <style:text-properties officeooo:rsid="06c2c3c1"/>
    </style:style>
    <style:style style:name="T422" style:family="text">
      <style:text-properties officeooo:rsid="06c3b828"/>
    </style:style>
    <style:style style:name="T423" style:family="text">
      <style:text-properties officeooo:rsid="06c4e34b"/>
    </style:style>
    <style:style style:name="T424" style:family="text">
      <style:text-properties officeooo:rsid="06cdf422"/>
    </style:style>
    <style:style style:name="T425" style:family="text">
      <style:text-properties officeooo:rsid="07924f3c"/>
    </style:style>
    <style:style style:name="T426" style:family="text">
      <style:text-properties officeooo:rsid="07938dea"/>
    </style:style>
    <style:style style:name="T427" style:family="text">
      <style:text-properties officeooo:rsid="079610bc"/>
    </style:style>
    <style:style style:name="T428" style:family="text">
      <style:text-properties officeooo:rsid="07991005"/>
    </style:style>
    <style:style style:name="T429" style:family="text">
      <style:text-properties officeooo:rsid="0799c6f0"/>
    </style:style>
    <style:style style:name="T430" style:family="text">
      <style:text-properties officeooo:rsid="079a3a1a"/>
    </style:style>
    <style:style style:name="T431" style:family="text">
      <style:text-properties officeooo:rsid="079b9b0e"/>
    </style:style>
    <style:style style:name="T432" style:family="text">
      <style:text-properties officeooo:rsid="07a06956"/>
    </style:style>
    <style:style style:name="T433" style:family="text">
      <style:text-properties officeooo:rsid="07a407e9"/>
    </style:style>
    <style:style style:name="T434" style:family="text">
      <style:text-properties officeooo:rsid="07a4da81"/>
    </style:style>
    <style:style style:name="T435" style:family="text">
      <style:text-properties officeooo:rsid="07a4effa"/>
    </style:style>
    <style:style style:name="T436" style:family="text">
      <style:text-properties officeooo:rsid="0a54f0f5"/>
    </style:style>
    <style:style style:name="T437" style:family="text">
      <style:text-properties officeooo:rsid="0a55c97d"/>
    </style:style>
    <style:style style:name="T438" style:family="text">
      <style:text-properties officeooo:rsid="0a56ae3d"/>
    </style:style>
    <style:style style:name="T439" style:family="text">
      <style:text-properties officeooo:rsid="0aa9dc72"/>
    </style:style>
    <style:style style:name="T440" style:family="text">
      <style:text-properties officeooo:rsid="0d5ca1fc"/>
    </style:style>
    <style:style style:name="T441" style:family="text">
      <style:text-properties officeooo:rsid="0d9abc3b"/>
    </style:style>
    <style:style style:name="T442" style:family="text">
      <style:text-properties officeooo:rsid="0dd04c69"/>
    </style:style>
    <style:style style:name="T443" style:family="text">
      <style:text-properties officeooo:rsid="0e38a7e3"/>
    </style:style>
    <style:style style:name="T444" style:family="text">
      <style:text-properties officeooo:rsid="0e3a7f5b"/>
    </style:style>
    <style:style style:name="T445" style:family="text">
      <style:text-properties officeooo:rsid="0e3ac6fb"/>
    </style:style>
    <style:style style:name="T446" style:family="text">
      <style:text-properties officeooo:rsid="0e3b543c"/>
    </style:style>
    <style:style style:name="T447" style:family="text">
      <style:text-properties officeooo:rsid="0e3cf5f1"/>
    </style:style>
    <style:style style:name="T448" style:family="text">
      <style:text-properties officeooo:rsid="0e460862"/>
    </style:style>
    <style:style style:name="T449" style:family="text">
      <style:text-properties officeooo:rsid="0e49499f"/>
    </style:style>
    <style:style style:name="T450" style:family="text">
      <style:text-properties officeooo:rsid="0e496fe2"/>
    </style:style>
    <style:style style:name="T451" style:family="text">
      <style:text-properties officeooo:rsid="0e4af280"/>
    </style:style>
    <style:style style:name="T452" style:family="text">
      <style:text-properties officeooo:rsid="0e4c676f"/>
    </style:style>
    <style:style style:name="T453" style:family="text">
      <style:text-properties officeooo:rsid="0e4f8fa4"/>
    </style:style>
    <style:style style:name="T454" style:family="text">
      <style:text-properties officeooo:rsid="0e506849"/>
    </style:style>
    <style:style style:name="T455" style:family="text">
      <style:text-properties officeooo:rsid="0e51efae"/>
    </style:style>
    <style:style style:name="T456" style:family="text">
      <style:text-properties officeooo:rsid="0e538dfd"/>
    </style:style>
    <style:style style:name="T457" style:family="text">
      <style:text-properties officeooo:rsid="0e53d112"/>
    </style:style>
    <style:style style:name="T458" style:family="text">
      <style:text-properties officeooo:rsid="0e56b180"/>
    </style:style>
    <style:style style:name="T459" style:family="text">
      <style:text-properties officeooo:rsid="10654c39"/>
    </style:style>
    <style:style style:name="T460" style:family="text">
      <style:text-properties officeooo:rsid="1069684d"/>
    </style:style>
    <style:style style:name="T461" style:family="text">
      <style:text-properties officeooo:rsid="106a543e"/>
    </style:style>
    <style:style style:name="T462" style:family="text">
      <style:text-properties officeooo:rsid="106c8ad4"/>
    </style:style>
    <style:style style:name="T463" style:family="text">
      <style:text-properties officeooo:rsid="106d9285"/>
    </style:style>
    <style:style style:name="T464" style:family="text">
      <style:text-properties officeooo:rsid="106eb7b6"/>
    </style:style>
    <style:style style:name="T465" style:family="text">
      <style:text-properties officeooo:rsid="10716eba"/>
    </style:style>
    <style:style style:name="T466" style:family="text">
      <style:text-properties officeooo:rsid="1073e8ee"/>
    </style:style>
    <style:style style:name="T467" style:family="text">
      <style:text-properties officeooo:rsid="10746ea4"/>
    </style:style>
    <style:style style:name="T468" style:family="text">
      <style:text-properties officeooo:rsid="107771c4"/>
    </style:style>
    <style:style style:name="T469" style:family="text">
      <style:text-properties officeooo:rsid="1077fd69"/>
    </style:style>
    <style:style style:name="T470" style:family="text">
      <style:text-properties officeooo:rsid="107a2708"/>
    </style:style>
    <style:style style:name="T471" style:family="text">
      <style:text-properties officeooo:rsid="107a7296"/>
    </style:style>
    <style:style style:name="T472" style:family="text">
      <style:text-properties officeooo:rsid="107d548f"/>
    </style:style>
    <style:style style:name="T473" style:family="text">
      <style:text-properties officeooo:rsid="107e401e"/>
    </style:style>
    <style:style style:name="T474" style:family="text">
      <style:text-properties officeooo:rsid="107f8568"/>
    </style:style>
    <style:style style:name="T475" style:family="text">
      <style:text-properties officeooo:rsid="108c42f4"/>
    </style:style>
    <style:style style:name="T476" style:family="text">
      <style:text-properties officeooo:rsid="108d8f86"/>
    </style:style>
    <style:style style:name="T477" style:family="text">
      <style:text-properties officeooo:rsid="1083084c"/>
    </style:style>
    <style:style style:name="T478" style:family="text">
      <style:text-properties officeooo:rsid="108f056d"/>
    </style:style>
    <style:style style:name="T479" style:family="text">
      <style:text-properties officeooo:rsid="109070dc"/>
    </style:style>
    <style:style style:name="T480" style:family="text">
      <style:text-properties officeooo:rsid="11b45ca8"/>
    </style:style>
    <style:style style:name="T481" style:family="text">
      <style:text-properties officeooo:rsid="11b56b9d"/>
    </style:style>
    <style:style style:name="T482" style:family="text">
      <style:text-properties officeooo:rsid="11b6668c"/>
    </style:style>
    <style:style style:name="T483" style:family="text">
      <style:text-properties officeooo:rsid="11b79794"/>
    </style:style>
    <style:style style:name="T484" style:family="text">
      <style:text-properties officeooo:rsid="11be0060"/>
    </style:style>
    <style:style style:name="T485" style:family="text">
      <style:text-properties officeooo:rsid="11be5a8f"/>
    </style:style>
    <style:style style:name="T486" style:family="text">
      <style:text-properties officeooo:rsid="12304bb0"/>
    </style:style>
    <style:style style:name="T487" style:family="text">
      <style:text-properties officeooo:rsid="12321088"/>
    </style:style>
    <style:style style:name="T488" style:family="text">
      <style:text-properties officeooo:rsid="12ad4cea"/>
    </style:style>
    <style:style style:name="T489" style:family="text">
      <style:text-properties officeooo:rsid="12c9f264"/>
    </style:style>
    <style:style style:name="T490" style:family="text">
      <style:text-properties officeooo:rsid="12ca62d7"/>
    </style:style>
    <style:style style:name="T491" style:family="text">
      <style:text-properties officeooo:rsid="131c0348"/>
    </style:style>
    <style:style style:name="T492" style:family="text">
      <style:text-properties officeooo:rsid="131ddb62"/>
    </style:style>
    <style:style style:name="T493" style:family="text">
      <style:text-properties officeooo:rsid="131f6247"/>
    </style:style>
    <style:style style:name="T494" style:family="text">
      <style:text-properties officeooo:rsid="13d2f63a"/>
    </style:style>
    <style:style style:name="T495" style:family="text">
      <style:text-properties officeooo:rsid="13d402b4"/>
    </style:style>
    <style:style style:name="T496" style:family="text">
      <style:text-properties officeooo:rsid="13d5fe05"/>
    </style:style>
    <style:style style:name="T497" style:family="text">
      <style:text-properties officeooo:rsid="13da8345"/>
    </style:style>
    <style:style style:name="T498" style:family="text">
      <style:text-properties officeooo:rsid="13e55770"/>
    </style:style>
    <style:style style:name="T499" style:family="text">
      <style:text-properties officeooo:rsid="13e79564"/>
    </style:style>
    <style:style style:name="T500" style:family="text">
      <style:text-properties officeooo:rsid="13ea0241"/>
    </style:style>
    <style:style style:name="T501" style:family="text">
      <style:text-properties officeooo:rsid="13ea531f"/>
    </style:style>
    <style:style style:name="T502" style:family="text">
      <style:text-properties officeooo:rsid="16952380"/>
    </style:style>
    <style:style style:name="T503" style:family="text">
      <style:text-properties officeooo:rsid="16963d61"/>
    </style:style>
    <style:style style:name="T504" style:family="text">
      <style:text-properties officeooo:rsid="1698e116"/>
    </style:style>
    <style:style style:name="T505" style:family="text">
      <style:text-properties officeooo:rsid="1699794a"/>
    </style:style>
    <style:style style:name="T506" style:family="text">
      <style:text-properties officeooo:rsid="16c230d9"/>
    </style:style>
    <style:style style:name="T507" style:family="text">
      <style:text-properties officeooo:rsid="16c334ac"/>
    </style:style>
    <style:style style:name="T508" style:family="text">
      <style:text-properties officeooo:rsid="16d29f44"/>
    </style:style>
    <style:style style:name="T509" style:family="text">
      <style:text-properties officeooo:rsid="106573a8"/>
    </style:style>
    <style:style style:name="T510" style:family="text">
      <style:text-properties officeooo:rsid="1742ad7b"/>
    </style:style>
    <style:style style:name="T511" style:family="text">
      <style:text-properties officeooo:rsid="1806067a"/>
    </style:style>
    <style:style style:name="T512" style:family="text">
      <style:text-properties officeooo:rsid="180ed2c3"/>
    </style:style>
    <style:style style:name="T513" style:family="text">
      <style:text-properties officeooo:rsid="181367e2"/>
    </style:style>
    <style:style style:name="T514" style:family="text">
      <style:text-properties officeooo:rsid="1813c420"/>
    </style:style>
    <style:style style:name="T515" style:family="text">
      <style:text-properties officeooo:rsid="18148d5c"/>
    </style:style>
    <style:style style:name="T516" style:family="text">
      <style:text-properties officeooo:rsid="18160c48"/>
    </style:style>
    <style:style style:name="T517" style:family="text">
      <style:text-properties officeooo:rsid="181a5bc5"/>
    </style:style>
    <style:style style:name="T518" style:family="text">
      <style:text-properties officeooo:rsid="18222011"/>
    </style:style>
    <style:style style:name="T519" style:family="text">
      <style:text-properties officeooo:rsid="18239d30"/>
    </style:style>
    <style:style style:name="T520" style:family="text">
      <style:text-properties officeooo:rsid="1823fb23"/>
    </style:style>
    <style:style style:name="T521" style:family="text">
      <style:text-properties officeooo:rsid="18258b5f"/>
    </style:style>
    <style:style style:name="T522" style:family="text">
      <style:text-properties officeooo:rsid="18261aec"/>
    </style:style>
    <style:style style:name="T523" style:family="text">
      <style:text-properties officeooo:rsid="1826acee"/>
    </style:style>
    <style:style style:name="T524" style:family="text">
      <style:text-properties officeooo:rsid="1829aa83"/>
    </style:style>
    <style:style style:name="T525" style:family="text">
      <style:text-properties officeooo:rsid="182b13cc"/>
    </style:style>
    <style:style style:name="T526" style:family="text">
      <style:text-properties officeooo:rsid="182e15b1"/>
    </style:style>
    <style:style style:name="T527" style:family="text">
      <style:text-properties officeooo:rsid="182e3a11"/>
    </style:style>
    <style:style style:name="T528" style:family="text">
      <style:text-properties officeooo:rsid="182f371d"/>
    </style:style>
    <style:style style:name="T529" style:family="text">
      <style:text-properties officeooo:rsid="1831f9ac"/>
    </style:style>
    <style:style style:name="T530" style:family="text">
      <style:text-properties officeooo:rsid="1832c03a"/>
    </style:style>
    <style:style style:name="T531" style:family="text">
      <style:text-properties officeooo:rsid="18350dfc"/>
    </style:style>
    <style:style style:name="T532" style:family="text">
      <style:text-properties officeooo:rsid="10687b84"/>
    </style:style>
    <style:style style:name="T533" style:family="text">
      <style:text-properties officeooo:rsid="1835f302"/>
    </style:style>
    <style:style style:name="T534" style:family="text">
      <style:text-properties officeooo:rsid="183947f5"/>
    </style:style>
    <style:style style:name="T535" style:family="text">
      <style:text-properties officeooo:rsid="1839c15d"/>
    </style:style>
    <style:style style:name="T536" style:family="text">
      <style:text-properties officeooo:rsid="183c9bc4"/>
    </style:style>
    <style:style style:name="T537" style:family="text">
      <style:text-properties officeooo:rsid="183fcfdd"/>
    </style:style>
    <style:style style:name="T538" style:family="text">
      <style:text-properties officeooo:rsid="168edcfb"/>
    </style:style>
    <style:style style:name="T539" style:family="text">
      <style:text-properties officeooo:rsid="1852a20e"/>
    </style:style>
    <style:style style:name="T540" style:family="text">
      <style:text-properties officeooo:rsid="185f6d10"/>
    </style:style>
    <style:style style:name="T541" style:family="text">
      <style:text-properties officeooo:rsid="18620117"/>
    </style:style>
    <style:style style:name="T542" style:family="text">
      <style:text-properties officeooo:rsid="18643441"/>
    </style:style>
    <style:style style:name="T543" style:family="text">
      <style:text-properties officeooo:rsid="186646f3"/>
    </style:style>
    <style:style style:name="T544" style:family="text">
      <style:text-properties officeooo:rsid="186707c7"/>
    </style:style>
    <style:style style:name="T545" style:family="text">
      <style:text-properties officeooo:rsid="1868948b"/>
    </style:style>
    <style:style style:name="T546" style:family="text">
      <style:text-properties officeooo:rsid="186b9b5c"/>
    </style:style>
    <style:style style:name="T547" style:family="text">
      <style:text-properties officeooo:rsid="1889330a"/>
    </style:style>
    <style:style style:name="T548" style:family="text">
      <style:text-properties officeooo:rsid="188b134e"/>
    </style:style>
    <style:style style:name="T549" style:family="text">
      <style:text-properties officeooo:rsid="189249e2"/>
    </style:style>
    <style:style style:name="T550" style:family="text">
      <style:text-properties officeooo:rsid="18927355"/>
    </style:style>
    <style:style style:name="T551" style:family="text">
      <style:text-properties officeooo:rsid="189397f7"/>
    </style:style>
    <style:style style:name="T552" style:family="text">
      <style:text-properties officeooo:rsid="1896b1d4"/>
    </style:style>
    <style:style style:name="T553" style:family="text">
      <style:text-properties officeooo:rsid="189a1801"/>
    </style:style>
    <style:style style:name="T554" style:family="text">
      <style:text-properties officeooo:rsid="189aed99"/>
    </style:style>
    <style:style style:name="T555" style:family="text">
      <style:text-properties officeooo:rsid="189c9800"/>
    </style:style>
    <style:style style:name="T556" style:family="text">
      <style:text-properties officeooo:rsid="189f17d2"/>
    </style:style>
    <style:style style:name="T557" style:family="text">
      <style:text-properties officeooo:rsid="18a0a730"/>
    </style:style>
    <style:style style:name="T558" style:family="text">
      <style:text-properties officeooo:rsid="18acc67b"/>
    </style:style>
    <style:style style:name="T559" style:family="text">
      <style:text-properties officeooo:rsid="18d5da08"/>
    </style:style>
    <style:style style:name="T560" style:family="text">
      <style:text-properties officeooo:rsid="18d6644b"/>
    </style:style>
    <style:style style:name="T561" style:family="text">
      <style:text-properties officeooo:rsid="18d755a8"/>
    </style:style>
    <style:style style:name="T562" style:family="text">
      <style:text-properties officeooo:rsid="18d8bc1a"/>
    </style:style>
    <style:style style:name="T563" style:family="text">
      <style:text-properties officeooo:rsid="18da81b4"/>
    </style:style>
    <style:style style:name="T564" style:family="text">
      <style:text-properties officeooo:rsid="18daf190"/>
    </style:style>
    <style:style style:name="T565" style:family="text">
      <style:text-properties officeooo:rsid="18db0343"/>
    </style:style>
    <style:style style:name="T566" style:family="text">
      <style:text-properties officeooo:rsid="18e272db"/>
    </style:style>
    <style:style style:name="T567" style:family="text">
      <style:text-properties officeooo:rsid="18e4473a"/>
    </style:style>
    <style:style style:name="T568" style:family="text">
      <style:text-properties officeooo:rsid="18e5e4a9"/>
    </style:style>
    <style:style style:name="T569" style:family="text">
      <style:text-properties officeooo:rsid="190b6f72"/>
    </style:style>
    <style:style style:name="T570" style:family="text">
      <style:text-properties fo:language="en" fo:country="US"/>
    </style:style>
    <style:style style:name="T571" style:family="text">
      <style:text-properties fo:language="en" fo:country="US" officeooo:rsid="168edcfb"/>
    </style:style>
    <style:style style:name="T572" style:family="text">
      <style:text-properties fo:language="en" fo:country="US" officeooo:rsid="1852a20e"/>
    </style:style>
    <style:style style:name="T573" style:family="text">
      <style:text-properties fo:language="en" fo:country="US" officeooo:rsid="01abb7cc"/>
    </style:style>
    <style:style style:name="T574" style:family="text">
      <style:text-properties fo:language="en" fo:country="US" officeooo:rsid="01fe732c"/>
    </style:style>
    <style:style style:name="T575" style:family="text">
      <style:text-properties officeooo:rsid="1a9305ba"/>
    </style:style>
    <style:style style:name="T576" style:family="text">
      <style:text-properties officeooo:rsid="1a949c1e"/>
    </style:style>
    <style:style style:name="T577" style:family="text">
      <style:text-properties fo:language="zxx" fo:country="none" style:language-asian="zxx" style:country-asian="none" style:language-complex="zxx" style:country-complex="none"/>
    </style:style>
    <style:style style:name="T578" style:family="text">
      <style:text-properties fo:language="zxx" fo:country="none" officeooo:rsid="0232a08e" style:language-asian="zxx" style:country-asian="none" style:language-complex="zxx" style:country-complex="none"/>
    </style:style>
    <style:style style:name="T579" style:family="text">
      <style:text-properties fo:language="zxx" fo:country="none" officeooo:rsid="023b53a5" style:language-asian="zxx" style:country-asian="none" style:language-complex="zxx" style:country-complex="none"/>
    </style:style>
    <style:style style:name="T580" style:family="text">
      <style:text-properties fo:language="zxx" fo:country="none" officeooo:rsid="02385f94" style:language-asian="zxx" style:country-asian="none" style:language-complex="zxx" style:country-complex="none"/>
    </style:style>
    <style:style style:name="T581" style:family="text">
      <style:text-properties fo:language="zxx" fo:country="none" officeooo:rsid="028208a9" style:language-asian="zxx" style:country-asian="none" style:language-complex="zxx" style:country-complex="none"/>
    </style:style>
    <style:style style:name="T582" style:family="text">
      <style:text-properties fo:language="zxx" fo:country="none" officeooo:rsid="02e2bb9c" style:language-asian="zxx" style:country-asian="none" style:language-complex="zxx" style:country-complex="none"/>
    </style:style>
    <style:style style:name="T583" style:family="text">
      <style:text-properties fo:language="zxx" fo:country="none" officeooo:rsid="069fd9a0" style:language-asian="zxx" style:country-asian="none" style:language-complex="zxx" style:country-complex="none"/>
    </style:style>
    <style:style style:name="T584" style:family="text">
      <style:text-properties fo:language="zxx" fo:country="none" officeooo:rsid="0055f0a0" style:language-asian="zxx" style:country-asian="none" style:language-complex="zxx" style:country-complex="none"/>
    </style:style>
    <style:style style:name="T585" style:family="text">
      <style:text-properties officeooo:rsid="1a997e1b"/>
    </style:style>
    <style:style style:name="T586" style:family="text">
      <style:text-properties officeooo:rsid="1a9b087b"/>
    </style:style>
    <style:style style:name="T587" style:family="text">
      <style:text-properties officeooo:rsid="1a9df283"/>
    </style:style>
    <style:style style:name="T588" style:family="text">
      <style:text-properties officeooo:rsid="1acd7a39"/>
    </style:style>
    <style:style style:name="T589" style:family="text">
      <style:text-properties officeooo:rsid="1ace449e"/>
    </style:style>
    <style:style style:name="T590" style:family="text">
      <style:text-properties officeooo:rsid="1acf17f7"/>
    </style:style>
    <style:style style:name="T591" style:family="text">
      <style:text-properties officeooo:rsid="1ad11453"/>
    </style:style>
    <style:style style:name="T592" style:family="text">
      <style:text-properties officeooo:rsid="1ad2a58f"/>
    </style:style>
    <style:style style:name="T593" style:family="text">
      <style:text-properties officeooo:rsid="1ad3668b"/>
    </style:style>
    <style:style style:name="T594" style:family="text">
      <style:text-properties officeooo:rsid="1ad4e205"/>
    </style:style>
    <style:style style:name="T595" style:family="text">
      <style:text-properties officeooo:rsid="1ad7644a"/>
    </style:style>
    <style:style style:name="T596" style:family="text">
      <style:text-properties officeooo:rsid="1ad95cfe"/>
    </style:style>
    <style:style style:name="T597" style:family="text">
      <style:text-properties officeooo:rsid="1ad9ed08"/>
    </style:style>
    <style:style style:name="T598" style:family="text">
      <style:text-properties officeooo:rsid="1adb58b4"/>
    </style:style>
    <style:style style:name="T599" style:family="text">
      <style:text-properties officeooo:rsid="1adcb1a4"/>
    </style:style>
    <style:style style:name="T600" style:family="text">
      <style:text-properties officeooo:rsid="1aedd35f"/>
    </style:style>
    <style:style style:name="T601" style:family="text">
      <style:text-properties officeooo:rsid="1af1b1b7"/>
    </style:style>
    <style:style style:name="T602" style:family="text">
      <style:text-properties officeooo:rsid="1af294bc"/>
    </style:style>
    <style:style style:name="T603" style:family="text">
      <style:text-properties officeooo:rsid="1af3b8eb"/>
    </style:style>
    <style:style style:name="T604" style:family="text">
      <style:text-properties officeooo:rsid="1af4ccad"/>
    </style:style>
    <style:style style:name="T605" style:family="text">
      <style:text-properties officeooo:rsid="1af960e7"/>
    </style:style>
    <style:style style:name="T606" style:family="text">
      <style:text-properties officeooo:rsid="1afe8b72"/>
    </style:style>
    <style:style style:name="T607" style:family="text">
      <style:text-properties officeooo:rsid="1afff606"/>
    </style:style>
    <style:style style:name="T608" style:family="text">
      <style:text-properties officeooo:rsid="1b013758"/>
    </style:style>
    <style:style style:name="T609" style:family="text">
      <style:text-properties officeooo:rsid="1b039f65"/>
    </style:style>
    <style:style style:name="T610" style:family="text">
      <style:text-properties officeooo:rsid="1b049ef9"/>
    </style:style>
    <style:style style:name="T611" style:family="text">
      <style:text-properties officeooo:rsid="1b05f864"/>
    </style:style>
    <style:style style:name="T612" style:family="text">
      <style:text-properties officeooo:rsid="1b07bb87"/>
    </style:style>
    <style:style style:name="T613" style:family="text">
      <style:text-properties officeooo:rsid="1b093876"/>
    </style:style>
    <style:style style:name="T614" style:family="text">
      <style:text-properties officeooo:rsid="1b0a3367"/>
    </style:style>
    <style:style style:name="T615" style:family="text">
      <style:text-properties officeooo:rsid="1b0a69aa"/>
    </style:style>
    <style:style style:name="T616" style:family="text">
      <style:text-properties officeooo:rsid="1b0c3de1"/>
    </style:style>
    <style:style style:name="T617" style:family="text">
      <style:text-properties officeooo:rsid="1be64214"/>
    </style:style>
    <style:style style:name="T618" style:family="text">
      <style:text-properties officeooo:rsid="1c431c15"/>
    </style:style>
    <style:style style:name="T619" style:family="text">
      <style:text-properties style:font-weight-asian="bold" style:font-weight-complex="bold"/>
    </style:style>
    <style:style style:name="T620" style:family="text">
      <style:text-properties officeooo:rsid="1c5a1fe5"/>
    </style:style>
    <style:style style:name="T621" style:family="text">
      <style:text-properties officeooo:rsid="1c63c728"/>
    </style:style>
    <style:style style:name="T622" style:family="text">
      <style:text-properties style:use-window-font-color="true" loext:opacity="0%" fo:font-size="14pt" style:font-size-asian="10.5pt"/>
    </style:style>
    <style:style style:name="T623" style:family="text">
      <style:text-properties style:use-window-font-color="true" loext:opacity="0%" fo:font-size="14pt" officeooo:rsid="1c63c728" style:font-size-asian="10.5pt"/>
    </style:style>
    <style:style style:name="T624" style:family="text">
      <style:text-properties style:use-window-font-color="true" loext:opacity="0%" fo:font-size="14pt" officeooo:rsid="1c684548" style:font-size-asian="10.5pt"/>
    </style:style>
    <style:style style:name="T625" style:family="text">
      <style:text-properties officeooo:rsid="1c684548"/>
    </style:style>
    <style:style style:name="T626" style:family="text">
      <style:text-properties officeooo:rsid="1c696ea6"/>
    </style:style>
    <style:style style:name="T627" style:family="text">
      <style:text-properties officeooo:rsid="1c6b597f"/>
    </style:style>
    <style:style style:name="T628" style:family="text">
      <style:text-properties officeooo:rsid="1c809a79"/>
    </style:style>
    <style:style style:name="T629" style:family="text">
      <style:text-properties officeooo:rsid="0005ca48"/>
    </style:style>
    <style:style style:name="T630" style:family="text">
      <style:text-properties officeooo:rsid="1c87741f"/>
    </style:style>
    <style:style style:name="T631" style:family="text">
      <style:text-properties officeooo:rsid="1c895550"/>
    </style:style>
    <style:style style:name="T632" style:family="text">
      <style:text-properties officeooo:rsid="1c89a888"/>
    </style:style>
    <style:style style:name="T633" style:family="text">
      <style:text-properties officeooo:rsid="1c8abaa9"/>
    </style:style>
    <style:style style:name="T634" style:family="text">
      <style:text-properties officeooo:rsid="1c8c1873"/>
    </style:style>
    <style:style style:name="T635" style:family="text">
      <style:text-properties officeooo:rsid="1c8dfaff"/>
    </style:style>
    <style:style style:name="T636" style:family="text">
      <style:text-properties officeooo:rsid="1c8eca1e"/>
    </style:style>
    <style:style style:name="T637" style:family="text">
      <style:text-properties officeooo:rsid="1c8fbce7"/>
    </style:style>
    <style:style style:name="T638" style:family="text">
      <style:text-properties officeooo:rsid="1c9c9d0b"/>
    </style:style>
    <style:style style:name="T639" style:family="text">
      <style:text-properties officeooo:rsid="1c9f9edc"/>
    </style:style>
    <style:style style:name="T640" style:family="text">
      <style:text-properties officeooo:rsid="1ca09053"/>
    </style:style>
    <style:style style:name="T641" style:family="text">
      <style:text-properties officeooo:rsid="1ca22470"/>
    </style:style>
    <style:style style:name="T642" style:family="text">
      <style:text-properties officeooo:rsid="1cb160c9"/>
    </style:style>
    <style:style style:name="T643" style:family="text">
      <style:text-properties officeooo:rsid="1cd17605"/>
    </style:style>
    <style:style style:name="T644" style:family="text">
      <style:text-properties officeooo:rsid="1cdafd8e"/>
    </style:style>
    <style:style style:name="T645" style:family="text">
      <style:text-properties officeooo:rsid="1cdafe76"/>
    </style:style>
    <style:style style:name="T646" style:family="text">
      <style:text-properties officeooo:rsid="1cdc7593"/>
    </style:style>
    <style:style style:name="T647" style:family="text">
      <style:text-properties officeooo:rsid="1cdce340"/>
    </style:style>
    <style:style style:name="T648" style:family="text">
      <style:text-properties officeooo:rsid="1cdd5bc9"/>
    </style:style>
    <style:style style:name="T649" style:family="text">
      <style:text-properties officeooo:rsid="1ce302fb"/>
    </style:style>
    <style:style style:name="T650" style:family="text">
      <style:text-properties officeooo:rsid="1ce6e898"/>
    </style:style>
    <style:style style:name="T651" style:family="text">
      <style:text-properties officeooo:rsid="1ce8bddb"/>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p text:style-name="P328"/>
      <text:p text:style-name="P316"><draw:frame draw:style-name="fr1" draw:name="Frame1" text:anchor-type="paragraph" svg:width="136.01mm" style:rel-width="100%" svg:height="62.49mm" style:rel-height="25%" draw:z-index="2"><draw:text-box><text:p text:style-name="Frame_20_contents"/></draw:text-box></draw:frame><text:bookmark-start text:name="__RefHeading___Toc31382_2351945200 Copy 1 Copy 1"/>PARTE 1. INTRODUCCIÓN.<text:bookmark-end text:name="__RefHeading___Toc31382_2351945200 Copy 1 Copy 1"/></text:p>
      <text:p text:style-name="P315"><text:bookmark-start text:name="__RefHeading___Toc28027_1627726659"/>Introducción.<text:bookmark-end text:name="__RefHeading___Toc28027_1627726659"/></text:p>
      <text:h text:style-name="P318" text:outline-level="1"><text:bookmark-start text:name="__RefHeading___Toc28029_1627726659"/><text:span text:style-name="T628">Objetivo</text:span>.<text:bookmark-end text:name="__RefHeading___Toc28029_1627726659"/></text:h>
      <text:p text:style-name="P213">Hola, mi nombre es José Luis Quiroga Beltrán, el objetivo <text:span text:style-name="T4">de </text:span>esta presentación es <text:span text:style-name="T250">darle unas buenas noticias y otras que no parecen buenas.</text:span></text:p>
      <text:p text:style-name="P213"><text:span text:style-name="T250">Amo La Lógica. Amo La Verdad. Amo La Vida. Amo La Libertad. Amo La Justicia. Espero serles fiel a lo largo de esta presentación.</text:span> <text:span text:style-name="T250">Y poder mostrar los argumentos, los conceptos, la evidencia y la forma en que ese amor me llevo, me hizo amar, a Yeshua, a mi Padre, a su Espíritu y al conjunto de textos comúnmente conocidos con el nombre de La Biblia.</text:span></text:p>
      <text:p text:style-name="P240">Así que esta presentación es también una invitación a que usted busque, investigue, estudie, lea, analice esos argumentos, conceptos, evidencias, fuentes históricas, por su propia cuenta y llegue a sus propias conclusiones. <text:span text:style-name="T424">Y</text:span> <text:span text:style-name="T424">de</text:span> manera particular y especial, <text:span text:style-name="T424">una invitación a hacer esto con </text:span>los textos conocidos como La Biblia.</text:p>
      <text:h text:style-name="P319" text:outline-level="1"><text:bookmark-start text:name="__RefHeading___Toc28031_1627726659"/><text:span text:style-name="T279">Advertencia</text:span>.<text:bookmark-end text:name="__RefHeading___Toc28031_1627726659"/></text:h>
      <text:p text:style-name="P214">A manera de advertencia debo decir que a lo largo de esta presentación, y con la única intención de hacer mas efectiva la comunicación: voy a usar cualquier recurso de actuación que considere oportuno.</text:p>
      <text:p text:style-name="P215">Voy a actuar esta presentación. Voy a hacer énfasis en diferentes momentos y de diferentes maneras. <text:span text:style-name="T251">Voy a repetir, voy a aclarar, voy a subir el tono de voz. </text:span>Voy a parecer emocionado, enojado, sarcástico, burlón, triste, alegre. Voy a cantar, voy a orar, <text:span text:style-name="T254">voy a leer la biblia, voy a bailar, </text:span>voy a hacer lo que considere necesario para <text:span text:style-name="T251">comunicar lo que deseo comunicar</text:span>. <text:span text:style-name="T251">El objetivo no es solo conservar su atención. Es comunicar una idea. </text:span></text:p>
      <text:p text:style-name="P216">Espero lograr mi objetivo.</text:p>
      <text:p text:style-name="P218"><text:soft-page-break/>Por ejemplo, en cualquier momento puedo cerrar mis ojos, levantar mi cabeza y mis manos y decir algo como:</text:p>
      <text:p text:style-name="P244">Padre Celestial, te pido en el nombre <text:span text:style-name="T253">que es sobre todo nombre, en el nombre </text:span>de tu hijo Jesucristo, <text:span text:style-name="T276">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19">O puede que comience a cantar en cualquier momento:</text:p>
      <text:p text:style-name="P245">Nuestros corazones, insaciables son</text:p>
      <text:p text:style-name="P220">No se preocupe que no pienso convencerlo de que la biblia es cierta. Yo no puedo hacer eso. <text:span text:style-name="T25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217">Está advertido. </text:p>
      <text:h text:style-name="P318" text:outline-level="1"><text:bookmark-start text:name="__RefHeading___Toc28033_1627726659"/>Preguntas.<text:bookmark-end text:name="__RefHeading___Toc28033_1627726659"/></text:h>
      <text:p text:style-name="P221"><text:span text:style-name="T5">Si alguien dice “C</text:span>reo en la biblia <text:span text:style-name="T5">y</text:span> creo en la ciencia”, <text:span text:style-name="T277">o “C</text:span>reo en la biblia <text:span text:style-name="T5">y</text:span> creo en la <text:span text:style-name="T277">verdad</text:span>”, <text:span text:style-name="T277">o “C</text:span>reo en la biblia <text:span text:style-name="T5">y</text:span> creo en la <text:span text:style-name="T277">lógica</text:span>”, <text:span text:style-name="T409">según la persona que lo escuche,</text:span> <text:span text:style-name="T277">es muy fácil pensar que dicha persona o no sabe mucho de lo uno</text:span>, <text:span text:style-name="T5">o no sabe mucho de lo otro, o vive en permanente contradicción y no le importa.</text:span></text:p>
      <text:p text:style-name="P222">Esto porque cuando se sabe algo <text:span text:style-name="T409">acerca </text:span>de <text:span text:style-name="T409">la biblia, algo acerca de la </text:span>ciencia <text:span text:style-name="T278">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223">Si el universo tiene 6 mil años, <text:span text:style-name="T25">el tiempo que ha pasado desde La Creación según la biblia</text:span>, ¿Como es posible que veamos estrellas que están a millones de años luz?</text:p>
      <text:p text:style-name="P224">¿<text:span text:style-name="T10">Como es posible que los dinosaurios hayan vivido hace 80 millones de años y que la biblia sea también cierta?</text:span></text:p>
      <text:p text:style-name="P226">¿Como es posible que el universo exista desde hace mas de <text:span text:style-name="T410">14 mil </text:span>millones de años y que la biblia sea también cierta?</text:p>
      <text:p text:style-name="P226">¿Como es posible que la teoría de la evolución y la biblia sean ambas ciertas?</text:p>
      <text:p text:style-name="P22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25">Si es cierto lo que dice Jesucristo que nadie va al padre sino por el, <text:span text:style-name="T21">¿</text:span>Adán va al cielo o al infierno?</text:p>
      <text:p text:style-name="P241">¿Por qué en la biblia el lago de fuego <text:span text:style-name="T486">que NUNCA</text:span> fue traducido como infierno, ahora resultó que es el infierno, y el <text:span text:style-name="T486">Sheol hebreo </text:span>que <text:span text:style-name="T486">SI</text:span> fue traducido <text:span text:style-name="T486">en varias partes </text:span>como infierno, <text:span text:style-name="T486">ahora</text:span> resulto un lugar al que van <text:span text:style-name="T486">todos los muertos, los </text:span>buenos y <text:span text:style-name="T486">los </text:span>malos?</text:p>
      <text:p text:style-name="P229">Si Dios <text:span text:style-name="T9">es bueno, es amor, </text:span>quiere la <text:span text:style-name="T7">salvación</text:span> de <text:span text:style-name="T7">todos y no hay nada imposible para el, ¿Por qué solo unos pocos se salvan?</text:span></text:p>
      <text:p text:style-name="P227">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411">¿Al fin qué? ¿Se necesita, o no se necesita, creer en Cristo para salvarse?</text:span></text:p>
      <text:p text:style-name="P227"><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30">¿No es un castigo sistemático, consciente, <text:span text:style-name="T510">físico, </text:span>eterno, por fuego y azufre, de tortura permanente, peor que cualquier sistema de aniquilación sistemática como el de la “Solución Final” implementado por los Nazis de Hitler durante el Holocausto de la segunda guerra mundial? <text:span text:style-name="T412">Al fin y al cabo después de muertos no les duele nada. Mientras que a los que están en el infierno todo les duele por toda la eternidad. El infierno parece mas una idea del marqués de </text:span><text:span text:style-name="T583">Sade.</text:span><text:span text:style-name="T412"> Ese del cual viene la palabra Sádico.</text:span></text:p>
      <text:p text:style-name="P242">Si Jesucristo nos enseñó que se debe amar a los enemigos, ¿por qué Dios manda a sus enemigos a un sufrimiento consciente, físico y eterno en el infierno?</text:p>
      <text:p text:style-name="P230">¿Como es posible que la cronología de la historia Egipcia y la biblia sean ambas ciertas? <text:span text:style-name="T494">¿Que fue primero las pirámides o el diluvio?</text:span></text:p>
      <text:p text:style-name="P232"><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495">TODO, y no dejar nada con vida en Amalec?</text:span><text:span text:style-name="T495"><text:note text:id="ftn1" text:note-class="footnote"><text:note-citation>1</text:note-citation><text:note-body><text:p text:style-name="Footnote"><text:bookmark-start text:name="__RefHeading___Toc39737_1836810514"/><text:alphabetical-index-mark-start text:id="IMark94415118883288"/><text:alphabetical-index-mark-start text:id="IMark94415210088792"/><text:span text:style-name="T436">1 Samuel 15</text:span><text:alphabetical-index-mark-end text:id="IMark94415210088792"/><text:alphabetical-index-mark-end text:id="IMark94415118883288"/><text:span text:style-name="T436">:3 </text:span><text:a xlink:type="simple" xlink:href="https://www.biblegateway.com/passage/?search=1+Samuel+15%3A3&amp;version=RVA" text:style-name="Internet_20_link" text:visited-style-name="Visited_20_Internet_20_Link"><text:span text:style-name="T436">RVA</text:span></text:a><text:bookmark-end text:name="__RefHeading___Toc39737_1836810514"/></text:p></text:note-body></text:note></text:span><text:span text:style-name="T495"> O sea, </text:span><text:soft-page-break/><text:span text:style-name="T495">primero da el mandamiento de “no matar” y luego va y le ordena al rey, que El escogió, ir y matar hasta el gato en Amalec. </text:span></text:p>
      <text:p text:style-name="P233">El rey va y mata, asesina, mujeres, niños, hasta los de pecho, ancianos, hombres y animales, mata <text:span text:style-name="T496">TODO</text:span>, asesina <text:span text:style-name="T496">TODO</text:span>, hasta el gato <text:note text:id="ftn2" text:note-class="footnote"><text:note-citation>2</text:note-citation><text:note-body><text:p text:style-name="P303"><text:bookmark-start text:name="__RefHeading___Toc39735_1836810514"/><text:alphabetical-index-mark-start text:id="IMark94415177250824"/><text:alphabetical-index-mark-start text:id="IMark94415210080200"/><text:span text:style-name="T436">1 Samuel 15</text:span><text:alphabetical-index-mark-end text:id="IMark94415210080200"/><text:alphabetical-index-mark-end text:id="IMark94415177250824"/><text:span text:style-name="T436">:8,15 <text:s/></text:span><text:a xlink:type="simple" xlink:href="https://www.biblegateway.com/passage/?search=1+Samuel+15%3A8%2C15&amp;version=RVA" text:style-name="Internet_20_link" text:visited-style-name="Visited_20_Internet_20_Link"><text:span text:style-name="T436">RVA</text:span></text:a><text:bookmark-end text:name="__RefHeading___Toc39735_1836810514"/></text:p></text:note-body></text:note>. Solo deja con vida al rey <text:span text:style-name="T257">de Amalec</text:span> y los mejores animales, con la intención de también matar los <text:span text:style-name="T413">animales</text:span> en sacrificio a ese Dios que le dio la orden de matar todo <text:span text:style-name="T496">y probablemente también matar al rey delante de YHWH, como efectivamente después lo hizo el profeta</text:span>. </text:p>
      <text:p text:style-name="Standard"><text:span text:style-name="T335">No, ese Dios bueno, que todo lo sabe, que muchos años antes había dado el mandamiento de no matar, pero que ahora parece que ya cambi</text:span><text:span text:style-name="T339">ó</text:span><text:span text:style-name="T335"> de parecer y le da la orden de matar mujeres, ancianos y niños (hasta los de pecho) al rey que El escogió, le dice a su profeta: </text:span><text:span text:style-name="Bible_5f_text"><text:span text:style-name="T387">”</text:span></text:span><text:bookmark text:name="es-RVA-2015-7572"/><text:span text:style-name="Bible_5f_text"><text:span text:style-name="T619">Me pesa haber puesto a Saúl como rey</text:span></text:span><text:span text:style-name="Bible_5f_text"><text:span text:style-name="T387">” </text:span></text:span><text:span text:style-name="Bible_5f_text"><text:span text:style-name="T387"><text:note text:id="ftn3" text:note-class="footnote"><text:note-citation>3</text:note-citation><text:note-body><text:p text:style-name="P304"><text:bookmark-start text:name="__RefHeading___Toc39733_1836810514"/><text:alphabetical-index-mark-start text:id="IMark94415210088792"/><text:alphabetical-index-mark-start text:id="IMark94415110735080"/><text:span text:style-name="T437">1 Samuel 15</text:span><text:alphabetical-index-mark-end text:id="IMark94415110735080"/><text:alphabetical-index-mark-end text:id="IMark94415210088792"/><text:span text:style-name="T437">:11 </text:span><text:a xlink:type="simple" xlink:href="https://www.biblegateway.com/passage/?search=1+Samuel+15%3A11&amp;version=RVA-2015" text:style-name="Internet_20_link" text:visited-style-name="Visited_20_Internet_20_Link"><text:span text:style-name="T437">RVA-2015</text:span></text:a><text:bookmark-end text:name="__RefHeading___Toc39733_1836810514"/></text:p></text:note-body></text:note></text:span></text:span><text:span text:style-name="T387">, </text:span><text:span text:style-name="Bible_5f_text"><text:span text:style-name="T387">“no ha cumplido mis palabras”</text:span></text:span><text:span text:style-name="T335">. ¿Sera que ese Dios no sabia que eso iba a pasar? </text:span><text:span text:style-name="T387">Porque parece que no</text:span><text:span text:style-name="T335">. </text:span></text:p>
      <text:p text:style-name="P231"><text:span text:style-name="T2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304"><text:bookmark-start text:name="__RefHeading___Toc39731_1836810514"/><text:alphabetical-index-mark-start text:id="IMark94415227825976"/><text:alphabetical-index-mark-start text:id="IMark94415210080200"/><text:span text:style-name="T437">1 Samuel 15</text:span><text:alphabetical-index-mark-end text:id="IMark94415210080200"/><text:alphabetical-index-mark-end text:id="IMark94415227825976"/><text:span text:style-name="T437">:35-16:1</text:span> <text:a xlink:type="simple" xlink:href="https://www.biblegateway.com/passage/?search=1+Samuel+15%3A35-16%3A1&amp;version=RVA-2015" text:style-name="Internet_20_link" text:visited-style-name="Visited_20_Internet_20_Link"><text:span text:style-name="T438">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584">Usease</text:span><text:span text:style-name="T12"> para ese Dios que le habla </text:span><text:span text:style-name="T12"><text:note text:id="ftn5" text:note-class="footnote"><text:note-citation>5</text:note-citation><text:note-body><text:p text:style-name="P304"><text:bookmark-start text:name="__RefHeading___Toc39729_1836810514"/><text:alphabetical-index-mark-start text:id="IMark94415110735080"/><text:alphabetical-index-mark-start text:id="IMark94415177250824"/><text:span text:style-name="T437">1 Samuel 16</text:span><text:alphabetical-index-mark-end text:id="IMark94415177250824"/><text:alphabetical-index-mark-end text:id="IMark94415110735080"/><text:span text:style-name="T437">:2 </text:span><text:a xlink:type="simple" xlink:href="https://www.biblegateway.com/passage/?search=1+Samuel+16%3A2&amp;version=RVA-2015" text:style-name="Internet_20_link" text:visited-style-name="Visited_20_Internet_20_Link"><text:span text:style-name="T437">RVA-2015</text:span></text:a><text:bookmark-end text:name="__RefHeading___Toc39729_1836810514"/></text:p></text:note-body></text:note></text:span><text:span text:style-name="T12">. </text:span></text:p>
      <text:p text:style-name="P233"><text:soft-page-break/>¿Como explicar a ese Dios bueno, que todo lo sabe, pero que ordena matar después de haber mandado no matar y que se vive arrepintiendo de lo que sabia que iba a pasar?</text:p>
      <text:p text:style-name="P234">Ese mismo Dios que se le olvid<text:span text:style-name="T31">ó</text:span> poner como mandamiento “no esclavizar”, tal vez porque ahora nos quiere de esclavos.</text:p>
      <text:p text:style-name="P235">Y las serpientes, que hablan.</text:p>
      <text:p text:style-name="P235">Y los burros que hablan.</text:p>
      <text:p text:style-name="P235">Y que todos salimos de una parejita.</text:p>
      <text:p text:style-name="P235">Y que primero fueron la tierra y el mar y luego las estrellas.</text:p>
      <text:p text:style-name="P235">Y que todo se creo en <text:span text:style-name="T493">7</text:span> días. <text:span text:style-name="T645">Perdón 6. </text:span>Esos que tienen mañana y tarde.</text:p>
      <text:p text:style-name="P235">Y que <text:span text:style-name="T17">unos tipos viven en un desierto comiendo </text:span>pan <text:span text:style-name="T17">que cae </text:span>del cielo por cuarenta años.</text:p>
      <text:p text:style-name="P23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35">Y que No<text:span text:style-name="T30">é,</text:span> y los animalitos en un barquito, <text:span text:style-name="T589">d</text:span>urante un <text:span text:style-name="T15">año en el que un</text:span> diluvio <text:span text:style-name="T15">de </text:span>cuarenta días llen<text:span text:style-name="T15">ó</text:span> el planeta entero de agua.</text:p>
      <text:p text:style-name="P237">Y que Noé<text:span text:style-name="T39"> tuvo sus hijos como a los 500 y pucho de años. ¿Serian añitos?</text:span></text:p>
      <text:p text:style-name="P237"><text:span text:style-name="T39">Y que </text:span>antes del diluvio las personas vivían como 900 años.</text:p>
      <text:p text:style-name="P235">Y que un pez grande se traga un tipo y después de <text:span text:style-name="T491">3</text:span> días lo escupe en un playa. <text:span text:style-name="T414">El tal</text:span> <text:span text:style-name="T16">Jonás.</text:span></text:p>
      <text:p text:style-name="P236"><text:soft-page-break/>Y <text:span text:style-name="T16">que </text:span>los muertos resucitan.</text:p>
      <text:p text:style-name="P236"><text:span text:style-name="T16">¿Donde están? ¿En el cielo o en el infierno? </text:span><text:span text:style-name="T16"><draw:frame draw:style-name="fr2" draw:name="Image1" text:anchor-type="as-char" svg:width="7mm" svg:height="7mm" draw:z-index="0"><draw:image xlink:href="Pictures/1000000100000078000000781F26994D56D57998.png" xlink:type="simple" xlink:show="embed" xlink:actuate="onLoad" draw:mime-type="image/png"/></draw:frame></text:span></text:p>
      <text:p text:style-name="P238">No parece muy científico <text:span text:style-name="T20">ni lógico</text:span> el asunto. <text:span text:style-name="T19">¿No?</text:span></text:p>
      <text:p text:style-name="P239">Surgen muchas preguntas. <text:span text:style-name="T256">Muchas de ellas asumen otras preguntas. Muchas de ellas asumen cosas que no dice la biblia. Muchas de ellas asumen cosas que no dice la ciencia.</text:span></text:p>
      <text:p text:style-name="P243">Est<text:span text:style-name="T630">a</text:span> <text:span text:style-name="T629">presentación</text:span> no va a responder estas preguntas una por una. Mas bien <text:span text:style-name="T252">tiene la intención de</text:span> matar todos los pájaros de un tiro, <text:span text:style-name="T487">como objetivo adicional al de dar unas buenas noticias y otras que no parecen buenas.</text:span></text:p>
      <text:p text:style-name="P329"/>
      <text:p text:style-name="P317"><draw:frame draw:style-name="fr1" draw:name="Frame2" text:anchor-type="paragraph" svg:width="136.01mm" style:rel-width="100%" svg:height="62.49mm" style:rel-height="25%" draw:z-index="3"><draw:text-box><text:p text:style-name="Frame_20_contents"/></draw:text-box></draw:frame><text:bookmark-start text:name="__RefHeading___Toc31384_2351945200"/>PARTE 2. CENTRO.<text:bookmark-end text:name="__RefHeading___Toc31384_2351945200"/></text:p>
      <text:h text:style-name="P320" text:outline-level="1"><text:bookmark-start text:name="__RefHeading___Toc28035_1627726659"/>Creador.<text:bookmark-end text:name="__RefHeading___Toc28035_1627726659"/></text:h>
      <text:h text:style-name="P322" text:outline-level="2"><text:bookmark-start text:name="__RefHeading___Toc28037_1627726659"/>Creatividad <text:span text:style-name="T32">técnica</text:span>.<text:bookmark-end text:name="__RefHeading___Toc28037_1627726659"/></text:h>
      <text:p text:style-name="P11">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0">á</text:span>bricas <text:span text:style-name="T290">que usan máquinas hechas por otras fábricas para construir</text:span> OBJETOS que le facilitan al hombre suplir sus necesidades básicas de comida, ropa, aseo y vivienda.</text:p>
      <text:p text:style-name="P12">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3"><text:span text:style-name="T625">Si realmente se quiere obtener un conocimiento objetivo, comprobable, en el cual no se necesite una fe, ese que nos gusta llamar cientifico, pero que a veces no es tan objetivo, ni tan comprobable, y que en mas de una ocaci</text:span><text:span text:style-name="T624">ón se parece mas a algo religioso que a algo en lo que no se necesita una fe, entonces, l</text:span>a creatividad técnica, es de lejos, el mecanismo mas importante, mas confiable, para <text:span text:style-name="T505">validar</text:span> cualquier modelo o teoría científica.</text:p>
      <text:p text:style-name="P13">Nadie puede <text:span text:style-name="T54">racionalmente </text:span>decir hoy: ”Yo no creo en aviones”, “<text:span text:style-name="T40">No, no, es que, yo no creo en aviones”.</text:span></text:p>
      <text:p text:style-name="P13">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512">Hace unos 1000 años era mucho más fácil decir “yo no creo en aviones”.</text:span></text:p>
      <text:p text:style-name="P14"><text:soft-page-break/>Nadie puede <text:span text:style-name="T55">racionalmente </text:span>decir hoy:”Yo no creo en <text:span text:style-name="T41">computadores</text:span>”, “<text:span text:style-name="T40">No, no, es que, yo no creo en computadores”.</text:span></text:p>
      <text:p text:style-name="P15">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6"><text:span text:style-name="T42">Sin embargo, no se puede decir lo mismo de l</text:span>o muy grande, lo muy lejano, lo muy pequeño, el pasado, el futuro.</text:p>
      <text:p text:style-name="P17">¿Quien ha construido una estrella, <text:span text:style-name="T38">una galaxia</text:span>?</text:p>
      <text:p text:style-name="P17">¿Quien ha construido <text:span text:style-name="T502">algo a partir de partículas elementales</text:span>?</text:p>
      <text:p text:style-name="P17">¿Quien ha construido un segundo, un minuto, una hora?</text:p>
      <text:p text:style-name="P180">La creatividad técnica <text:span text:style-name="T502">del ser humano</text:span>, <text:span text:style-name="T47">esa que usamos en el día a día, </text:span>no ha llegado a ese punto, <text:span text:style-name="T503">aunque probablemente no falte el que crea que sí.</text:span></text:p>
      <text:p text:style-name="P177">La creatividad técnica excluye cualquier disciplina que no construya su objeto de estudio <text:span text:style-name="T489">o algo con sus objetos de estudio</text:span>. Estudia las estrellas pero <text:span text:style-name="T490">¿</text:span>no <text:span text:style-name="T489">las construye y no </text:span>construye nada con ellas?. No califica. Estudia l<text:span text:style-name="T503">a</text:span>s <text:span text:style-name="T503">partículas elementales</text:span> pero <text:span text:style-name="T490">¿</text:span>no <text:span text:style-name="T489">las construye y </text:span>no construye nada con ell<text:span text:style-name="T503">a</text:span>s?. No califica. Estudia el tiempo pero <text:soft-page-break/><text:span text:style-name="T490">¿</text:span>no <text:span text:style-name="T489">lo construye y </text:span>no construye nada con el?. No califica. Estudia la gravedad pero <text:span text:style-name="T490">¿</text:span>no <text:span text:style-name="T489">la construye y </text:span>no construye nada con ella?. No califica. <text:span text:style-name="T490">Estudia los genes pero ¿nos los construye y no construye nada con ellos?. Adivine ¿que?: NO CALIFICA.</text:span></text:p>
      <text:p text:style-name="P181">Eso significa que las teorías científicas que hablan de este tipo de cosas no son tan científicas. No son realmente <text:span text:style-name="T626">ese </text:span>conocimiento <text:span text:style-name="T626">objetivo, comprobable y en el cual no se necesita una </text:span><text:span text:style-name="T627">fe</text:span>. <text:span text:style-name="T490">Son un campo de estudio, son un conjunto de hipótesis que no han sido validadas por una CREATIVIDAD TÉCNICA.</text:span></text:p>
      <text:p text:style-name="P185">Esto significa que la posición conceptual de esta presentación <text:span text:style-name="T504">frente</text:span> <text:span text:style-name="T504">a</text:span>l problema de demarcación es el usar la <text:span text:style-name="T490">CREATIVIDAD TÉCNICA</text:span> como “criterio de demarcación” entre lo que si ES y lo que no ES ciencia. Esa es la posición <text:span text:style-name="T504">de esta presentación frente</text:span> <text:span text:style-name="T504">a</text:span>l problema de demarcación.</text:p>
      <text:p text:style-name="P18">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19">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0">Mientras tanto no. <text:span text:style-name="T242">Mientras tanto son solo campos de estudio.</text:span></text:p>
      <text:p text:style-name="P21">La palabra “ciencia” <text:span text:style-name="T273">y la palabra “saber” s</text:span>e han vuel<text:span text:style-name="T260">t</text:span>o sinónimo<text:span text:style-name="T273">s</text:span> de “certeza” <text:span text:style-name="T274">en la mente de la mayoría de las personas</text:span>.</text:p>
      <text:p text:style-name="P22">Hay personas que creen tener certeza de lo que paso hace millones de años. “Esta demostrado científicamente”. “Lo sabemos”. “La ciencia ya lo demostró”.</text:p>
      <text:p text:style-name="P182"><text:span text:style-name="T280">La creatividad técnica es un</text:span> mejor <text:span text:style-name="T511">criterio, que los mas comúnmente utilizados</text:span>, para <text:span text:style-name="T275">determinar si una </text:span>hipótesis <text:span text:style-name="T275">es científica o no</text:span>. Mucho mas confiable, que cualquier otro <text:span text:style-name="T505">criterio, porque crea objetos que cualquiera puede utilizar. Este criterio evita </text:span>terminar llamando “ciencia” a <text:span text:style-name="T505">lo que solo es un campo de estudio</text:span>.</text:p>
      <text:h text:style-name="Heading_20_5" text:outline-level="5"><text:bookmark-start text:name="__RefHeading___Toc30342_2573619770"/><text:span text:style-name="T542">Aplicación</text:span>.<text:bookmark-end text:name="__RefHeading___Toc30342_2573619770"/></text:h>
      <text:p text:style-name="P192"><text:span text:style-name="T544">L</text:span>a aplicación <text:span text:style-name="T543">del criterio esta limitado por la tecnología creada</text:span>. <text:span text:style-name="T44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195">Un ejemplo son los transistores. Las teorías necesarias <text:span text:style-name="T545">y determinantes </text:span>para <text:span text:style-name="T538">las primeras patentes, en 1925 y en 1934, del FET, el </text:span><text:span text:style-name="T571">field-effect-transistor</text:span><text:span text:style-name="T538"> </text:span>fueron la <text:span text:style-name="T538">electromagnética y </text:span>la <text:span text:style-name="T538">química. </text:span>El<text:span text:style-name="T538"> mismo nombre </text:span>nos indica su funcionamiento: <text:span text:style-name="T539">la palabra </text:span><text:soft-page-break/><text:span text:style-name="T539">“</text:span><text:span text:style-name="T572">field</text:span><text:span text:style-name="T53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194">Si DESPUÉS <text:span text:style-name="T540">alguien usa una ideología estadística de partículas elementales para explicar el FET, según el criterio de creatividad técnica, dicha </text:span>teoría <text:span text:style-name="T538">no es validada porque nunca se necesitó para la creación de los primeros FET. </text:span></text:p>
      <text:p text:style-name="P196">Una <text:span text:style-name="T590">ideología</text:span> de <text:span text:style-name="T541">estadística de </text:span>partículas elementales, <text:span text:style-name="T548">imaginadas en el siglo 20,</text:span> NO se us<text:span text:style-name="T541">ó </text:span>para construir <text:span text:style-name="T541">los primeros</text:span> semiconductores, o diodos, <text:span text:style-name="T547">en el siglo 19,</text:span> o transistores, o FETs, <text:span text:style-name="T547">que son una extensión lógica del comportamiento electromagnético del diodo. </text:span>Se usa<text:span text:style-name="T541">ron</text:span> procesos químicos <text:span text:style-name="T547">y teoría electromagnética ya existentes y en maduración</text:span>.</text:p>
      <text:p text:style-name="P196">La explicación que se enseña en las instituciones educativas de como funciona un transistor, un diodo, o un semiconductor no es a partir de una teoría <text:span text:style-name="T541">estadística </text:span>de partículas elementales porque no se necesita para explicarlos. Es como explicar como hacer una “sopa” <text:span text:style-name="T546">con una ideología de la alquimia</text:span>. No se necesita.</text:p>
      <text:p text:style-name="P193"><text:span text:style-name="T544">L</text:span>a aplicación <text:span text:style-name="T543">del criterio esta limitado por la tecnología creada</text:span>.</text:p>
      <text:h text:style-name="P322" text:outline-level="2"><text:bookmark-start text:name="__RefHeading___Toc28039_1627726659"/><text:span text:style-name="T56">Complejidad técnica</text:span>.<text:bookmark-end text:name="__RefHeading___Toc28039_1627726659"/></text:h>
      <text:p text:style-name="P23"><text:span text:style-name="T591">Una mayor complejidad técnica requiere una mayor creatividad técnica, y viceversa. </text:span>La <text:span text:style-name="T56">complejidad</text:span> de l<text:span text:style-name="T415">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4"><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5">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6">Vemos y bajamos un video que nos gusta en Internet y se nos olvida lo que fue necesario para que eso pudiera suceder.</text:p>
      <text:p text:style-name="P26"><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18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187">No se necesita ser científico para usar productos de la ciencia.</text:p>
      <text:p text:style-name="P27">Por eso, es muy fácil subestimar la gran cantidad de avances en la creatividad técnica del hombre cuando simplemente se usa su resultado. Lo niños de ahora suelen pensar que Internet siempre a estado ahí.</text:p>
      <text:p text:style-name="P28"><text:span text:style-name="T65">Es fácil olvidar o ignorar que u</text:span>na mayor complejidad técnica requiere una mayor creatividad técnica, <text:span text:style-name="T591">y viceversa.</text:span></text:p>
      <text:h text:style-name="P322" text:outline-level="2"><text:bookmark-start text:name="__RefHeading___Toc28041_1627726659"/>Biología.<text:bookmark-end text:name="__RefHeading___Toc28041_1627726659"/></text:h>
      <text:p text:style-name="P29">Uno de los campos mas estudiados, mediante <text:span text:style-name="T261">máquinas</text:span> <text:span text:style-name="T261">como el microscopio electrónico, </text:span>resultado de la creatividad técnica del hombre, es <text:span text:style-name="T261">el de todo lo relacionado con</text:span> plantas, animales y el hombre. <text:span text:style-name="T262">Lo biológico.</text:span></text:p>
      <text:p text:style-name="P29">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29">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4">La maquinaria biológica es muchísimo mas compleja que la maquinaria hecha por el hombre.</text:p>
      <text:p text:style-name="P35">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6">Observamos en los animales sexuados que si se unen un macho y una hembra, <text:span text:style-name="T575">después</text:span> de un tiempo, nace de la hembra un pequeño animal con las mismas características, que con el tiempo crece, sin embargo no vemos que de un tren azulito y uno rosadito, que se un<text:span text:style-name="T639">e</text:span>n, después de un tiempo, salga un trencito <text:span text:style-name="T639">parecido a los dos primeros, y </text:span>que con el tiempo <text:span text:style-name="T575">cre</text:span><text:span text:style-name="T639">ce</text:span><text:span text:style-name="T575">.</text:span></text:p>
      <text:p text:style-name="P37">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2"><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0">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0">Nadie a creado una maquina que piense, que pueda remplazar al ser humano. Todas las maquinas que el hombre ha creado necesitan del hombre en <text:span text:style-name="T70">algún</text:span> momento para seguir funcionando.</text:p>
      <text:p text:style-name="P18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190">Mucho menos idea tenemos de como ensamblarlos para que funcione<text:span text:style-name="T63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90"><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3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39">En biología el hombre todavía no tiene creatividad técnica. Usa máquinas resultado de la creatividad técnica para estudiar la maquinaria biológica. <text:span text:style-name="T513">Es un campo de estudio, pero de acuerdo al criterio de creatividad técnica no es una ciencia. N</text:span>o <text:span text:style-name="T513">sabemos </text:span>constru<text:span text:style-name="T513">ir</text:span> maquinaria biológica <text:span text:style-name="T514">de cero, sin usar la preexistente</text:span>. No tenemos ni idea como hacerlo.</text:p>
      <text:h text:style-name="P322" text:outline-level="2"><text:bookmark-start text:name="__RefHeading___Toc2348_2607073284"/>Creador.<text:bookmark-end text:name="__RefHeading___Toc2348_2607073284"/></text:h>
      <text:p text:style-name="P40">Es indudable que el hombre tiene una gran creatividad técnica.</text:p>
      <text:p text:style-name="P41">La pregunta que surge es:</text:p>
      <text:p text:style-name="P42"><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2">Es absurdo.</text:p>
      <text:p text:style-name="P44">Es como <text:span text:style-name="T122">si alguien dijera:</text:span></text:p>
      <text:p text:style-name="P45">¿Hacer un cuchillo? Genial ! Inteligent<text:span text:style-name="T576">í</text:span>simo ! Gran Creatividad ! Qué maravilla de tecnología ! Que diseño !</text:p>
      <text:p text:style-name="P45">¿Hacer un Computador? Ahh no, eso si se hace solo. Eso solo hay que esperar <text:span text:style-name="T263">miles de </text:span>millones de años y se arma solito. Eso no tiene gracia. Que tontería. Mírelos ahí están. <text:span text:style-name="T259">Esa es la prueba de que se arman solitos. </text:span>Eso no tiene problema. Ahí esta la prueba.</text:p>
      <text:p text:style-name="P43"><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4">programa</text:span> mencionado.</text:p>
      <text:p text:style-name="P175">ES ABSURDO !</text:p>
      <text:p text:style-name="P46">Pero eso es lo que algunas personas creen, si se lo enseñan desde <text:span text:style-name="T265">chiquitas</text:span> en el colegio.</text:p>
      <text:p text:style-name="P47"><text:soft-page-break/>Es como si <text:span text:style-name="T416">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416">un robot del futuro que puede crear máquinas, pero </text:span>que <text:span text:style-name="T417">ni siquiera entiende como fue construido el mismo y que </text:span>la mas compleja de sus creaciones no <text:span text:style-name="T417">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48">Esa maquina, <text:span text:style-name="T418">ese robot,</text:span> tiene un problema de software. Tiene un virus <text:span text:style-name="T87">que lo está matando</text:span>. <text:span text:style-name="T88">Que <text:s/>a veces lo hace pensar de manera absurda.</text:span> Necesita el antivirus.</text:p>
      <text:p text:style-name="P49"><text:span text:style-name="T94">Por el</text:span> contrario, <text:span text:style-name="T94">si tenemos que:</text:span></text:p>
      <text:list text:style-name="L1">
        <text:list-item>
          <text:p text:style-name="P330"><text:span text:style-name="T318">Una mayor complejidad en una máquina requiere una mayor creatividad técnica. </text:span><text:a xlink:type="simple" xlink:href="#0.4.Complejidad técnica.|outline" text:style-name="Internet_20_link" text:visited-style-name="Visited_20_Internet_20_Link"><text:span text:style-name="T318">(1)</text:span></text:a></text:p>
        </text:list-item>
        <text:list-item>
          <text:p text:style-name="P330"><text:span text:style-name="T31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18">(2)</text:span></text:a></text:p>
        </text:list-item>
      </text:list>
      <text:p text:style-name="P50"><text:span text:style-name="T94">Es perfectamente lógico concluir </text:span>que:</text:p>
      <text:p text:style-name="P50">Las máquinas biológicas requieren <text:span text:style-name="T92">una </text:span>creatividad técnica <text:span text:style-name="T92">mucho mayor </text:span>que la <text:span text:style-name="T93">que requieren las </text:span>máquinas construidas por el hombre.</text:p>
      <text:p text:style-name="P51"><text:soft-page-break/>Luego si el ser humano se considera a si mismo inteligente, diseñador y creativo por todos los resultados, <text:span text:style-name="T515">por LA EVIDENCIA, </text:span><text:s/>de su creatividad técnica, tiene la necesidad lógica de reconocer que la creatividad técnica que requieren las máquinas biológicas, <text:span text:style-name="T515">esa EVIDENCIA que observamos en el día a día, </text:span>implican una inteligencia, diseño y creatividad aún mayor. </text:p>
      <text:p text:style-name="P52">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3">Pero no, ahí están todos los que creen que la cosa fue a punta de chepa. Y que creen que eso está “demostrado <text:span text:style-name="T266">científicamente</text:span>”.<text:span text:style-name="T16"><draw:frame draw:style-name="fr2" draw:name="Image2" text:anchor-type="as-char" svg:width="7mm" svg:height="7mm" draw:z-index="1"><draw:image xlink:href="Pictures/1000000100000078000000781F26994D56D57998.png" xlink:type="simple" xlink:show="embed" xlink:actuate="onLoad" draw:mime-type="image/png"/></draw:frame></text:span></text:p>
      <text:p text:style-name="P5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292"><text:bookmark-start text:name="__RefHeading___Toc39727_1836810514"/><text:alphabetical-index-mark-start text:id="IMark94415228552168"/><text:alphabetical-index-mark-start text:id="IMark94415118879912"/><text:span text:style-name="T294">Isaías 55</text:span><text:alphabetical-index-mark-end text:id="IMark94415118879912"/><text:alphabetical-index-mark-end text:id="IMark94415228552168"/><text:span text:style-name="T294">:9 </text:span><text:a xlink:type="simple" xlink:href="https://www.biblegateway.com/passage/?search=Isaías+55%3A9&amp;version=RVA-2015" text:style-name="Internet_20_link" text:visited-style-name="Visited_20_Internet_20_Link"><text:span text:style-name="T294">RVA-2015</text:span></text:a><text:span text:style-name="T293"> </text:span><text:a xlink:type="simple" xlink:href="https://biblehub.com/text/isaiah/55-9.htm" text:style-name="Internet_20_link" text:visited-style-name="Visited_20_Internet_20_Link"><text:span text:style-name="T295">biblehub</text:span></text:a><text:bookmark-end text:name="__RefHeading___Toc39727_1836810514"/></text:p></text:note-body></text:note></text:span>.</text:p>
      <text:p text:style-name="P189"><text:span text:style-name="T516">Si vamos a considerar creativo técnicamente al ser humano, TENEMOS que reconocer que el ser humano fue creado por una creatividad técnica muchísimo mayor</text:span>.</text:p>
      <text:p text:style-name="P10">¿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0"><text:soft-page-break/>El punto es que HAY un creador.</text:p>
      <text:p text:style-name="P55">¿Quiere conocerlo? El quiere lo <text:span text:style-name="T506">MISMO !</text:span></text:p>
      <text:h text:style-name="P323" text:outline-level="2"><text:bookmark-start text:name="__RefHeading___Toc28043_1627726659"/>Evidencia.<text:bookmark-end text:name="__RefHeading___Toc28043_1627726659"/></text:h>
      <text:p text:style-name="P56">Tod<text:span text:style-name="T139">a</text:span> la evidencia nos muestra que el ser humano tiene creatividad técnica, que es un ser técnicamente creativo.</text:p>
      <text:p text:style-name="P56"><text:span text:style-name="T97">Ahí</text:span> están todas las máquinas diseñadas y construidas por el hombre que cada vez son mas complejas y con mayor funcionalidad. Esa es la evidencia de su creatividad técnica.</text:p>
      <text:p text:style-name="P58">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205">Sin embargo, toda la evidencia nos muestra que esas plantas, animales y <text:s/>personas, toda esa maquinaria biológica tiene una complejidad técnica <text:span text:style-name="T605">muchísimo</text:span> mayor que cualquier cosa creada por el hombre.</text:p>
      <text:p text:style-name="P33"><text:span text:style-name="T593">La evidencia de dicha diferencia en complejidad entre lo que hace el hombre y la maquinaria biológica está en lo que pasa con el </text:span>ojo <text:span text:style-name="T592">d</text:span>e<text:span text:style-name="T592">l</text:span> accidente, <text:span text:style-name="T592">o el hígado, o el pulmón. N</text:span>o sabemos como reconstruir<text:span text:style-name="T592">lo</text:span> a partir de mi ADN. <text:span text:style-name="T592">Ahí están la</text:span>s células madre, <text:span text:style-name="T59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208">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207"><text:span text:style-name="T595">Por otro lado, s</text:span>i <text:span text:style-name="T594">algún proceso, o programa, o sistema, es</text:span> la causa de <text:span text:style-name="T595">la maquinaria biológica</text:span>, <text:span text:style-name="T594">dicho sistema, tendría que tener </text:span>una creatividad técnica <text:span text:style-name="T595">muy superior </text:span>que la que tiene el ser humano, <text:span text:style-name="T595">o haber sido creado por una creatividad </text:span><text:span text:style-name="T640">técnica</text:span><text:span text:style-name="T595"> muy superior a la del ser humano. A mayor complejidad técnica se requiere mayor creatividad técnica.</text:span></text:p>
      <text:p text:style-name="P206">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06">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57"><text:span text:style-name="T111">Tampoco</text:span> <text:span text:style-name="T111">observamos</text:span> <text:span text:style-name="T488">procesos espontáneos </text:span>que t<text:span text:style-name="T488">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57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322" text:outline-level="2"><text:bookmark-start text:name="__RefHeading___Toc28045_1627726659"/><text:span text:style-name="T84">Reproducción</text:span>.<text:bookmark-end text:name="__RefHeading___Toc28045_1627726659"/></text:h>
      <text:p text:style-name="P59"><text:span text:style-name="T270">La creatividad técnica, si realmente lo es, permite</text:span> repetir una y otra vez el mismo proceso, <text:span text:style-name="T271">permite</text:span> <text:span text:style-name="T106">repetir </text:span>el mecanismo mediante el cual se fabricó un objeto, una máquina, una tecnología. <text:span text:style-name="T272">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0">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0">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1">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1">Si <text:span text:style-name="T596">entendiéramos el funcionamiento podríamos construir un ojo, o un riñón, para usted, a partir de una gota de sangre suya</text:span>. <text:span text:style-name="T596">No podemos. No sabemos como</text:span>. <text:span text:style-name="T59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2">Pero ese creador, que por lógica y evidencia tiene que existir, si es que nos vamos a llamar a nosotros mismos diseñadores, inteligentes y creativos, es<text:span text:style-name="T517">e</text:span> si sabe como funciona el programita.</text:p>
      <text:p text:style-name="P62">Ese <text:span text:style-name="T59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57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507">2.0, en uno de mayor durabilidad, en uno mas resistente, uno que resista por ejemplo el fuego. Claro no estaríamos hablando del creador que habla la biblia sino de uno imaginado por una persona de este siglo. Algo que la biblia llama pecado.</text:span></text:p>
      <text:h text:style-name="P318" text:outline-level="1"><text:bookmark-start text:name="__RefHeading___Toc28047_1627726659"/>Resurrección.<text:bookmark-end text:name="__RefHeading___Toc28047_1627726659"/></text:h>
      <text:h text:style-name="P322" text:outline-level="2"><text:bookmark-start text:name="__RefHeading___Toc28049_1627726659"/>Futuro.<text:bookmark-end text:name="__RefHeading___Toc28049_1627726659"/></text:h>
      <text:p text:style-name="P10">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0">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69">Después</text:span>, al terminar la <text:span text:style-name="T114">impresión</text:span>, la persona impresa <text:span text:style-name="T114">podría</text:span> preguntarse: ¿Quien gano la partida de ruleta rusa que <text:span text:style-name="T114">estábamos</text:span> jugando?</text:p>
      <text:p text:style-name="P10">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441">ó</text:span>meros de su cromosoma, ese contador de copias que determina el <text:span text:style-name="T114">máximo</text:span> número de copias que puede hacerse de un<text:span text:style-name="T114">a</text:span> <text:span text:style-name="T114">célula</text:span> dada.</text:p>
      <text:p text:style-name="P10"><text:soft-page-break/><text:span text:style-name="T114">Tecnologías</text:span> como la clonaci<text:span text:style-name="T268">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0">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3"><text:span text:style-name="T117">¿</text:span>Como <text:span text:style-name="T117">serán</text:span> esas cosas que ojo no vio y <text:span text:style-name="T117">oído</text:span> no <text:span text:style-name="T117">oyó</text:span> a las que se refiere Pablo en el segundo capitulo de la <text:span text:style-name="T267">primera</text:span> carta a los Corintios? <text:note text:id="ftn7" text:note-class="footnote"><text:note-citation>7</text:note-citation><text:note-body><text:p text:style-name="P306"><text:bookmark-start text:name="__RefHeading___Toc39725_1836810514"/><text:alphabetical-index-mark-start text:id="IMark94415210089848"/><text:alphabetical-index-mark-start text:id="IMark94415110735080"/><text:span text:style-name="T598">1 Corintios 2</text:span><text:alphabetical-index-mark-end text:id="IMark94415110735080"/><text:alphabetical-index-mark-end text:id="IMark94415210089848"/><text:span text:style-name="T598">:9 </text:span><text:a xlink:type="simple" xlink:href="https://www.biblegateway.com/passage/?search=1+Corintios+2%3A9&amp;version=RVA" text:style-name="Internet_20_link" text:visited-style-name="Visited_20_Internet_20_Link"><text:span text:style-name="T598">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7">primer</text:span> cap<text:span text:style-name="T118">it</text:span>ulo de la carta a los Efesios? <text:note text:id="ftn8" text:note-class="footnote"><text:note-citation>8</text:note-citation><text:note-body><text:p text:style-name="P307"><text:bookmark-start text:name="__RefHeading___Toc39723_1836810514"/><text:alphabetical-index-mark-start text:id="IMark94415210088792"/><text:alphabetical-index-mark-start text:id="IMark94415228869080"/><text:alphabetical-index-mark-start text:id="IMark94415228552168"/><text:alphabetical-index-mark-start text:id="IMark94415126395032"/><text:span text:style-name="T599">Efesios 1</text:span><text:alphabetical-index-mark-end text:id="IMark94415126395032"/><text:alphabetical-index-mark-end text:id="IMark94415228552168"/><text:alphabetical-index-mark-end text:id="IMark94415228869080"/><text:alphabetical-index-mark-end text:id="IMark94415210088792"/><text:span text:style-name="T599">:3-14 </text:span><text:a xlink:type="simple" xlink:href="https://www.biblegateway.com/passage/?search=Efesios+1%3A3-14&amp;version=RVA" text:style-name="Internet_20_link" text:visited-style-name="Visited_20_Internet_20_Link"><text:span text:style-name="T599">RVA</text:span></text:a><text:bookmark-end text:name="__RefHeading___Toc39723_1836810514"/></text:p></text:note-body></text:note></text:p>
      <text:p text:style-name="P64">Veamos que dice la biblia.</text:p>
      <text:h text:style-name="P322" text:outline-level="2"><text:bookmark-start text:name="__RefHeading___Toc28051_1627726659"/>Física.<text:bookmark-end text:name="__RefHeading___Toc28051_1627726659"/></text:h>
      <text:p text:style-name="P65">La resurrección descrita en la biblia es física.</text:p>
      <text:p text:style-name="P4"><text:span text:style-name="T319">Yeshua, según </text:span><text:alphabetical-index-mark-start text:id="IMark94415228552168"/><text:alphabetical-index-mark-start text:id="IMark94415126395032"/><text:alphabetical-index-mark-start text:id="IMark94415177711624"/><text:alphabetical-index-mark-start text:id="IMark94415110735080"/><text:alphabetical-index-mark-start text:id="IMark94415209951960"/><text:alphabetical-index-mark-start text:id="IMark94415126394840"/><text:span text:style-name="T319">Lucas 2</text:span><text:alphabetical-index-mark-end text:id="IMark94415126394840"/><text:alphabetical-index-mark-end text:id="IMark94415209951960"/><text:span text:style-name="T319">4</text:span><text:alphabetical-index-mark-end text:id="IMark94415110735080"/><text:alphabetical-index-mark-end text:id="IMark94415177711624"/><text:alphabetical-index-mark-end text:id="IMark94415126395032"/><text:alphabetical-index-mark-end text:id="IMark94415228552168"/><text:span text:style-name="T319">, después de haber sido resucitado, se aparece en medio de sus apóstoles y les dice: </text:span><text:span text:style-name="Bible_5f_text"><text:span text:style-name="T319">”</text:span></text:span><text:bookmark text:name="es-RVA-2015-25998"/><text:span text:style-name="Bible_5f_text"><text:span text:style-name="T293">Miren mis manos y mis pies, que yo mismo soy. Palpen y vean, pues un espíritu </text:span></text:span><text:span text:style-name="Bible_5f_text"><text:span text:style-name="T362">NO</text:span></text:span><text:span text:style-name="Bible_5f_text"><text:span text:style-name="T293"> tiene carne ni huesos como ven que yo </text:span></text:span><text:span text:style-name="Bible_5f_text"><text:span text:style-name="T362">TENGO</text:span></text:span><text:span text:style-name="Bible_5f_text"><text:span text:style-name="T319">” </text:span></text:span><text:span text:style-name="Bible_5f_text"><text:span text:style-name="T319"><text:note text:id="ftn9" text:note-class="footnote"><text:note-citation>9</text:note-citation><text:note-body><text:p text:style-name="P294"><text:bookmark-start text:name="__RefHeading___Toc39721_1836810514"/><text:alphabetical-index-mark-start text:id="IMark94415126612280"/><text:alphabetical-index-mark-start text:id="IMark94415077145944"/><text:alphabetical-index-mark-start text:id="IMark94415210079432"/><text:alphabetical-index-mark-start text:id="IMark94415210078952"/><text:alphabetical-index-mark-start text:id="IMark94415153990152"/><text:alphabetical-index-mark-start text:id="IMark94415153566488"/><text:span text:style-name="T296">Lucas 2</text:span><text:alphabetical-index-mark-end text:id="IMark94415153566488"/><text:alphabetical-index-mark-end text:id="IMark94415153990152"/><text:span text:style-name="T296">4</text:span><text:alphabetical-index-mark-end text:id="IMark94415210078952"/><text:alphabetical-index-mark-end text:id="IMark94415210079432"/><text:alphabetical-index-mark-end text:id="IMark94415077145944"/><text:alphabetical-index-mark-end text:id="IMark94415126612280"/><text:span text:style-name="T296">:39 </text:span><text:a xlink:type="simple" xlink:href="https://www.biblegateway.com/passage/?search=Lucas+24%3A39&amp;version=RVA-2015" text:style-name="Internet_20_link" text:visited-style-name="Visited_20_Internet_20_Link"><text:span text:style-name="T296">RVA-2015</text:span></text:a><text:bookmark-end text:name="__RefHeading___Toc39721_1836810514"/></text:p></text:note-body></text:note></text:span></text:span><text:span text:style-name="T319">. Y en ese momento aceptó y comió pescado delante de ellos. A Tomás en </text:span><text:alphabetical-index-mark-start text:id="IMark94415126253112"/><text:alphabetical-index-mark-start text:id="IMark94415228869080"/><text:span text:style-name="T319">Juan 20</text:span><text:alphabetical-index-mark-end text:id="IMark94415228869080"/><text:alphabetical-index-mark-end text:id="IMark94415126253112"/><text:span text:style-name="T319"> le dice: </text:span><text:span text:style-name="Bible_5f_text"><text:span text:style-name="T319">“</text:span></text:span><text:span text:style-name="Bible_5f_text"><text:span text:style-name="T293">Pon tu dedo aquí y mira mis manos, pon acá tu </text:span></text:span><text:soft-page-break/><text:span text:style-name="Bible_5f_text"><text:span text:style-name="T293">mano y métela en mi costado, y no seas incrédulo sino creyente</text:span></text:span><text:span text:style-name="Bible_5f_text"><text:span text:style-name="T319">” </text:span></text:span><text:span text:style-name="Bible_5f_text"><text:span text:style-name="T319"><text:note text:id="ftn10" text:note-class="footnote"><text:note-citation>10</text:note-citation><text:note-body><text:p text:style-name="P6"><text:bookmark-start text:name="__RefHeading___Toc39719_1836810514"/><text:alphabetical-index-mark-start text:id="IMark94415210078952"/><text:alphabetical-index-mark-start text:id="IMark94415169084392"/><text:span text:style-name="T297">Juan 20</text:span><text:alphabetical-index-mark-end text:id="IMark94415169084392"/><text:alphabetical-index-mark-end text:id="IMark94415210078952"/><text:span text:style-name="T297">:27 </text:span><text:a xlink:type="simple" xlink:href="https://www.biblegateway.com/passage/?search=Juan+20%3A27&amp;version=RVA-2015" text:style-name="Internet_20_link" text:visited-style-name="Visited_20_Internet_20_Link"><text:span text:style-name="T297">RVA-2015</text:span></text:a><text:bookmark-end text:name="__RefHeading___Toc39719_1836810514"/></text:p></text:note-body></text:note></text:span></text:span><text:span text:style-name="T319">. Y Tomás se arrodilla y le dice: </text:span><text:span text:style-name="Bible_5f_text"><text:span text:style-name="T319">”S</text:span></text:span><text:span text:style-name="Bible_5f_text"><text:span text:style-name="T293">eñor mío, y Dios mío</text:span></text:span><text:span text:style-name="Bible_5f_text"><text:span text:style-name="T319">” </text:span></text:span><text:span text:style-name="Bible_5f_text"><text:span text:style-name="T319"><text:note text:id="ftn11" text:note-class="footnote"><text:note-citation>11</text:note-citation><text:note-body><text:p text:style-name="P6"><text:bookmark-start text:name="__RefHeading___Toc39717_1836810514"/><text:alphabetical-index-mark-start text:id="IMark94415210079432"/><text:alphabetical-index-mark-start text:id="IMark94415209951960"/><text:span text:style-name="T297">Juan 20</text:span><text:alphabetical-index-mark-end text:id="IMark94415209951960"/><text:alphabetical-index-mark-end text:id="IMark94415210079432"/><text:span text:style-name="T297">:28 </text:span><text:a xlink:type="simple" xlink:href="https://www.biblegateway.com/passage/?search=Juan+20%3A28&amp;version=RVA-2015" text:style-name="Internet_20_link" text:visited-style-name="Visited_20_Internet_20_Link"><text:span text:style-name="T297">RVA-2015</text:span></text:a><text:bookmark-end text:name="__RefHeading___Toc39717_1836810514"/></text:p></text:note-body></text:note></text:span></text:span><text:span text:style-name="T319">. La Biblia nos habla de una resurrección física, tiene cuerpo, se puede tocar, puede comer, la persona que resucita, no es algo abstracto, no es un espíritu, es algo físico y tiene carne y huesos.</text:span></text:p>
      <text:p text:style-name="P66">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67">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322" text:outline-level="2"><text:bookmark-start text:name="__RefHeading___Toc28053_1627726659"/>No pueden morir.<text:bookmark-end text:name="__RefHeading___Toc28053_1627726659"/></text:h>
      <text:p text:style-name="P5"><text:span text:style-name="T320">Ademas, la resurrección descrita en la biblia es una resurrección que es para no morir porque ya no puede morir. Yeshua le dice a unos </text:span><text:soft-page-break/><text:span text:style-name="T320">saduceos, en </text:span><text:alphabetical-index-mark-start text:id="IMark94415153990152"/><text:alphabetical-index-mark-start text:id="IMark94415210078952"/><text:alphabetical-index-mark-start text:id="IMark94415153566488"/><text:alphabetical-index-mark-start text:id="IMark94415210089848"/><text:span text:style-name="T320">Lucas 2</text:span><text:alphabetical-index-mark-end text:id="IMark94415210089848"/><text:alphabetical-index-mark-end text:id="IMark94415153566488"/><text:span text:style-name="T320">0</text:span><text:alphabetical-index-mark-end text:id="IMark94415210078952"/><text:alphabetical-index-mark-end text:id="IMark94415153990152"/><text:span text:style-name="T320">, que: </text:span><text:span text:style-name="Bible_5f_text"><text:span text:style-name="T320">“</text:span></text:span><text:span text:style-name="Bible_5f_text"><text:span text:style-name="T293">ya no pueden morir pues son como los ángeles, y son también hijos de Dios siendo hijos de la resurrección</text:span></text:span><text:span text:style-name="Bible_5f_text"><text:span text:style-name="T320">” </text:span></text:span><text:span text:style-name="Bible_5f_text"><text:span text:style-name="T320"><text:note text:id="ftn12" text:note-class="footnote"><text:note-citation>12</text:note-citation><text:note-body><text:p text:style-name="P6"><text:bookmark-start text:name="__RefHeading___Toc39715_1836810514"/><text:alphabetical-index-mark-start text:id="IMark94415210078952"/><text:alphabetical-index-mark-start text:id="IMark94415153990152"/><text:alphabetical-index-mark-start text:id="IMark94415210089848"/><text:alphabetical-index-mark-start text:id="IMark94415153566488"/><text:span text:style-name="T297">Lucas 2</text:span><text:alphabetical-index-mark-end text:id="IMark94415153566488"/><text:alphabetical-index-mark-end text:id="IMark94415210089848"/><text:span text:style-name="T297">0</text:span><text:alphabetical-index-mark-end text:id="IMark94415153990152"/><text:alphabetical-index-mark-end text:id="IMark94415210078952"/><text:span text:style-name="T297">:36 </text:span><text:a xlink:type="simple" xlink:href="https://www.biblegateway.com/passage/?search=Lucas+20%3A36&amp;version=RVA-2015" text:style-name="Internet_20_link" text:visited-style-name="Visited_20_Internet_20_Link"><text:span text:style-name="T297">RVA-2015</text:span></text:a><text:bookmark-end text:name="__RefHeading___Toc39715_1836810514"/></text:p></text:note-body></text:note></text:span></text:span><text:span text:style-name="T320">, es una resurrección que es para siempre. Esa es la resurrección de la que habla nuestro Señor.</text:span></text:p>
      <text:p text:style-name="P5"><text:span text:style-name="T321">Pablo, en </text:span><text:alphabetical-index-mark-start text:id="IMark94415153990152"/><text:alphabetical-index-mark-start text:id="IMark94415210078952"/><text:alphabetical-index-mark-start text:id="IMark94415153566488"/><text:alphabetical-index-mark-start text:id="IMark94415210089848"/><text:alphabetical-index-mark-start text:id="IMark94415154932536"/><text:alphabetical-index-mark-start text:id="IMark94415118879912"/><text:span text:style-name="T321">1 </text:span><text:span text:style-name="T388">C</text:span><text:span text:style-name="T321">orintios 1</text:span><text:alphabetical-index-mark-end text:id="IMark94415118879912"/><text:alphabetical-index-mark-end text:id="IMark94415154932536"/><text:span text:style-name="T321">5</text:span><text:alphabetical-index-mark-end text:id="IMark94415210089848"/><text:alphabetical-index-mark-end text:id="IMark94415153566488"/><text:alphabetical-index-mark-end text:id="IMark94415210078952"/><text:alphabetical-index-mark-end text:id="IMark94415153990152"/><text:span text:style-name="T321">, explica que </text:span><text:span text:style-name="Bible_5f_text"><text:span text:style-name="T321">“</text:span></text:span><text:bookmark text:name="es-RVA-28760"/><text:span text:style-name="Bible_5f_text"><text:span text:style-name="T293">Se siembra en corrupción se levantará en incorrupción</text:span></text:span><text:span text:style-name="Bible_5f_text"><text:span text:style-name="T321">” </text:span></text:span><text:span text:style-name="Bible_5f_text"><text:span text:style-name="T321"><text:note text:id="ftn13" text:note-class="footnote"><text:note-citation>13</text:note-citation><text:note-body><text:p text:style-name="P6"><text:bookmark-start text:name="__RefHeading___Toc39713_1836810514"/><text:alphabetical-index-mark-start text:id="IMark94415153566488"/><text:alphabetical-index-mark-start text:id="IMark94415210078952"/><text:alphabetical-index-mark-start text:id="IMark94415210089848"/><text:alphabetical-index-mark-start text:id="IMark94415118879912"/><text:alphabetical-index-mark-start text:id="IMark94415154932536"/><text:alphabetical-index-mark-start text:id="IMark94415149598664"/><text:span text:style-name="T297">1 Corintios 1</text:span><text:alphabetical-index-mark-end text:id="IMark94415149598664"/><text:alphabetical-index-mark-end text:id="IMark94415154932536"/><text:span text:style-name="T297">5</text:span><text:alphabetical-index-mark-end text:id="IMark94415118879912"/><text:alphabetical-index-mark-end text:id="IMark94415210089848"/><text:alphabetical-index-mark-end text:id="IMark94415210078952"/><text:alphabetical-index-mark-end text:id="IMark94415153566488"/><text:span text:style-name="T297">:42 </text:span><text:a xlink:type="simple" xlink:href="https://www.biblegateway.com/passage/?search=1+Corintios+15%3A42&amp;version=RVA" text:style-name="Internet_20_link" text:visited-style-name="Visited_20_Internet_20_Link"><text:span text:style-name="T297">RVA</text:span></text:a><text:bookmark-end text:name="__RefHeading___Toc39713_1836810514"/></text:p></text:note-body></text:note></text:span></text:span><text:span text:style-name="T321">, ya no puede morir. Mas adelante también en </text:span><text:alphabetical-index-mark-start text:id="IMark94415210079432"/><text:alphabetical-index-mark-start text:id="IMark94415126253112"/><text:alphabetical-index-mark-start text:id="IMark94415077145944"/><text:alphabetical-index-mark-start text:id="IMark94415126612280"/><text:alphabetical-index-mark-start text:id="IMark94415126395032"/><text:alphabetical-index-mark-start text:id="IMark94415228552168"/><text:span text:style-name="T321">1 </text:span><text:span text:style-name="T388">C</text:span><text:span text:style-name="T321">orintios 1</text:span><text:alphabetical-index-mark-end text:id="IMark94415228552168"/><text:alphabetical-index-mark-end text:id="IMark94415126395032"/><text:span text:style-name="T321">5</text:span><text:alphabetical-index-mark-end text:id="IMark94415126612280"/><text:alphabetical-index-mark-end text:id="IMark94415077145944"/><text:alphabetical-index-mark-end text:id="IMark94415126253112"/><text:alphabetical-index-mark-end text:id="IMark94415210079432"/><text:span text:style-name="T321">, dice que: </text:span><text:span text:style-name="Bible_5f_text"><text:span text:style-name="T321">“</text:span></text:span><text:bookmark text:name="es-RVA-2015-28735"/><text:span text:style-name="Bible_5f_text"><text:span text:style-name="T293">Y así como hemos llevado la imagen del terrenal, llevaremos también la imagen del celestia</text:span></text:span><text:span text:style-name="Bible_5f_text"><text:span text:style-name="T297">l” </text:span></text:span><text:span text:style-name="Bible_5f_text"><text:span text:style-name="T297"><text:note text:id="ftn14" text:note-class="footnote"><text:note-citation>14</text:note-citation><text:note-body><text:p text:style-name="P6"><text:bookmark-start text:name="__RefHeading___Toc39711_1836810514"/><text:alphabetical-index-mark-start text:id="IMark94415210089848"/><text:alphabetical-index-mark-start text:id="IMark94415210078952"/><text:alphabetical-index-mark-start text:id="IMark94415118879912"/><text:alphabetical-index-mark-start text:id="IMark94415149598664"/><text:alphabetical-index-mark-start text:id="IMark94415154932536"/><text:alphabetical-index-mark-start text:id="IMark94415119979560"/><text:span text:style-name="T297">1 Corintios 1</text:span><text:alphabetical-index-mark-end text:id="IMark94415119979560"/><text:alphabetical-index-mark-end text:id="IMark94415154932536"/><text:span text:style-name="T297">5</text:span><text:alphabetical-index-mark-end text:id="IMark94415149598664"/><text:alphabetical-index-mark-end text:id="IMark94415118879912"/><text:alphabetical-index-mark-end text:id="IMark94415210078952"/><text:alphabetical-index-mark-end text:id="IMark94415210089848"/><text:span text:style-name="T297">:49 </text:span><text:a xlink:type="simple" xlink:href="https://www.biblegateway.com/passage/?search=1+Corintios+15%3A49&amp;version=RVA-2015" text:style-name="Internet_20_link" text:visited-style-name="Visited_20_Internet_20_Link"><text:span text:style-name="T297">RVA-2015</text:span></text:a><text:bookmark-end text:name="__RefHeading___Toc39711_1836810514"/></text:p></text:note-body></text:note></text:span></text:span><text:span text:style-name="T321">. Es decir en cuerpos parecidos a los de los ángeles, o al de nuestro señor después de ser resucitado. En </text:span><text:alphabetical-index-mark-start text:id="IMark94415126394840"/><text:alphabetical-index-mark-start text:id="IMark94415209951960"/><text:alphabetical-index-mark-start text:id="IMark94415228869080"/><text:alphabetical-index-mark-start text:id="IMark94415118873576"/><text:span text:style-name="T321">Filipenses 3</text:span><text:alphabetical-index-mark-end text:id="IMark94415118873576"/><text:alphabetical-index-mark-end text:id="IMark94415228869080"/><text:alphabetical-index-mark-end text:id="IMark94415209951960"/><text:alphabetical-index-mark-end text:id="IMark94415126394840"/><text:span text:style-name="T321">, Pablo explica que Jesucristo </text:span><text:span text:style-name="Bible_5f_text"><text:span text:style-name="T321">“</text:span></text:span><text:span text:style-name="Bible_5f_text"><text:span text:style-name="T293">transformará nuestro cuerpo de humillación para que tenga la misma forma de su cuerpo de gloria, según la operación de su poder, para sujetar también a sí mismo todas las cosas</text:span></text:span><text:span text:style-name="Bible_5f_text"><text:span text:style-name="T321">” </text:span></text:span><text:span text:style-name="Bible_5f_text"><text:span text:style-name="T321"><text:note text:id="ftn15" text:note-class="footnote"><text:note-citation>15</text:note-citation><text:note-body><text:p text:style-name="P6"><text:bookmark-start text:name="__RefHeading___Toc39709_1836810514"/><text:alphabetical-index-mark-start text:id="IMark94415077145944"/><text:alphabetical-index-mark-start text:id="IMark94415126612280"/><text:alphabetical-index-mark-start text:id="IMark94415126253112"/><text:alphabetical-index-mark-start text:id="IMark94415210079432"/><text:span text:style-name="T297">Filipenses 3</text:span><text:alphabetical-index-mark-end text:id="IMark94415210079432"/><text:alphabetical-index-mark-end text:id="IMark94415126253112"/><text:alphabetical-index-mark-end text:id="IMark94415126612280"/><text:alphabetical-index-mark-end text:id="IMark94415077145944"/><text:span text:style-name="T297">:21 </text:span><text:a xlink:type="simple" xlink:href="https://www.biblegateway.com/passage/?search=Filipenses+3%3A21&amp;version=RVA-2015" text:style-name="Internet_20_link" text:visited-style-name="Visited_20_Internet_20_Link"><text:span text:style-name="T297">RVA-2015</text:span></text:a><text:bookmark-end text:name="__RefHeading___Toc39709_1836810514"/></text:p></text:note-body></text:note></text:span></text:span><text:span text:style-name="T321">. Un cuerpo que ya no puede morir. Uno como el de El mismo.</text:span></text:p>
      <text:p text:style-name="P284"><text:span text:style-name="T322">En </text:span><text:alphabetical-index-mark-start text:id="IMark94415126612280"/><text:alphabetical-index-mark-start text:id="IMark94415077145944"/><text:alphabetical-index-mark-start text:id="IMark94415126253112"/><text:alphabetical-index-mark-start text:id="IMark94415210079432"/><text:alphabetical-index-mark-start text:id="IMark94415126395032"/><text:alphabetical-index-mark-start text:id="IMark94415228552168"/><text:span text:style-name="T322">Lucas 2</text:span><text:alphabetical-index-mark-end text:id="IMark94415228552168"/><text:alphabetical-index-mark-end text:id="IMark94415126395032"/><text:span text:style-name="T322">4</text:span><text:alphabetical-index-mark-end text:id="IMark94415210079432"/><text:alphabetical-index-mark-end text:id="IMark94415126253112"/><text:alphabetical-index-mark-end text:id="IMark94415077145944"/><text:alphabetical-index-mark-end text:id="IMark94415126612280"/><text:span text:style-name="T322">, al tercer día de haber enterrado a Jesús, unos ángeles se les aparecen a las mujeres que fueron a la tumba y ellas llenas de miedo se inclinaron hasta el suelo, pero aquellos hombres les dijeron, </text:span><text:span text:style-name="Bible_5f_text"><text:span text:style-name="T322">“</text:span></text:span><text:span text:style-name="Bible_5f_text"><text:span text:style-name="T293">¿Por qué buscan entre los muertos al que vive?</text:span></text:span><text:span text:style-name="Bible_5f_text"><text:span text:style-name="T322">” </text:span></text:span><text:span text:style-name="Bible_5f_text"><text:span text:style-name="T322"><text:note text:id="ftn16" text:note-class="footnote"><text:note-citation>16</text:note-citation><text:note-body><text:p text:style-name="P8"><text:bookmark-start text:name="__RefHeading___Toc39707_1836810514"/><text:alphabetical-index-mark-start text:id="IMark94415077145944"/><text:alphabetical-index-mark-start text:id="IMark94415209951960"/><text:alphabetical-index-mark-start text:id="IMark94415149598664"/><text:alphabetical-index-mark-start text:id="IMark94415118879912"/><text:alphabetical-index-mark-start text:id="IMark94415210078952"/><text:alphabetical-index-mark-start text:id="IMark94415210089848"/><text:span text:style-name="T298">Lucas 2</text:span><text:alphabetical-index-mark-end text:id="IMark94415210089848"/><text:alphabetical-index-mark-end text:id="IMark94415210078952"/><text:span text:style-name="T298">4</text:span><text:alphabetical-index-mark-end text:id="IMark94415118879912"/><text:alphabetical-index-mark-end text:id="IMark94415149598664"/><text:alphabetical-index-mark-end text:id="IMark94415209951960"/><text:alphabetical-index-mark-end text:id="IMark94415077145944"/><text:span text:style-name="T298">:5 </text:span><text:a xlink:type="simple" xlink:href="https://www.biblegateway.com/passage/?search=Lucas+24%3A5&amp;version=RVA-2015" text:style-name="Internet_20_link" text:visited-style-name="Visited_20_Internet_20_Link"><text:span text:style-name="T298">RVA-2015</text:span></text:a><text:bookmark-end text:name="__RefHeading___Toc39707_1836810514"/></text:p></text:note-body></text:note></text:span></text:span><text:span text:style-name="T322">.</text:span></text:p>
      <text:p text:style-name="P209">Vivo para siempre porque ya no puede morir !</text:p>
      <text:p text:style-name="P68">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578">heelita</text:span><text:span text:style-name="T130"> </text:span><text:span text:style-name="T57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322" text:outline-level="2"><text:bookmark-start text:name="__RefHeading___Toc28055_1627726659"/>En el cielo.<text:bookmark-end text:name="__RefHeading___Toc28055_1627726659"/></text:h>
      <text:p text:style-name="P69">Claro, la pregunta obvia es: Bueno, y si está vivo, ¿Donde está? </text:p>
      <text:p text:style-name="P69">Yo no lo he visto. ¿Donde está Yeshua?</text:p>
      <text:p text:style-name="P69">¿Donde está ese cuerpo al que Tomás le metió el dedo, comió pescado con ellos, habló con ellos e interactuó de la misma manera que lo había hecho antes de morir?</text:p>
      <text:p text:style-name="P70">Y la respuesta nos la da la Biblia en el primer capítulo de Hechos de Los Apóstoles: Está en el cielo. O mejor dicho en el “<text:span text:style-name="T57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2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580">shamaim</text:span><text:span text:style-name="T323">”, viendo como Jesús se alejaba, dos hombres vestidos de blanco, dos ángeles, se aparecieron junto a ellos y les dijeron: </text:span><text:bookmark text:name="es-RVA-26934"/><text:span text:style-name="Bible_5f_text"><text:span text:style-name="T323">“</text:span></text:span><text:span text:style-name="Bible_5f_text"><text:span text:style-name="T293">Hombres galileos, ¿por qué se quedan de pie mirando al cielo? Este Jesús, quien fue tomado de ustedes arriba al cielo, vendrá </text:span></text:span><text:soft-page-break/><text:span text:style-name="Bible_5f_text"><text:span text:style-name="T293">de la misma manera como le han visto ir al cielo” </text:span></text:span><text:span text:style-name="Bible_5f_text"><text:span text:style-name="T293"><text:note text:id="ftn17" text:note-class="footnote"><text:note-citation>17</text:note-citation><text:note-body><text:p text:style-name="P8"><text:bookmark-start text:name="__RefHeading___Toc39705_1836810514"/><text:span text:style-name="T298"><text:s/></text:span><text:alphabetical-index-mark-start text:id="IMark94415126612280"/><text:alphabetical-index-mark-start text:id="IMark94415228552168"/><text:span text:style-name="T298">Hechos 1</text:span><text:alphabetical-index-mark-end text:id="IMark94415228552168"/><text:alphabetical-index-mark-end text:id="IMark94415126612280"/><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705_1836810514"/></text:p></text:note-body></text:note></text:span></text:span><text:span text:style-name="T323">. Está en el cielo, y volverá de la misma manera en que subió: físicamente. El mismo, no otra persona, la misma persona, con las heridas en los pies y manos, con todo su poder y gloria, nos anuncia el mismo Yeshua, en </text:span><text:alphabetical-index-mark-start text:id="IMark94415238371208"/><text:alphabetical-index-mark-start text:id="IMark94415154932536"/><text:span text:style-name="T323">Mateo 24</text:span><text:alphabetical-index-mark-end text:id="IMark94415154932536"/><text:alphabetical-index-mark-end text:id="IMark94415238371208"/><text:span text:style-name="T323">. Vendrá y reinará por mil años desde Israel.</text:span></text:p>
      <text:h text:style-name="P322" text:outline-level="2"><text:bookmark-start text:name="__RefHeading___Toc28057_1627726659"/>Para todos.<text:bookmark-end text:name="__RefHeading___Toc28057_1627726659"/></text:h>
      <text:p text:style-name="P288"><text:span text:style-name="T324">Esta resurrección de la que habla la Biblia es para todos, para todos los que han vivido desde Adán y Eva, están vivos y van a vivir. Todos. Buenos y malos. Eso es lo que nos dice la Biblia. Y</text:span><text:span text:style-name="T359">e</text:span><text:span text:style-name="T324">shua nos dice en </text:span><text:alphabetical-index-mark-start text:id="IMark94415154932536"/><text:alphabetical-index-mark-start text:id="IMark94415238371208"/><text:span text:style-name="T324">Juan 5</text:span><text:alphabetical-index-mark-end text:id="IMark94415238371208"/><text:alphabetical-index-mark-end text:id="IMark94415154932536"/><text:span text:style-name="T324"> que </text:span><text:span text:style-name="Bible_5f_text"><text:span text:style-name="T324">“</text:span></text:span><text:bookmark text:name="es-RVA-2015-26206"/><text:span text:style-name="Bible_5f_text"><text:span text:style-name="T293">No se asombren de esto, porque vendrá la hora cuando </text:span></text:span><text:span text:style-name="Bible_5f_text"><text:span text:style-name="T362">TODOS</text:span></text:span><text:span text:style-name="Bible_5f_text"><text:span text:style-name="T293"> los que están en los sepulcros oirán su voz y saldrán, los que hicieron el bien para la resurrección de vida pero los que practicaron el mal para la resurrección de</text:span></text:span><text:span text:style-name="Bible_5f_text"><text:span text:style-name="T324">” </text:span></text:span><text:span text:style-name="Bible_5f_text"><text:span text:style-name="T324"><text:note text:id="ftn18" text:note-class="footnote"><text:note-citation>18</text:note-citation><text:note-body><text:p text:style-name="Footnote"><text:bookmark-start text:name="__RefHeading___Toc39703_1836810514"/><text:span text:style-name="T293"><text:s/></text:span><text:alphabetical-index-mark-start text:id="IMark94415154932536"/><text:alphabetical-index-mark-start text:id="IMark94415238371208"/><text:span text:style-name="T298">Juan 5</text:span><text:alphabetical-index-mark-end text:id="IMark94415238371208"/><text:alphabetical-index-mark-end text:id="IMark94415154932536"/><text:span text:style-name="T298">:28-29 </text:span><text:a xlink:type="simple" xlink:href="https://www.biblegateway.com/passage/?search=Juan+5%3A28-29&amp;version=RVA-2015" text:style-name="Internet_20_link" text:visited-style-name="Visited_20_Internet_20_Link"><text:span text:style-name="T298">RVA-2015</text:span></text:a><text:bookmark-end text:name="__RefHeading___Toc39703_1836810514"/></text:p></text:note-body></text:note></text:span></text:span><text:span text:style-name="T324"><text:s/></text:span><text:span text:style-name="Bible_5f_text"><text:span text:style-name="T324">“juicio” </text:span></text:span><text:span text:style-name="Bible_5f_text"><text:span text:style-name="T324"><text:note text:id="ftn19" text:note-class="footnote"><text:note-citation>19</text:note-citation><text:note-body><text:p text:style-name="Footnote"><text:bookmark-start text:name="__RefHeading___Toc39701_1836810514"/><text:span text:style-name="T293"><text:s/></text:span><text:alphabetical-index-mark-start text:id="IMark94415238371208"/><text:alphabetical-index-mark-start text:id="IMark94415154932536"/><text:span text:style-name="T298">Juan 5</text:span><text:alphabetical-index-mark-end text:id="IMark94415154932536"/><text:alphabetical-index-mark-end text:id="IMark94415238371208"/><text:span text:style-name="T298">:29 </text:span><text:a xlink:type="simple" xlink:href="https://biblehub.com/text/john/5-29.htm" text:style-name="Internet_20_link" text:visited-style-name="Visited_20_Internet_20_Link"><text:span text:style-name="T298">biblehub</text:span></text:a><text:bookmark-end text:name="__RefHeading___Toc39701_1836810514"/></text:p></text:note-body></text:note></text:span></text:span><text:span text:style-name="T324">.</text:span></text:p>
      <text:p text:style-name="P7"><text:span text:style-name="T325">Pablo nos dice en Hechos de los Apóstoles 24 que </text:span><text:span text:style-name="Bible_5f_text"><text:span text:style-name="T325">“</text:span></text:span><text:bookmark text:name="es-RVA-2015-27752"/><text:span text:style-name="Bible_5f_text"><text:span text:style-name="T293">Tengo esperanza en Dios, la cual ellos mismos también abrigan, de que habrá resurrección de los justos y de los injustos</text:span></text:span><text:span text:style-name="Bible_5f_text"><text:span text:style-name="T325">” </text:span></text:span><text:span text:style-name="Bible_5f_text"><text:span text:style-name="T325"><text:note text:id="ftn20" text:note-class="footnote"><text:note-citation>20</text:note-citation><text:note-body><text:p text:style-name="Footnote"><text:bookmark-start text:name="__RefHeading___Toc39699_1836810514"/><text:span text:style-name="T293"><text:s/></text:span><text:alphabetical-index-mark-start text:id="IMark94415126612280"/><text:alphabetical-index-mark-start text:id="IMark94415228552168"/><text:alphabetical-index-mark-start text:id="IMark94415238373640"/><text:alphabetical-index-mark-start text:id="IMark94415169084392"/><text:span text:style-name="T299">Hechos 2</text:span><text:alphabetical-index-mark-end text:id="IMark94415169084392"/><text:alphabetical-index-mark-end text:id="IMark94415238373640"/><text:span text:style-name="T299">4</text:span><text:alphabetical-index-mark-end text:id="IMark94415228552168"/><text:alphabetical-index-mark-end text:id="IMark94415126612280"/><text:span text:style-name="T299">:15 </text:span><text:a xlink:type="simple" xlink:href="https://www.biblegateway.com/passage/?search=Hechos+24%3A15&amp;version=RVA-2015" text:style-name="Internet_20_link" text:visited-style-name="Visited_20_Internet_20_Link"><text:span text:style-name="T299">RVA-2015</text:span></text:a><text:bookmark-end text:name="__RefHeading___Toc39699_1836810514"/></text:p></text:note-body></text:note></text:span></text:span><text:span text:style-name="T325"><text:s/>y en </text:span><text:alphabetical-index-mark-start text:id="IMark94415154932536"/><text:alphabetical-index-mark-start text:id="IMark94415238371208"/><text:span text:style-name="T325">Revelación 20</text:span><text:alphabetical-index-mark-end text:id="IMark94415238371208"/><text:alphabetical-index-mark-end text:id="IMark94415154932536"/><text:span text:style-name="T325"> la Biblia nos dice que: </text:span><text:span text:style-name="Bible_5f_text"><text:span text:style-name="T325">”Y el mar entregó los muertos que estaban en él, y la Muerte y el Hades entregaron los muertos que estaban en ellos; y fueron juzgados, cada uno según sus obras” </text:span></text:span><text:span text:style-name="Bible_5f_text"><text:span text:style-name="T325"><text:note text:id="ftn21" text:note-class="footnote"><text:note-citation>21</text:note-citation><text:note-body><text:p text:style-name="P295"><text:bookmark-start text:name="__RefHeading___Toc39697_1836810514"/><text:span text:style-name="T293"><text:s/></text:span><text:alphabetical-index-mark-start text:id="IMark94415209951960"/><text:alphabetical-index-mark-start text:id="IMark94415149598664"/><text:span text:style-name="T300">Revelación 20</text:span><text:alphabetical-index-mark-end text:id="IMark94415149598664"/><text:alphabetical-index-mark-end text:id="IMark94415209951960"/><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97_1836810514"/></text:p></text:note-body></text:note></text:span></text:span><text:span text:style-name="T325">. Todos los muertos resucitan. La resurrección de la Biblia es para todos. </text:span></text:p>
      <text:h text:style-name="P322" text:outline-level="2"><text:bookmark-start text:name="__RefHeading___Toc28059_1627726659"/><text:soft-page-break/>No ha sucedido.<text:bookmark-end text:name="__RefHeading___Toc28059_1627726659"/></text:h>
      <text:p text:style-name="P285"><text:span text:style-name="T326">La resurrección que habla la Biblia no ha sucedido. Los muertos no van resucitando a medida que se van muriendo. No, en la Biblia, si tu mueres, no puedes hacer nada, </text:span><text:span text:style-name="Bible_5f_text"><text:span text:style-name="T293">“</text:span></text:span><text:span text:style-name="Bible_5f_text"><text:span text:style-name="T327">p</text:span></text:span><text:span text:style-name="Bible_5f_text"><text:span text:style-name="T293">orque en el Seol, a donde vas, no hay obras, ni cuentas, ni conocimiento, ni sabiduría” </text:span></text:span><text:span text:style-name="Bible_5f_text"><text:span text:style-name="T293"><text:note text:id="ftn22" text:note-class="footnote"><text:note-citation>22</text:note-citation><text:note-body><text:p text:style-name="P293"><text:bookmark-start text:name="__RefHeading___Toc39695_1836810514"/><text:span text:style-name="T301"><text:s/></text:span><text:alphabetical-index-mark-start text:id="IMark94415149598664"/><text:alphabetical-index-mark-start text:id="IMark94415209951960"/><text:span text:style-name="T301">Eclesiastés 9</text:span><text:alphabetical-index-mark-end text:id="IMark94415209951960"/><text:alphabetical-index-mark-end text:id="IMark94415149598664"/><text:span text:style-name="T301">:10 </text:span><text:a xlink:type="simple" xlink:href="https://www.biblegateway.com/passage/?search=Eclesiastés+9%3A10&amp;version=RVA-2015" text:style-name="Internet_20_link" text:visited-style-name="Visited_20_Internet_20_Link"><text:span text:style-name="T301">RVA-2015</text:span></text:a><text:bookmark-end text:name="__RefHeading___Toc39695_1836810514"/></text:p></text:note-body></text:note></text:span></text:span><text:span text:style-name="T328">, no hay memoria de Dios y no se puede alabarlo </text:span><text:span text:style-name="T366">ni conocerlo</text:span><text:span text:style-name="T328"> </text:span><text:span text:style-name="T328"><text:note text:id="ftn23" text:note-class="footnote"><text:note-citation>23</text:note-citation><text:note-body><text:p text:style-name="P297"><text:bookmark-start text:name="__RefHeading___Toc39693_1836810514"/><text:span text:style-name="T302"><text:s/></text:span><text:alphabetical-index-mark-start text:id="IMark94415118879912"/><text:alphabetical-index-mark-start text:id="IMark94415209951960"/><text:alphabetical-index-mark-start text:id="IMark94415153566488"/><text:span text:style-name="T302">Salmo 6</text:span><text:alphabetical-index-mark-end text:id="IMark94415153566488"/><text:alphabetical-index-mark-end text:id="IMark94415209951960"/><text:alphabetical-index-mark-end text:id="IMark94415118879912"/><text:span text:style-name="T302">:5 </text:span><text:a xlink:type="simple" xlink:href="https://www.biblegateway.com/passage/?search=Salmos+6%3A5&amp;version=RVA-2015" text:style-name="Internet_20_link" text:visited-style-name="Visited_20_Internet_20_Link"><text:span text:style-name="T302">RVA-2015</text:span></text:a><text:bookmark-end text:name="__RefHeading___Toc39693_1836810514"/></text:p></text:note-body></text:note></text:span><text:span text:style-name="T328">. Su cuerpo está en la tierra, en el sepulcro, hecho polvo y su espíritu regresó a Dios que fue quien lo dio </text:span><text:span text:style-name="T328"><text:note text:id="ftn24" text:note-class="footnote"><text:note-citation>24</text:note-citation><text:note-body><text:p text:style-name="P297"><text:bookmark-start text:name="__RefHeading___Toc39691_1836810514"/><text:span text:style-name="T302"><text:s/></text:span><text:alphabetical-index-mark-start text:id="IMark94415118879912"/><text:alphabetical-index-mark-start text:id="IMark94415209951960"/><text:span text:style-name="T302">Eclesiastés 12</text:span><text:alphabetical-index-mark-end text:id="IMark94415209951960"/><text:alphabetical-index-mark-end text:id="IMark94415118879912"/><text:span text:style-name="T302">:7 </text:span><text:a xlink:type="simple" xlink:href="https://www.biblegateway.com/passage/?search=Eclesiastés+12%3A7&amp;version=RVA-2015" text:style-name="Internet_20_link" text:visited-style-name="Visited_20_Internet_20_Link"><text:span text:style-name="T302">RVA-2015</text:span></text:a><text:bookmark-end text:name="__RefHeading___Toc39691_1836810514"/></text:p></text:note-body></text:note></text:span><text:span text:style-name="T328">, </text:span><text:span text:style-name="T366">es decir que todo volvió a como estaba antes de estar vivo</text:span><text:span text:style-name="T328">. O como dice nuestro señor: está dormidito. </text:span><text:span text:style-name="T366">Un muerto s</text:span><text:span text:style-name="T328">olo puede hacer esas cosas cuando </text:span><text:span text:style-name="T366">deja de estar muerto</text:span><text:span text:style-name="T328">, </text:span><text:span text:style-name="T366">cuando a vuelto a vivir, cuando </text:span><text:span text:style-name="T328">se ha levantado del sepulcro. </text:span></text:p>
      <text:p text:style-name="P285"><text:span text:style-name="T328">YHWH </text:span><text:span text:style-name="T579">heelita</text:span><text:span text:style-name="T328"> </text:span><text:span text:style-name="T579">min</text:span><text:span text:style-name="T328"> </text:span><text:span text:style-name="T358">S</text:span><text:span text:style-name="T328">heol. Esto no ha sucedido con excepción de Yeshua y otros pocos: mas de quinientos, menos de 144.000. Unos pocos. En </text:span><text:alphabetical-index-mark-start text:id="IMark94415209951960"/><text:alphabetical-index-mark-start text:id="IMark94415118879912"/><text:span text:style-name="T328">Revelación 20</text:span><text:alphabetical-index-mark-end text:id="IMark94415118879912"/><text:alphabetical-index-mark-end text:id="IMark94415209951960"/><text:span text:style-name="T328">, la Biblia nos dice que estos pocos volvieron a la vida y reinaron con Cristo durante mil años </text:span><text:span text:style-name="T328"><text:note text:id="ftn25" text:note-class="footnote"><text:note-citation>25</text:note-citation><text:note-body><text:p text:style-name="P296"><text:bookmark-start text:name="__RefHeading___Toc39689_1836810514"/><text:span text:style-name="T303"><text:s/></text:span><text:alphabetical-index-mark-start text:id="IMark94415118879912"/><text:alphabetical-index-mark-start text:id="IMark94415209951960"/><text:span text:style-name="T303">Revelación 20</text:span><text:alphabetical-index-mark-end text:id="IMark94415209951960"/><text:alphabetical-index-mark-end text:id="IMark94415118879912"/><text:span text:style-name="T303">:4 </text:span><text:a xlink:type="simple" xlink:href="https://www.biblegateway.com/passage/?search=Apocalipsis+20%3A4&amp;version=RVA-2015" text:style-name="Internet_20_link" text:visited-style-name="Visited_20_Internet_20_Link"><text:span text:style-name="T303">RVA-2015</text:span></text:a><text:bookmark-end text:name="__RefHeading___Toc39689_1836810514"/></text:p></text:note-body></text:note></text:span><text:span text:style-name="T328">, y que </text:span><text:span text:style-name="Bible_5f_text"><text:span text:style-name="T328">“</text:span></text:span><text:span text:style-name="Bible_5f_text"><text:span text:style-name="T293">los demás muertos no volvieron a vivir, sino hasta que se cumplieran los mil años</text:span></text:span><text:span text:style-name="Bible_5f_text"><text:span text:style-name="T328">”</text:span></text:span><text:span text:style-name="T328"> </text:span><text:span text:style-name="T328"><text:note text:id="ftn26" text:note-class="footnote"><text:note-citation>26</text:note-citation><text:note-body><text:p text:style-name="Footnote"><text:bookmark-start text:name="__RefHeading___Toc39687_1836810514"/><text:span text:style-name="T293"><text:s/></text:span><text:alphabetical-index-mark-start text:id="IMark94415118879912"/><text:alphabetical-index-mark-start text:id="IMark94415209951960"/><text:span text:style-name="T300">Revelación 20</text:span><text:alphabetical-index-mark-end text:id="IMark94415209951960"/><text:alphabetical-index-mark-end text:id="IMark94415118879912"/><text:span text:style-name="T300">:5 </text:span><text:a xlink:type="simple" xlink:href="https://www.biblegateway.com/passage/?search=Apocalipsis+20%3A5&amp;version=RVA-2015" text:style-name="Internet_20_link" text:visited-style-name="Visited_20_Internet_20_Link"><text:span text:style-name="T300">RVA-2015</text:span></text:a><text:bookmark-end text:name="__RefHeading___Toc39687_1836810514"/></text:p></text:note-body></text:note></text:span><text:span text:style-name="T328">. Mil años que dura día del Señor. El día de Yeshua Melekh HaMashiakh. Mil años en los que habrá paz porque </text:span><text:span text:style-name="T334">el </text:span><text:span text:style-name="T328">Satán estará encadenado. En </text:span><text:alphabetical-index-mark-start text:id="IMark94415153566488"/><text:alphabetical-index-mark-start text:id="IMark94415077145944"/><text:span text:style-name="T328">Revelación 20</text:span><text:alphabetical-index-mark-end text:id="IMark94415077145944"/><text:alphabetical-index-mark-end text:id="IMark94415153566488"/><text:span text:style-name="T328"> la Biblia también nos dice que </text:span><text:span text:style-name="Bible_5f_text"><text:span text:style-name="T328">“c</text:span></text:span><text:span text:style-name="Bible_5f_text"><text:span text:style-name="T293">uando se cumplan los mil años, Satanás será soltado de su prisión” </text:span></text:span><text:span text:style-name="T328"><text:note text:id="ftn27" text:note-class="footnote"><text:note-citation>27</text:note-citation><text:note-body><text:p text:style-name="Footnote"><text:bookmark-start text:name="__RefHeading___Toc39685_1836810514"/><text:span text:style-name="T293"><text:s/></text:span><text:alphabetical-index-mark-start text:id="IMark94415153566488"/><text:alphabetical-index-mark-start text:id="IMark94415077145944"/><text:span text:style-name="T304">Revelación 20</text:span><text:alphabetical-index-mark-end text:id="IMark94415077145944"/><text:alphabetical-index-mark-end text:id="IMark94415153566488"/><text:span text:style-name="T304">:7 </text:span><text:a xlink:type="simple" xlink:href="https://www.biblegateway.com/passage/?search=Apocalipsis+20%3A7&amp;version=RVA-2015" text:style-name="Internet_20_link" text:visited-style-name="Visited_20_Internet_20_Link"><text:span text:style-name="T304">RVA-2015</text:span></text:a><text:bookmark-end text:name="__RefHeading___Toc39685_1836810514"/></text:p></text:note-body></text:note></text:span><text:span text:style-name="T328"><text:s/>para su destrucción total, y después de eso que </text:span><text:span text:style-name="T363">ahí si: </text:span><text:span text:style-name="Bible_5f_text"><text:span text:style-name="T328">“el mar entregó los muertos que estaban en él, </text:span></text:span><text:soft-page-break/><text:span text:style-name="Bible_5f_text"><text:span text:style-name="T328">y la Muerte y el Hades entregaron los muertos que estaban en ellos; y fueron juzgados, cada uno según sus obras” </text:span></text:span><text:span text:style-name="Bible_5f_text"><text:span text:style-name="T328"><text:note text:id="ftn28" text:note-class="footnote"><text:note-citation>28</text:note-citation><text:note-body><text:p text:style-name="P298"><text:bookmark-start text:name="__RefHeading___Toc39683_1836810514"/><text:span text:style-name="T293"><text:s/></text:span><text:alphabetical-index-mark-start text:id="IMark94415153566488"/><text:alphabetical-index-mark-start text:id="IMark94415077145944"/><text:span text:style-name="T300">Revelación 20</text:span><text:alphabetical-index-mark-end text:id="IMark94415077145944"/><text:alphabetical-index-mark-end text:id="IMark94415153566488"/><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83_1836810514"/></text:p></text:note-body></text:note></text:span></text:span><text:span text:style-name="T328">.</text:span></text:p>
      <text:p text:style-name="P9"><text:span text:style-name="T329">Jesús explica en </text:span><text:alphabetical-index-mark-start text:id="IMark94415077145944"/><text:alphabetical-index-mark-start text:id="IMark94415153566488"/><text:span text:style-name="T329">Juan 6</text:span><text:alphabetical-index-mark-end text:id="IMark94415153566488"/><text:alphabetical-index-mark-end text:id="IMark94415077145944"/><text:span text:style-name="T329"> que: </text:span><text:bookmark text:name="es-RVA-26296"/><text:span text:style-name="Bible_5f_text"><text:span text:style-name="T329">“</text:span></text:span><text:bookmark text:name="es-RVA-2015-26264"/><text:span text:style-name="Bible_5f_text"><text:span text:style-name="T29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93"><text:note text:id="ftn29" text:note-class="footnote"><text:note-citation>29</text:note-citation><text:note-body><text:p text:style-name="Footnote"><text:bookmark-start text:name="__RefHeading___Toc39681_1836810514"/><text:span text:style-name="T293"><text:s/></text:span><text:alphabetical-index-mark-start text:id="IMark94415077145944"/><text:alphabetical-index-mark-start text:id="IMark94415153566488"/><text:span text:style-name="T305">Juan 6</text:span><text:alphabetical-index-mark-end text:id="IMark94415153566488"/><text:alphabetical-index-mark-end text:id="IMark94415077145944"/><text:span text:style-name="T305">:39-40 </text:span><text:a xlink:type="simple" xlink:href="https://www.biblegateway.com/passage/?search=Juan+6%3A39-40&amp;version=RVA-2015" text:style-name="Internet_20_link" text:visited-style-name="Visited_20_Internet_20_Link"><text:span text:style-name="T305">RVA-2015</text:span></text:a><text:bookmark-end text:name="__RefHeading___Toc39681_1836810514"/></text:p></text:note-body></text:note></text:span></text:span><text:span text:style-name="T293">. </text:span><text:span text:style-name="T330">No antes. </text:span><text:span text:style-name="T364">La resurrección de la inmensa mayoría es hasta el día final.</text:span></text:p>
      <text:p text:style-name="P210">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93"><text:s/></text:span><text:alphabetical-index-mark-start text:id="IMark94415153566488"/><text:alphabetical-index-mark-start text:id="IMark94415077145944"/><text:span text:style-name="T306">2 Timoteo 2</text:span><text:alphabetical-index-mark-end text:id="IMark94415077145944"/><text:alphabetical-index-mark-end text:id="IMark94415153566488"/><text:span text:style-name="T306">:18 <text:s/></text:span><text:a xlink:type="simple" xlink:href="https://www.biblegateway.com/passage/?search=2+Timoteo+2%3A18&amp;version=RVA" text:style-name="Internet_20_link" text:visited-style-name="Visited_20_Internet_20_Link"><text:span text:style-name="T306">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291"><text:span text:style-name="T365">S</text:span><text:span text:style-name="T332">egún</text:span><text:span text:style-name="T293"> </text:span><text:alphabetical-index-mark-start text:id="IMark94415153566488"/><text:alphabetical-index-mark-start text:id="IMark94415209951960"/><text:alphabetical-index-mark-start text:id="IMark94415118879912"/><text:alphabetical-index-mark-start text:id="IMark94415210089848"/><text:span text:style-name="T293">Juan 1</text:span><text:alphabetical-index-mark-end text:id="IMark94415210089848"/><text:alphabetical-index-mark-end text:id="IMark94415118879912"/><text:span text:style-name="T293">1</text:span><text:alphabetical-index-mark-end text:id="IMark94415209951960"/><text:alphabetical-index-mark-end text:id="IMark94415153566488"/><text:span text:style-name="T293"> </text:span><text:span text:style-name="T332">Jes</text:span><text:span text:style-name="T341">ucristo</text:span><text:span text:style-name="T293"> afirma que: </text:span><text:span text:style-name="Bible_5f_text"><text:span text:style-name="T293">"Nuestro amigo Lázaro duerme pero voy para despertarlo" </text:span></text:span><text:span text:style-name="Bible_5f_text"><text:span text:style-name="T293"><text:note text:id="ftn31" text:note-class="footnote"><text:note-citation>31</text:note-citation><text:note-body><text:p text:style-name="Footnote"><text:bookmark-start text:name="__RefHeading___Toc39677_1836810514"/><text:span text:style-name="T293"><text:s/></text:span><text:alphabetical-index-mark-start text:id="IMark94415209951960"/><text:alphabetical-index-mark-start text:id="IMark94415153566488"/><text:alphabetical-index-mark-start text:id="IMark94415118879912"/><text:alphabetical-index-mark-start text:id="IMark94415210089848"/><text:span text:style-name="T316">Juan 1</text:span><text:alphabetical-index-mark-end text:id="IMark94415210089848"/><text:alphabetical-index-mark-end text:id="IMark94415118879912"/><text:span text:style-name="T316">1</text:span><text:alphabetical-index-mark-end text:id="IMark94415153566488"/><text:alphabetical-index-mark-end text:id="IMark94415209951960"/><text:span text:style-name="T316">:11 </text:span><text:a xlink:type="simple" xlink:href="https://www.biblegateway.com/passage/?search=Juan+11%3A11&amp;version=RVA-2015" text:style-name="Internet_20_link" text:visited-style-name="Visited_20_Internet_20_Link"><text:span text:style-name="T316">RVA-2015</text:span></text:a><text:bookmark-end text:name="__RefHeading___Toc39677_1836810514"/></text:p></text:note-body></text:note></text:span></text:span><text:span text:style-name="T293"><text:s/>y luego explica </text:span><text:span text:style-name="Bible_5f_text"><text:span text:style-name="T293">"</text:span></text:span><text:span text:style-name="Bible_5f_text"><text:span text:style-name="T332">Lázaro</text:span></text:span><text:span text:style-name="Bible_5f_text"><text:span text:style-name="T293"> </text:span></text:span><text:span text:style-name="Bible_5f_text"><text:span text:style-name="T316">h</text:span></text:span><text:span text:style-name="Bible_5f_text"><text:span text:style-name="T293">a muerto" </text:span></text:span><text:span text:style-name="Bible_5f_text"><text:span text:style-name="T293"><text:note text:id="ftn32" text:note-class="footnote"><text:note-citation>32</text:note-citation><text:note-body><text:p text:style-name="Footnote"><text:bookmark-start text:name="__RefHeading___Toc39675_1836810514"/><text:span text:style-name="T293"><text:s/></text:span><text:alphabetical-index-mark-start text:id="IMark94415209951960"/><text:alphabetical-index-mark-start text:id="IMark94415153566488"/><text:alphabetical-index-mark-start text:id="IMark94415210089848"/><text:alphabetical-index-mark-start text:id="IMark94415118879912"/><text:span text:style-name="T316">Juan 1</text:span><text:alphabetical-index-mark-end text:id="IMark94415118879912"/><text:alphabetical-index-mark-end text:id="IMark94415210089848"/><text:span text:style-name="T316">1</text:span><text:alphabetical-index-mark-end text:id="IMark94415153566488"/><text:alphabetical-index-mark-end text:id="IMark94415209951960"/><text:span text:style-name="T316">:14 </text:span><text:a xlink:type="simple" xlink:href="https://www.biblegateway.com/passage/?search=Juan+11%3A14&amp;version=RVA-2015" text:style-name="Internet_20_link" text:visited-style-name="Visited_20_Internet_20_Link"><text:span text:style-name="T316">RVA-2015</text:span></text:a><text:bookmark-end text:name="__RefHeading___Toc39675_1836810514"/></text:p></text:note-body></text:note></text:span></text:span><text:span text:style-name="T293">. </text:span><text:span text:style-name="T377">Al muerto s</text:span><text:span text:style-name="T376">e necesita despertarlo para que vuelva a vivir.</text:span></text:p>
      <text:p text:style-name="P285"><text:span text:style-name="T293">Y </text:span><text:span text:style-name="T332">según</text:span><text:span text:style-name="T293"> </text:span><text:alphabetical-index-mark-start text:id="IMark94415209951960"/><text:alphabetical-index-mark-start text:id="IMark94415153566488"/><text:span text:style-name="T293">Marcos 5</text:span><text:alphabetical-index-mark-end text:id="IMark94415153566488"/><text:alphabetical-index-mark-end text:id="IMark94415209951960"/><text:span text:style-name="T293"> y </text:span><text:alphabetical-index-mark-start text:id="IMark94415118879912"/><text:alphabetical-index-mark-start text:id="IMark94415210089848"/><text:span text:style-name="T293">Lucas 8</text:span><text:alphabetical-index-mark-end text:id="IMark94415210089848"/><text:alphabetical-index-mark-end text:id="IMark94415118879912"/><text:span text:style-name="T293"> Yeshua afirma: </text:span><text:span text:style-name="Bible_5f_text"><text:span text:style-name="T293">"</text:span></text:span><text:span text:style-name="Bible_5f_text">La niña no está muerta, sino dormida</text:span><text:span text:style-name="Bible_5f_text"><text:span text:style-name="T293">" </text:span></text:span><text:span text:style-name="Bible_5f_text"><text:span text:style-name="T293"><text:note text:id="ftn33" text:note-class="footnote"><text:note-citation>33</text:note-citation><text:note-body><text:p text:style-name="Footnote"><text:bookmark-start text:name="__RefHeading___Toc39673_1836810514"/><text:span text:style-name="T293"><text:s/></text:span><text:alphabetical-index-mark-start text:id="IMark94415118879912"/><text:alphabetical-index-mark-start text:id="IMark94415210089848"/><text:span text:style-name="T317">Marcos 5</text:span><text:alphabetical-index-mark-end text:id="IMark94415210089848"/><text:alphabetical-index-mark-end text:id="IMark94415118879912"/><text:span text:style-name="T317">:39 </text:span><text:a xlink:type="simple" xlink:href="https://www.biblegateway.com/passage/?search=Marcos+5%3A39&amp;version=DHH" text:style-name="Internet_20_link" text:visited-style-name="Visited_20_Internet_20_Link"><text:span text:style-name="T340">DHH</text:span></text:a><text:span text:style-name="T340"> </text:span><text:alphabetical-index-mark-start text:id="IMark94415209951960"/><text:alphabetical-index-mark-start text:id="IMark94415153566488"/><text:span text:style-name="T317">Lucas 8</text:span><text:alphabetical-index-mark-end text:id="IMark94415153566488"/><text:alphabetical-index-mark-end text:id="IMark94415209951960"/><text:span text:style-name="T317">:52 </text:span><text:a xlink:type="simple" xlink:href="https://www.biblegateway.com/passage/?search=Lucas+8%3A52&amp;version=RVA" text:style-name="Internet_20_link" text:visited-style-name="Visited_20_Internet_20_Link"><text:span text:style-name="T317">RVA</text:span></text:a><text:bookmark-end text:name="__RefHeading___Toc39673_1836810514"/></text:p></text:note-body></text:note></text:span></text:span><text:span text:style-name="T293">. </text:span><text:span text:style-name="T370">Y luego la revive.</text:span></text:p>
      <text:p text:style-name="P290"><text:span text:style-name="T365">Jesucristo se refiere a los muertos como dormidos. </text:span><text:span text:style-name="T385">Y al igual que toda persona dormida, no tienen conciencia. Están dormiditos. </text:span><text:soft-page-break/><text:span text:style-name="T385">D</text:span><text:span text:style-name="T367">ormidos </text:span><text:span text:style-name="T365">que </text:span><text:span text:style-name="T368">é</text:span><text:span text:style-name="T365">l puede despertar </text:span><text:span text:style-name="T370">temporalmente, como en el caso de Lázaro, o </text:span><text:span text:style-name="T384">de manera </text:span><text:span text:style-name="T370">permanente</text:span><text:span text:style-name="T368">, en el día </text:span><text:span text:style-name="T385">final</text:span><text:span text:style-name="T369">,</text:span><text:span text:style-name="T370"> </text:span><text:span text:style-name="T367">cuando </text:span><text:span text:style-name="T384">promete que </text:span><text:span text:style-name="T367">les d</text:span><text:span text:style-name="T385">ará</text:span><text:span text:style-name="T367"> un cuerpo </text:span><text:span text:style-name="T377">que no puede morir</text:span><text:span text:style-name="T367">, como el de Jesucristo </text:span><text:span text:style-name="T372">mismo</text:span><text:span text:style-name="T367">, </text:span><text:span text:style-name="T368">y los vuelva a la vida. </text:span><text:span text:style-name="T369">No antes. </text:span><text:span text:style-name="T385">Los muertos para Jesucristo, en realidad están vivos pero sin cuerpo y sin conciencia, por eso los llama dormidos. El </text:span><text:span text:style-name="T386">promete despertarlos </text:span><text:span text:style-name="T385">para que puedan conocerlo, para que tengan vida y vida en abundancia. Mientras están dormidos no pueden conocer al que nunca duerme, al Padre, ni al que durmió por tres días y tres noches, a Jesucristo, porque lo</text:span><text:span text:style-name="T382">s dormidos </text:span><text:span text:style-name="T386">están inconscientes y </text:span><text:span text:style-name="T382">no hablan con los despiertos. </text:span></text:p>
      <text:p text:style-name="P286"><text:span text:style-name="T386">L</text:span><text:span text:style-name="T383">a </text:span><text:span text:style-name="T379">biblia </text:span><text:span text:style-name="T383">afirma que</text:span><text:span text:style-name="T379">,</text:span><text:span text:style-name="T381"> </text:span><text:span text:style-name="T379">a</text:span><text:span text:style-name="T293">ntes de la resurrección </text:span><text:span text:style-name="T379">de los muertos</text:span><text:span text:style-name="T293">, los hijos de Adán </text:span><text:span text:style-name="T371">que han muerto físicamente, </text:span><text:span text:style-name="T293">están dormiditos. </text:span><text:span text:style-name="T372">No pueden </text:span><text:span text:style-name="T380">hacer nada, no pueden </text:span><text:span text:style-name="T372">conocer a </text:span><text:span text:style-name="T378">Jesucristo y mucho menos al Padre</text:span><text:span text:style-name="T372">.</text:span></text:p>
      <text:h text:style-name="P322" text:outline-level="2"><text:bookmark-start text:name="__RefHeading___Toc28061_1627726659"/><text:span text:style-name="T138">Una</text:span> tierra nueva.<text:bookmark-end text:name="__RefHeading___Toc28061_1627726659"/></text:h>
      <text:p text:style-name="P71">Otra pregunta que nos responde la Biblia acerca de <text:span text:style-name="T140">esta supuesta </text:span>resurrección es: ¿Donde van a estar esos 20 mil a 30 mil millones de personas que resucitarían?</text:p>
      <text:p text:style-name="P72">¿En el cielo?</text:p>
      <text:p text:style-name="P72">No. En <text:alphabetical-index-mark-start text:id="IMark94415153566488"/><text:alphabetical-index-mark-start text:id="IMark94415209951960"/>Revelación 21<text:alphabetical-index-mark-end text:id="IMark94415209951960"/><text:alphabetical-index-mark-end text:id="IMark94415153566488"/>, Juan nos dice que será en una tierra nueva con un cielo nuevo <text:note text:id="ftn34" text:note-class="footnote"><text:note-citation>34</text:note-citation><text:note-body><text:p text:style-name="P299"><text:bookmark-start text:name="__RefHeading___Toc39671_1836810514"/><text:span text:style-name="T293"><text:s/></text:span><text:alphabetical-index-mark-start text:id="IMark94415209951960"/><text:alphabetical-index-mark-start text:id="IMark94415153566488"/><text:span text:style-name="T300">Revelación 21</text:span><text:alphabetical-index-mark-end text:id="IMark94415153566488"/><text:alphabetical-index-mark-end text:id="IMark94415209951960"/><text:span text:style-name="T300">:1 </text:span><text:a xlink:type="simple" xlink:href="https://www.biblegateway.com/passage/?search=Apocalipsis+21%3A1&amp;version=RVA" text:style-name="Internet_20_link" text:visited-style-name="Visited_20_Internet_20_Link"><text:span text:style-name="T300">RVA</text:span></text:a><text:bookmark-end text:name="__RefHeading___Toc39671_1836810514"/></text:p></text:note-body></text:note>. Aparentemente sin mares, sin sol y sin luna <text:note text:id="ftn35" text:note-class="footnote"><text:note-citation>35</text:note-citation><text:note-body><text:p text:style-name="P299"><text:bookmark-start text:name="__RefHeading___Toc39669_1836810514"/><text:span text:style-name="T293"><text:s/></text:span><text:alphabetical-index-mark-start text:id="IMark94415209951960"/><text:alphabetical-index-mark-start text:id="IMark94415153566488"/><text:span text:style-name="T300">Revelación 21</text:span><text:alphabetical-index-mark-end text:id="IMark94415153566488"/><text:alphabetical-index-mark-end text:id="IMark94415209951960"/><text:span text:style-name="T300">:23</text:span><text:span text:style-name="T293"> </text:span><text:a xlink:type="simple" xlink:href="https://www.biblegateway.com/passage/?search=Apocalipsis+21%3A23&amp;version=RVA" text:style-name="Internet_20_link" text:visited-style-name="Visited_20_Internet_20_Link"><text:span text:style-name="T30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300"><text:bookmark-start text:name="__RefHeading___Toc39667_1836810514"/><text:span text:style-name="T293"><text:s/></text:span><text:alphabetical-index-mark-start text:id="IMark94415209951960"/><text:alphabetical-index-mark-start text:id="IMark94415153566488"/><text:span text:style-name="T300">Revelación 21</text:span><text:alphabetical-index-mark-end text:id="IMark94415153566488"/><text:alphabetical-index-mark-end text:id="IMark94415209951960"/><text:span text:style-name="T300">:24 </text:span><text:a xlink:type="simple" xlink:href="https://www.biblegateway.com/passage/?search=Apocalipsis+21%3A24&amp;version=RVA" text:style-name="Internet_20_link" text:visited-style-name="Visited_20_Internet_20_Link"><text:span text:style-name="T300">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300"><text:bookmark-start text:name="__RefHeading___Toc39665_1836810514"/><text:span text:style-name="T293"><text:s/></text:span><text:alphabetical-index-mark-start text:id="IMark94415209951960"/><text:alphabetical-index-mark-start text:id="IMark94415153566488"/><text:span text:style-name="T300">Revelación 22</text:span><text:alphabetical-index-mark-end text:id="IMark94415153566488"/><text:alphabetical-index-mark-end text:id="IMark94415209951960"/><text:span text:style-name="T300">:3-5 </text:span><text:a xlink:type="simple" xlink:href="https://www.biblegateway.com/passage/?search=Apocalipsis+22%3A3-5&amp;version=DHH" text:style-name="Internet_20_link" text:visited-style-name="Visited_20_Internet_20_Link"><text:span text:style-name="T300">DHH</text:span></text:a><text:bookmark-end text:name="__RefHeading___Toc39665_1836810514"/></text:p></text:note-body></text:note></text:span><text:span text:style-name="T132">.</text:span></text:p>
      <text:p text:style-name="P2"><text:span text:style-name="T293">Juan dice oír una </text:span><text:span text:style-name="T331">fuerte </text:span><text:span text:style-name="T293">voz que </text:span><text:span text:style-name="T331">viene</text:span><text:span text:style-name="T293"> del </text:span><text:span text:style-name="T331">trono y que dice: </text:span><text:span text:style-name="Bible_5f_text"><text:span text:style-name="T33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31"><text:note text:id="ftn38" text:note-class="footnote"><text:note-citation>38</text:note-citation><text:note-body><text:p text:style-name="P301"><text:bookmark-start text:name="__RefHeading___Toc39663_1836810514"/><text:span text:style-name="T293"><text:s/></text:span><text:alphabetical-index-mark-start text:id="IMark94415228552168"/><text:alphabetical-index-mark-start text:id="IMark94415209951960"/><text:span text:style-name="T300">Revelación 22</text:span><text:alphabetical-index-mark-end text:id="IMark94415209951960"/><text:alphabetical-index-mark-end text:id="IMark94415228552168"/><text:span text:style-name="T300">:3 </text:span><text:a xlink:type="simple" xlink:href="https://www.biblegateway.com/passage/?search=Apocalipsis+21%3A3-4&amp;version=DHH" text:style-name="Internet_20_link" text:visited-style-name="Visited_20_Internet_20_Link"><text:span text:style-name="T300">DHH</text:span></text:a><text:bookmark-end text:name="__RefHeading___Toc39663_1836810514"/></text:p></text:note-body></text:note></text:span></text:span><text:span text:style-name="T331">.</text:span></text:p>
      <text:p text:style-name="P73">No es en el cielo. Es en una tierra nueva con un cielo nuevo. No es que los resucitados suban al cielo, sino que Dios baja a una tierra nueva a vivir entre los hombres.</text:p>
      <text:h text:style-name="P322" text:outline-level="2"><text:bookmark-start text:name="__RefHeading___Toc28063_1627726659"/>Base de la Fe.<text:bookmark-end text:name="__RefHeading___Toc28063_1627726659"/></text:h>
      <text:p text:style-name="P7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5"><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577">Ruakh</text:span> <text:span text:style-name="T577">HaKodesh.</text:span> Una Paz Verdadera y eterna. </text:p>
      <text:p text:style-name="P75">Ese Reino de los Cielos ya está entre ustedes.</text:p>
      <text:h text:style-name="P322" text:outline-level="2"><text:bookmark-start text:name="__RefHeading___Toc28065_1627726659"/>Posible.<text:bookmark-end text:name="__RefHeading___Toc28065_1627726659"/></text:h>
      <text:p text:style-name="P76">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6">Yeshua, <text:span text:style-name="T576">según</text:span> <text:alphabetical-index-mark-start text:id="IMark94415228552168"/><text:alphabetical-index-mark-start text:id="IMark94415209951960"/>Marcos 12<text:alphabetical-index-mark-end text:id="IMark94415209951960"/><text:alphabetical-index-mark-end text:id="IMark94415228552168"/>, nos dice que seremos como los ángeles del cielo <text:note text:id="ftn39" text:note-class="footnote"><text:note-citation>39</text:note-citation><text:note-body><text:p text:style-name="Footnote"><text:bookmark-start text:name="__RefHeading___Toc39661_1836810514"/><text:span text:style-name="T293"><text:s/></text:span><text:alphabetical-index-mark-start text:id="IMark94415209951960"/><text:alphabetical-index-mark-start text:id="IMark94415228552168"/><text:span text:style-name="T308">Marcos 12</text:span><text:alphabetical-index-mark-end text:id="IMark94415228552168"/><text:alphabetical-index-mark-end text:id="IMark94415209951960"/><text:span text:style-name="T308">:25 </text:span><text:a xlink:type="simple" xlink:href="https://www.biblegateway.com/passage/?search=Marcos+12%3A25&amp;version=RVA-2015" text:style-name="Internet_20_link" text:visited-style-name="Visited_20_Internet_20_Link"><text:span text:style-name="T308">RVA-2015</text:span></text:a><text:bookmark-end text:name="__RefHeading___Toc39661_1836810514"/></text:p></text:note-body></text:note>, y estos, <text:s/>según <text:span text:style-name="T281">1ra</text:span> Crónicas 21, pueden flotar entre el cielo y la tierra <text:note text:id="ftn40" text:note-class="footnote"><text:note-citation>40</text:note-citation><text:note-body><text:p text:style-name="Footnote"><text:bookmark-start text:name="__RefHeading___Toc39659_1836810514"/><text:span text:style-name="T293"><text:s/></text:span><text:alphabetical-index-mark-start text:id="IMark94415209951960"/><text:alphabetical-index-mark-start text:id="IMark94415228552168"/><text:span text:style-name="T309">1 Crónicas 21</text:span><text:alphabetical-index-mark-end text:id="IMark94415228552168"/><text:alphabetical-index-mark-end text:id="IMark94415209951960"/><text:span text:style-name="T309">:16 </text:span><text:a xlink:type="simple" xlink:href="https://www.biblegateway.com/passage/?search=1+Crónicas+21%3A16&amp;version=RVA-2015" text:style-name="Internet_20_link" text:visited-style-name="Visited_20_Internet_20_Link"><text:span text:style-name="T309">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94415210089848"/><text:alphabetical-index-mark-start text:id="IMark94415153566488"/>Hechos <text:span text:style-name="T282">1</text:span><text:alphabetical-index-mark-end text:id="IMark94415153566488"/><text:alphabetical-index-mark-end text:id="IMark94415210089848"/><text:span text:style-name="T282"> </text:span><text:span text:style-name="T282"><text:note text:id="ftn41" text:note-class="footnote"><text:note-citation>41</text:note-citation><text:note-body><text:p text:style-name="P302"><text:bookmark-start text:name="__RefHeading___Toc39657_1836810514"/><text:span text:style-name="T298"><text:s/></text:span><text:alphabetical-index-mark-start text:id="IMark94415153566488"/><text:alphabetical-index-mark-start text:id="IMark94415210089848"/><text:span text:style-name="T298">Hechos 1</text:span><text:alphabetical-index-mark-end text:id="IMark94415210089848"/><text:alphabetical-index-mark-end text:id="IMark94415153566488"/><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657_1836810514"/></text:p></text:note-body></text:note></text:span>.</text:p>
      <text:p text:style-name="P76">Además, el mismo Yeshua, según <text:alphabetical-index-mark-start text:id="IMark94415153566488"/><text:alphabetical-index-mark-start text:id="IMark94415210089848"/><text:alphabetical-index-mark-start text:id="IMark94415228552168"/><text:alphabetical-index-mark-start text:id="IMark94415209951960"/><text:alphabetical-index-mark-start text:id="IMark94415118879912"/><text:alphabetical-index-mark-start text:id="IMark94415126253112"/>Lucas 2<text:alphabetical-index-mark-end text:id="IMark94415126253112"/><text:alphabetical-index-mark-end text:id="IMark94415118879912"/>4<text:alphabetical-index-mark-end text:id="IMark94415209951960"/><text:alphabetical-index-mark-end text:id="IMark94415228552168"/><text:alphabetical-index-mark-end text:id="IMark94415210089848"/><text:alphabetical-index-mark-end text:id="IMark94415153566488"/> y <text:alphabetical-index-mark-start text:id="IMark94415210078952"/><text:alphabetical-index-mark-start text:id="IMark94415126394840"/>Juan 20<text:alphabetical-index-mark-end text:id="IMark94415126394840"/><text:alphabetical-index-mark-end text:id="IMark94415210078952"/>, se aparece en medio de los apóstoles, estando estos a puerta cerrada <text:note text:id="ftn42" text:note-class="footnote"><text:note-citation>42</text:note-citation><text:note-body><text:p text:style-name="Footnote"><text:bookmark-start text:name="__RefHeading___Toc39655_1836810514"/><text:span text:style-name="T293"><text:s/></text:span><text:alphabetical-index-mark-start text:id="IMark94415118883016"/><text:alphabetical-index-mark-start text:id="IMark94415126253112"/><text:alphabetical-index-mark-start text:id="IMark94415154932536"/><text:alphabetical-index-mark-start text:id="IMark94415149598664"/><text:alphabetical-index-mark-start text:id="IMark94415126612280"/><text:alphabetical-index-mark-start text:id="IMark94415126395032"/><text:span text:style-name="T310">Lucas 2</text:span><text:alphabetical-index-mark-end text:id="IMark94415126395032"/><text:alphabetical-index-mark-end text:id="IMark94415126612280"/><text:span text:style-name="T310">4</text:span><text:alphabetical-index-mark-end text:id="IMark94415149598664"/><text:alphabetical-index-mark-end text:id="IMark94415154932536"/><text:alphabetical-index-mark-end text:id="IMark94415126253112"/><text:alphabetical-index-mark-end text:id="IMark94415118883016"/><text:span text:style-name="T310">:36 </text:span><text:a xlink:type="simple" xlink:href="https://www.biblegateway.com/passage/?search=Lucas+24%3A36&amp;version=RVA-2015" text:style-name="Internet_20_link" text:visited-style-name="Visited_20_Internet_20_Link"><text:span text:style-name="T310">RVA-2015</text:span></text:a><text:span text:style-name="T293"> </text:span><text:alphabetical-index-mark-start text:id="IMark94415169084392"/><text:alphabetical-index-mark-start text:id="IMark94415209955880"/><text:span text:style-name="T310">Juan 20</text:span><text:alphabetical-index-mark-end text:id="IMark94415209955880"/><text:alphabetical-index-mark-end text:id="IMark94415169084392"/><text:span text:style-name="T310">:19 </text:span><text:a xlink:type="simple" xlink:href="https://www.biblegateway.com/passage/?search=Juan+20%3A19&amp;version=RVA-2015" text:style-name="Internet_20_link" text:visited-style-name="Visited_20_Internet_20_Link"><text:span text:style-name="T310">RVA-2015</text:span></text:a><text:bookmark-end text:name="__RefHeading___Toc39655_1836810514"/></text:p></text:note-body></text:note>, algo <text:soft-page-break/>similar a la teletransportaci<text:span text:style-name="T576">ó</text:span>n que nos muestran las películas de ciencia ficción. Así, un resucitado no necesita caminar para ir de un lado a otro.</text:p>
      <text:p text:style-name="P76">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93"><text:s/></text:span><text:alphabetical-index-mark-start text:id="IMark94415210089848"/><text:alphabetical-index-mark-start text:id="IMark94415228552168"/><text:span text:style-name="T311">N</text:span><text:span text:style-name="T361">ú</text:span><text:span text:style-name="T311">meros 22</text:span><text:alphabetical-index-mark-end text:id="IMark94415228552168"/><text:alphabetical-index-mark-end text:id="IMark94415210089848"/><text:span text:style-name="T311">:31 </text:span><text:a xlink:type="simple" xlink:href="https://www.biblegateway.com/passage/?search=Números+22%3A31&amp;version=RVA-2015" text:style-name="Internet_20_link" text:visited-style-name="Visited_20_Internet_20_Link"><text:span text:style-name="T311">RVA-2015</text:span></text:a><text:bookmark-end text:name="__RefHeading___Toc39653_1836810514"/></text:p></text:note-body></text:note><text:s/>en <text:alphabetical-index-mark-start text:id="IMark94415118879912"/><text:alphabetical-index-mark-start text:id="IMark94415209951960"/>Números 22<text:alphabetical-index-mark-end text:id="IMark94415209951960"/><text:alphabetical-index-mark-end text:id="IMark94415118879912"/> o como le sucedió a Eliseo y su criado <text:note text:id="ftn44" text:note-class="footnote"><text:note-citation>44</text:note-citation><text:note-body><text:p text:style-name="Footnote"><text:bookmark-start text:name="__RefHeading___Toc39651_1836810514"/><text:span text:style-name="T293"><text:s/></text:span><text:alphabetical-index-mark-start text:id="IMark94415118879912"/><text:alphabetical-index-mark-start text:id="IMark94415228552168"/><text:span text:style-name="T312">2 Reyes 6</text:span><text:alphabetical-index-mark-end text:id="IMark94415228552168"/><text:alphabetical-index-mark-end text:id="IMark94415118879912"/><text:span text:style-name="T312">:17 </text:span><text:a xlink:type="simple" xlink:href="https://www.biblegateway.com/passage/?search=2+Reyes+6%3A17&amp;version=RVA-2015" text:style-name="Internet_20_link" text:visited-style-name="Visited_20_Internet_20_Link"><text:span text:style-name="T312">RVA-2015</text:span></text:a><text:bookmark-end text:name="__RefHeading___Toc39651_1836810514"/></text:p></text:note-body></text:note><text:s/>en <text:span text:style-name="T283">2da</text:span> Reyes 6.</text:p>
      <text:p text:style-name="P76">Y según <text:span text:style-name="T284">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293"><text:s/></text:span><text:alphabetical-index-mark-start text:id="IMark94415228552168"/><text:alphabetical-index-mark-start text:id="IMark94415118879912"/><text:span text:style-name="T313">1 Corintios 6</text:span><text:alphabetical-index-mark-end text:id="IMark94415118879912"/><text:alphabetical-index-mark-end text:id="IMark94415228552168"/><text:span text:style-name="T313">:13 </text:span><text:a xlink:type="simple" xlink:href="https://www.biblegateway.com/passage/?search=1+Corintios+6%3A13&amp;version=RVA-2015" text:style-name="Internet_20_link" text:visited-style-name="Visited_20_Internet_20_Link"><text:span text:style-name="T313">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293"><text:s/></text:span><text:alphabetical-index-mark-start text:id="IMark94415228552168"/><text:alphabetical-index-mark-start text:id="IMark94415118879912"/><text:alphabetical-index-mark-start text:id="IMark94415210089848"/><text:alphabetical-index-mark-start text:id="IMark94415126394840"/><text:alphabetical-index-mark-start text:id="IMark94415153566488"/><text:alphabetical-index-mark-start text:id="IMark94415210078952"/><text:span text:style-name="T313">Lucas 2</text:span><text:alphabetical-index-mark-end text:id="IMark94415210078952"/><text:alphabetical-index-mark-end text:id="IMark94415153566488"/><text:span text:style-name="T313">4</text:span><text:alphabetical-index-mark-end text:id="IMark94415126394840"/><text:alphabetical-index-mark-end text:id="IMark94415210089848"/><text:alphabetical-index-mark-end text:id="IMark94415118879912"/><text:alphabetical-index-mark-end text:id="IMark94415228552168"/><text:span text:style-name="T313">:41-43 </text:span><text:a xlink:type="simple" xlink:href="https://www.biblegateway.com/passage/?search=Lucas+24%3A41-43&amp;version=RVA-2015" text:style-name="Internet_20_link" text:visited-style-name="Visited_20_Internet_20_Link"><text:span text:style-name="T313">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176">Y si el cuerpo del resucitado es como el de los ángeles, será resistente al fuego físico. En <text:alphabetical-index-mark-start text:id="IMark94415118883016"/><text:alphabetical-index-mark-start text:id="IMark94415111625112"/>Daniel 3<text:alphabetical-index-mark-end text:id="IMark94415111625112"/><text:alphabetical-index-mark-end text:id="IMark94415118883016"/> un ángel protege a Ananías, Misael y Azarías <text:note text:id="ftn47" text:note-class="footnote"><text:note-citation>47</text:note-citation><text:note-body><text:p text:style-name="Footnote"><text:bookmark-start text:name="__RefHeading___Toc39645_1836810514"/><text:s/><text:alphabetical-index-mark-start text:id="IMark94415111625112"/><text:alphabetical-index-mark-start text:id="IMark94415118883016"/><text:span text:style-name="T439">Daniel 3</text:span><text:alphabetical-index-mark-end text:id="IMark94415118883016"/><text:alphabetical-index-mark-end text:id="IMark94415111625112"/><text:span text:style-name="T439"> </text:span><text:a xlink:type="simple" xlink:href="https://www.biblegateway.com/passage/?search=Daniel+3&amp;version=RVA" text:style-name="Internet_20_link" text:visited-style-name="Visited_20_Internet_20_Link"><text:span text:style-name="T439">RVA</text:span></text:a><text:bookmark-end text:name="__RefHeading___Toc39645_1836810514"/></text:p></text:note-body></text:note>, y en <text:alphabetical-index-mark-start text:id="IMark94415228554120"/><text:alphabetical-index-mark-start text:id="IMark94415248786136"/>Jueces 13<text:alphabetical-index-mark-end text:id="IMark94415248786136"/><text:alphabetical-index-mark-end text:id="IMark94415228554120"/>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415111625112"/><text:alphabetical-index-mark-start text:id="IMark94415118879912"/><text:span text:style-name="T439">Jueces 13</text:span><text:alphabetical-index-mark-end text:id="IMark94415118879912"/><text:alphabetical-index-mark-end text:id="IMark94415111625112"/><text:span text:style-name="T439"> </text:span><text:a xlink:type="simple" xlink:href="https://www.biblegateway.com/passage/?search=Jueces+13&amp;version=RVA" text:style-name="Internet_20_link" text:visited-style-name="Visited_20_Internet_20_Link"><text:span text:style-name="T439">RVA</text:span></text:a><text:bookmark-end text:name="__RefHeading___Toc39643_1836810514"/></text:p></text:note-body></text:note>.</text:p>
      <text:p text:style-name="P3"><text:span text:style-name="T29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93">"no hay nada escondido </text:span></text:span><text:soft-page-break/><text:span text:style-name="Bible_5f_text"><text:span text:style-name="T293">que no llegue a descubrirse, ni nada secreto que no llegue a conocerse y ponerse en claro"</text:span></text:span><text:span text:style-name="T293"> </text:span><text:span text:style-name="T293"><text:note text:id="ftn49" text:note-class="footnote"><text:note-citation>49</text:note-citation><text:note-body><text:p text:style-name="Footnote"><text:bookmark-start text:name="__RefHeading___Toc39641_1836810514"/><text:span text:style-name="T293"><text:s/></text:span><text:alphabetical-index-mark-start text:id="IMark94415248786136"/><text:alphabetical-index-mark-start text:id="IMark94415228554120"/><text:span text:style-name="T314">Lucas 8</text:span><text:alphabetical-index-mark-end text:id="IMark94415228554120"/><text:alphabetical-index-mark-end text:id="IMark94415248786136"/><text:span text:style-name="T314">:17 </text:span><text:a xlink:type="simple" xlink:href="https://www.biblegateway.com/passage/?search=Lucas+8%3A17&amp;version=DHH" text:style-name="Internet_20_link" text:visited-style-name="Visited_20_Internet_20_Link"><text:span text:style-name="T314">DHH</text:span></text:a><text:bookmark-end text:name="__RefHeading___Toc39641_1836810514"/></text:p></text:note-body></text:note></text:span><text:span text:style-name="T293">.</text:span></text:p>
      <text:p text:style-name="P289"><text:span text:style-name="T333">Tal vez es por esto que Nuestro Señor Yeshua, según </text:span><text:alphabetical-index-mark-start text:id="IMark94415077145944"/><text:alphabetical-index-mark-start text:id="IMark94415111625112"/><text:span text:style-name="T333">Juan 6</text:span><text:alphabetical-index-mark-end text:id="IMark94415111625112"/><text:alphabetical-index-mark-end text:id="IMark94415077145944"/><text:span text:style-name="T333">, asegura que </text:span><text:span text:style-name="Bible_5f_text"><text:span text:style-name="T333">"Ninguno puede venir á mí, si el Padre que me envió no” </text:span></text:span><text:span text:style-name="Bible_5f_text"><text:span text:style-name="T333"><text:note text:id="ftn50" text:note-class="footnote"><text:note-citation>50</text:note-citation><text:note-body><text:p text:style-name="P305"><text:bookmark-start text:name="__RefHeading___Toc39639_1836810514"/><text:span text:style-name="T293"><text:s/></text:span><text:alphabetical-index-mark-start text:id="IMark94415077145944"/><text:alphabetical-index-mark-start text:id="IMark94415111625112"/><text:span text:style-name="T315">Juan 6</text:span><text:alphabetical-index-mark-end text:id="IMark94415111625112"/><text:alphabetical-index-mark-end text:id="IMark94415077145944"/><text:span text:style-name="T315">:44 </text:span><text:a xlink:type="simple" xlink:href="https://www.biblegateway.com/passage/?search=Juan+6%3A44&amp;version=RVA" text:style-name="Internet_20_link" text:visited-style-name="Visited_20_Internet_20_Link"><text:span text:style-name="T342">RVA</text:span></text:a><text:bookmark-end text:name="__RefHeading___Toc39639_1836810514"/></text:p></text:note-body></text:note></text:span></text:span><text:span text:style-name="Bible_5f_text"><text:span text:style-name="T333"><text:s/>“lo arrastra primero” </text:span></text:span><text:span text:style-name="Bible_5f_text"><text:span text:style-name="T333"><text:note text:id="ftn51" text:note-class="footnote"><text:note-citation>51</text:note-citation><text:note-body><text:p text:style-name="P310"><text:bookmark-start text:name="__RefHeading___Toc39637_1836810514"/><text:s/><text:alphabetical-index-mark-start text:id="IMark94415228554120"/><text:alphabetical-index-mark-start text:id="IMark94415248786136"/><text:span text:style-name="T617">Juan 6</text:span><text:alphabetical-index-mark-end text:id="IMark94415248786136"/><text:alphabetical-index-mark-end text:id="IMark94415228554120"/><text:span text:style-name="T617">:44</text:span><text:span text:style-name="T315"> </text:span><text:a xlink:type="simple" xlink:href="https://biblehub.com/text/john/6-44.htm" text:style-name="Internet_20_link" text:visited-style-name="Visited_20_Internet_20_Link"><text:span text:style-name="T315">biblehub</text:span></text:a><text:span text:style-name="T375"> </text:span><text:a xlink:type="simple" xlink:href="https://biblehub.com/greek/1670.htm" text:style-name="Internet_20_link" text:visited-style-name="Visited_20_Internet_20_Link"><text:span text:style-name="T315">G1670</text:span></text:a><text:bookmark-end text:name="__RefHeading___Toc39637_1836810514"/></text:p></text:note-body></text:note></text:span></text:span><text:span text:style-name="T333">.</text:span></text:p>
      <text:p text:style-name="P76">Luego si la biblia es cierta, nadie, absolutamente nadie, después de resucitado, podrá responder "NO" a la pregunta:</text:p>
      <text:p text:style-name="P76">¿Es posible la resurrección descrita en la biblia?</text:p>
      <text:h text:style-name="P318" text:outline-level="1"><text:bookmark-start text:name="__RefHeading___Toc28067_1627726659"/>La tela.<text:bookmark-end text:name="__RefHeading___Toc28067_1627726659"/></text:h>
      <text:p text:style-name="P10">A la imagen que se encuentra en el pedazo de tela conocido como El Manto de Turín le han hecho estudios técnicos de espectroscopia, incluyendo espectroscopia de luz <text:span text:style-name="T62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322" text:outline-level="2"><text:bookmark-start text:name="__RefHeading___Toc28069_1627726659"/><text:soft-page-break/>Un negativo.<text:bookmark-end text:name="__RefHeading___Toc28069_1627726659"/></text:h>
      <text:p text:style-name="P10">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322" text:outline-level="2"><text:bookmark-start text:name="__RefHeading___Toc28071_1627726659"/>Realismo <text:span text:style-name="T159">fotográfico.</text:span><text:bookmark-end text:name="__RefHeading___Toc28071_1627726659"/></text:h>
      <text:p text:style-name="P10">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322" text:outline-level="2"><text:bookmark-start text:name="__RefHeading___Toc28073_1627726659"/>Microfibras oxidadas.<text:bookmark-end text:name="__RefHeading___Toc28073_1627726659"/></text:h>
      <text:p text:style-name="P10">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322" text:outline-level="2"><text:bookmark-start text:name="__RefHeading___Toc28075_1627726659"/><text:soft-page-break/>Información en la imagen.<text:bookmark-end text:name="__RefHeading___Toc28075_1627726659"/></text:h>
      <text:p text:style-name="P10">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322" text:outline-level="2"><text:bookmark-start text:name="__RefHeading___Toc28077_1627726659"/>Luz ultra-violeta.<text:bookmark-end text:name="__RefHeading___Toc28077_1627726659"/></text:h>
      <text:p text:style-name="P10">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322" text:outline-level="2"><text:bookmark-start text:name="__RefHeading___Toc28079_1627726659"/>Bilirrubina.<text:bookmark-end text:name="__RefHeading___Toc28079_1627726659"/></text:h>
      <text:p text:style-name="P10">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322" text:outline-level="2"><text:bookmark-start text:name="__RefHeading___Toc28081_1627726659"/>Detalles forenses.<text:bookmark-end text:name="__RefHeading___Toc28081_1627726659"/></text:h>
      <text:p text:style-name="P20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322" text:outline-level="2"><text:bookmark-start text:name="__RefHeading___Toc28083_1627726659"/>Reproducciones.<text:bookmark-end text:name="__RefHeading___Toc28083_1627726659"/></text:h>
      <text:p text:style-name="P246">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46">Lo cierto es que hoy, con la tecnología de hoy, año 2022, contados a partir del año aproximado del nacimiento de Jesucristo, del rey de reyes, del Meshiakh de YHWH, el hombre no ha podido producir una tela con las características del manto de Turín. </text:p>
      <text:p text:style-name="P246">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46">No existe. No existe, ni ha existido en el mundo otro manto de lino que presente las características del manto de Turín. Punto. Así que si <text:span text:style-name="T647">la imagen d</text:span>el manto de Turín no fue hech<text:span text:style-name="T647">a</text:span> por el hombre, ¿Quien hizo <text:span text:style-name="T647">la imagen d</text:span>el manto de Turín? ¿Será que l<text:span text:style-name="T647">a</text:span> hizo el mismo que tiene suficiente creatividad técnica para reconstruir un ser humano? ¿El Creador? Porque toda la evidencia indica que no es posible que l<text:span text:style-name="T647">a</text:span> haya hecho el ser humano.</text:p>
      <text:h text:style-name="P318" text:outline-level="1"><text:bookmark-start text:name="__RefHeading___Toc28085_1627726659"/>Pasado.<text:bookmark-end text:name="__RefHeading___Toc28085_1627726659"/></text:h>
      <text:h text:style-name="P324" text:outline-level="2"><text:bookmark-start text:name="__RefHeading___Toc28087_1627726659"/><text:span text:style-name="T520">Métodos</text:span>.<text:bookmark-end text:name="__RefHeading___Toc28087_1627726659"/></text:h>
      <text:p text:style-name="P77">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585">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78"><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79"><text:soft-page-break/>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324" text:outline-level="2"><text:bookmark-start text:name="__RefHeading___Toc28089_1627726659"/>Coincidencias.<text:bookmark-end text:name="__RefHeading___Toc28089_1627726659"/></text:h>
      <text:p text:style-name="P80">Cuando <text:span text:style-name="T51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581">github</text:span><text:span text:style-name="T151">” voy a encontrar exactamente la página que estoy buscando a pesar de la inmensa cantidad de información que hay en Internet.</text:span></text:p>
      <text:p text:style-name="P81">Con solo <text:span text:style-name="T491">3</text:span> o <text:span text:style-name="T49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491">3</text:span> o <text:span text:style-name="T491">4</text:span> palabras.</text:p>
      <text:p text:style-name="P82">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211">En los procesos judiciales cuando se analiza evidencia se hace un proceso parecido para tratar de establecer la verdad de un evento <text:span text:style-name="T51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text:span><text:soft-page-break/><text:span text:style-name="T153">evento diferente al que la coincidencia apoya. El efecto de coincidencias acumuladas es de tipo exponencial. </text:span></text:p>
      <text:p text:style-name="P212">Se pueden tener diferentes criterios para decidir si algo, s<text:span text:style-name="T600">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600">í</text:span> sucedió, o no sucedió. Pero todos ello implican solamente “creer” algo. Respecto al pasado no podemos tener absoluta certeza de nada.</text:p>
      <text:p text:style-name="P83">De manera similar a como en un sistema judicial se busca establecer la veracidad de un evento pasado, los historiadores tienen un método que se apoya en coincidencias para establecer si un evento sucedió o no.</text:p>
      <text:p text:style-name="P84">En el caso <text:span text:style-name="T158">de la historia los eventos son generados por seres humanos.</text:span> <text:span text:style-name="T285">Y </text:span>es justamente es<text:span text:style-name="T600">e efecto exponencial de la acumulación de </text:span>coincidencias, y su análisis lógico, el que nos va permitiendo decidir hacia donde se inclina la balanza de lo posible, <text:span text:style-name="T286">de lo factible, de la mejor explicación racional.</text:span> Decidir lo que voy a creer respecto a ese posible <text:span text:style-name="T157">y creíble </text:span>pasado.</text:p>
      <text:p text:style-name="P85">Otra razón <text:span text:style-name="T519">MÁS</text:span> para afirmar que <text:span text:style-name="T156">como no</text:span> podamos viajar al pasado, o ver, <text:span text:style-name="T156">o escuchar </text:span>el pasado, es <text:span text:style-name="T519">IMPOSIBLE</text:span> tener certeza de dicho pasado. Incluso <text:span text:style-name="T155">nuestro</text:span> propio pasado puede no ser exactamente como lo recordamos.</text:p>
      <text:p text:style-name="P84"><text:span text:style-name="T165">A pesar de que las fuentes del pasado reciente son más creíbles que las del pasado lejano, s</text:span>olo podemos <text:span text:style-name="T519">CREER</text:span> el pasado.</text:p>
      <text:h text:style-name="P325" text:outline-level="2"><text:bookmark-start text:name="__RefHeading___Toc28091_1627726659"/><text:soft-page-break/>Personas.<text:bookmark-end text:name="__RefHeading___Toc28091_1627726659"/></text:h>
      <text:p text:style-name="P86">En los anteriores ejemplos, el de páginas en Internet, el de eventos judiciales o históricos, es muy importante tener en cuenta que los eventos fueron generados por seres humanos, por seres inteligentes con capacidad de decisión, con voluntad. </text:p>
      <text:p text:style-name="P86">Personas escribieron esas páginas en Internet, personas hicieron o no los eventos del pasado. Este tipo de aproximación a lo “probable” a lo “posible” es muy diferente a cuando se asume que los eventos fueron generados por el azar.</text:p>
      <text:p text:style-name="P87">El azar no tiene ni inteligencia, <text:span text:style-name="T154">ni capacidad de decisión,</text:span> ni voluntad, <text:span text:style-name="T154">ni intención. El azar no miente, no engaña, no tiene intereses personales, o necesidades, o deseos personales.</text:span></text:p>
      <text:p text:style-name="P88">Hago este comentario para cuando me refiera a algunas religiones basadas en eventos generados por el azar, por la chepa, que pasan por “ciencias”.</text:p>
      <text:p text:style-name="P8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7">el programa</text:span>. <text:span text:style-name="T287">No lo busque. Pierde su tiempo.</text:span></text:p>
      <text:p text:style-name="P90">Pero hay religiones que creen que si. <text:span text:style-name="T288">Y pasan que disque por ciencias.</text:span></text:p>
      <text:p text:style-name="P91">Afortunadamente la historia es de personas.</text:p>
      <text:h text:style-name="P326" text:outline-level="2"><text:bookmark-start text:name="__RefHeading___Toc28093_1627726659"/><text:soft-page-break/><text:span text:style-name="T141">Suponiendo</text:span>.<text:bookmark-end text:name="__RefHeading___Toc28093_1627726659"/></text:h>
      <text:p text:style-name="P92"><text:span text:style-name="T142">El señor Alegre</text:span> <text:span text:style-name="T143">tiene una familia numerosa y varios animalitos.</text:span></text:p>
      <text:p text:style-name="P92"><text:span text:style-name="T142">El señor Alegre</text:span> entra al baño y encuentra que la llave del lavamanos est<text:span text:style-name="T144">á goteando</text:span>, el <text:span text:style-name="T145">desagüe esta bloqueado y el lavamanos se esta llenando.</text:span></text:p>
      <text:p text:style-name="P93"><text:span text:style-name="T142">El señor Alegre </text:span>cuenta con un instrumento de alta tecnología que le permite saber cuanta agua hay en un recipiente con solo apuntar al recipiente. Y puede tomar la medida cada microsegundo.</text:p>
      <text:p text:style-name="P94">El señor Alegre desea saber hace cuanto tiempo <text:span text:style-name="T143">lleva</text:span> goteando <text:span text:style-name="T143">la llave de su lavamanos </text:span>y razona <text:span text:style-name="T143">de la siguiente manera</text:span>:</text:p>
      <text:p text:style-name="P94">Suponiendo que el lavamanos estaba vacío cuando se cerro la llave.</text:p>
      <text:p text:style-name="P94">Suponiendo que <text:span text:style-name="T443">toda</text:span> <text:span text:style-name="T443">el </text:span>agua <text:span text:style-name="T443">en el</text:span> lavamanos <text:span text:style-name="T443">viene de la llave</text:span>.</text:p>
      <text:p text:style-name="P94">Suponiendo que desde que se cerro la llave no se ha desbloqueado el desagüe.</text:p>
      <text:p text:style-name="P94">Suponiendo que nadie ha manipulado la llave para abrirla o cerrarla mas de lo que está en este momento.</text:p>
      <text:p text:style-name="P94">Entonces con <text:span text:style-name="T396">el</text:span> instrumento de alta tecnología <text:span text:style-name="T396">el señor Alegre </text:span>pued<text:span text:style-name="T396">e</text:span> medir a que velocidad se esta llenando el lavamanos porque en un segundo alcanz<text:span text:style-name="T396">a</text:span> a medir un millón de veces la cantidad de agua en <text:span text:style-name="T397">el</text:span> lavamanos y luego pued<text:span text:style-name="T396">e</text:span> calcular el tiempo que lleva <text:span text:style-name="T143">goteando la llave</text:span>.</text:p>
      <text:p text:style-name="P95">Cualquier persona puede observar que el problema del señor Alegre no esta en su instrumento de alta tecnología, ni en la <text:span text:style-name="T401">tecnología</text:span> que se usó para construir el instrumento. </text:p>
      <text:p text:style-name="P95">El problema esta en las suposiciones <text:span text:style-name="T397">del señor Alegre</text:span>.</text:p>
      <text:p text:style-name="P95"><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398">o una de sus mascotas </text:span>abrió un poco la llave cuando la tocó al pasar y que ninguna de sus suposiciones se cumple.</text:p>
      <text:p text:style-name="P96">Este y otros problemas tiene<text:span text:style-name="T399">n</text:span> algunos procedimientos aceptados como científicos pero que en realidad son pseudo-científicos <text:span text:style-name="T444">o sea CASI científicos. Por lo menos se usa alta tecnología.</text:span></text:p>
      <text:p text:style-name="P97"><text:span text:style-name="T148">Por el momento doy este ejemplo para hacer evidente que la llamada </text:span>datación radiométrica, <text:span text:style-name="T40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402">EXACTAMENTE</text:span> la mismas suposiciones del señor Alegre. </text:p>
      <text:p text:style-name="P97">Para cualquier <text:span text:style-name="T148">supuesta </text:span>datación radiométrica se parte de las siguientes suposiciones:</text:p>
      <text:p text:style-name="P97">Suponiendo que se conocen las condiciones iniciales.</text:p>
      <text:p text:style-name="P97">Suponiendo que no hay efectos exte<text:span text:style-name="T445">r</text:span>nos que alteren las condiciones de los elementos <text:span text:style-name="T149">químicos </text:span>medidos.</text:p>
      <text:p text:style-name="P97">Suponiendo que la velocidad de cambio, <text:span text:style-name="T445">de radiactividad,</text:span> de los elementos <text:span text:style-name="T149">químicos </text:span>medidos se ha mantenido.</text:p>
      <text:p text:style-name="P98">Entonces puedo calcular cuando <text:span text:style-name="T147">ser formaron dichas rocas u objetos que contienen dichos </text:span>elemento<text:span text:style-name="T150">s</text:span> <text:span text:style-name="T147">radioactivos</text:span>.</text:p>
      <text:p text:style-name="P168">La <text:span text:style-name="T458">misma fuerza que hizo popular el nazismo en Alemania hace</text:span> <text:span text:style-name="T458">que una</text:span> mayoría considere como evidencia una datación radiométrica. No es el único caso <text:span text:style-name="T400">en que métodos absurdos se apoyan en </text:span><text:soft-page-break/><text:span text:style-name="T400">instrumentos de alta tecnología para darles credibilidad, </text:span>pero es el <text:span text:style-name="T400">mas ABSURDO de todos cuando de determinar el pasado se trata</text:span>.</text:p>
      <text:p text:style-name="P167">Solo podemos creer el pasado.</text:p>
      <text:p text:style-name="P170">El hecho estadístico, de que las dataciones radiom<text:span text:style-name="T586">é</text:span>tricas son ignoradas cuando no dan el resultado esperado, es tan solo una confirmación de que el método es absurdo.</text:p>
      <text:p text:style-name="P167"><text:span text:style-name="T403">L</text:span>a datación por elementos radiactivos <text:span text:style-name="T405">es una de las maneras mas absurdas de usar alta tecnología para obtener resultados completamente inútiles porque supone demasiadas cosas imposibles de verificar. </text:span></text:p>
      <text:p text:style-name="P169"><text:span text:style-name="T446">En los métodos históricos es mejor usar la datación por sincronías </text:span><text:span text:style-name="T641">o sincronismos</text:span><text:span text:style-name="T446">, dos eventos registrados por escrito que se relacionan uno con el otro. Sin embargo, dichas </text:span>fechas se determinan por los registros de personas. <text:span text:style-name="T446">Personas </text:span>que pueden mentir, engañar y tener intenciones ocultas, o simplemente equivocarse. Es el análisis lógico de las fuentes históricas lo que permite establecer el mayor o menor grado de credibilidad de cada dato en particular. <text:span text:style-name="T404">Y es en este análisis lógico donde las coincidencias y </text:span><text:span text:style-name="T641">las </text:span><text:span text:style-name="T404">sincronías </text:span><text:span text:style-name="T641">o sincronismos</text:span><text:span text:style-name="T404"> juegan un papel muy importante.</text:span></text:p>
      <text:h text:style-name="P322" text:outline-level="2"><text:bookmark-start text:name="__RefHeading___Toc28095_1627726659"/><text:span text:style-name="T521">Textual</text:span>.<text:bookmark-end text:name="__RefHeading___Toc28095_1627726659"/></text:h>
      <text:p text:style-name="P99">Una de las principales fuentes históricas son las fuentes de tipo narrativo. El ser humano decide escribir textos que narren lo que esta ocurriendo, o lo que cree que ha ocurrido, <text:span text:style-name="T447">o lo que quiere que en un futuro crean que ocurrió, y escribe</text:span> un registro de ello.</text:p>
      <text:p text:style-name="P99">Entre dichos textos <text:span text:style-name="T167">que pretenden registrar la historia </text:span>hay unos bastante antiguos: </text:p>
      <text:p text:style-name="P99"><text:soft-page-break/>Heródoto, vivió en el 400 antes de Cristo. Las 8 copias mas antiguas que tenemos de sus escritos son del 900 después de Cristo, unos <text:span text:style-name="T167">1300 años después de que las escribió.</text:span></text:p>
      <text:p text:style-name="P100">Tuc<text:span text:style-name="T586">í</text:span>dides, vivió también en el 400 antes de Cristo. Las 8 copias más antiguas que tenemos de sus escritos son también del 900 después de Cristo, también <text:span text:style-name="T166">unos </text:span>1300 años después de que las escribió.</text:p>
      <text:p text:style-name="P101">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1">Livio, <text:span text:style-name="T58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1">Tácito, Las 20 copias más <text:span text:style-name="T167">antiguas que tenemos de sus escritos son </text:span>de<text:span text:style-name="T167"> unos </text:span>1000<text:span text:style-name="T167"> años después de que las escribió.</text:span></text:p>
      <text:p text:style-name="P102">Suetonio. Las <text:span text:style-name="T169">8</text:span> copias más <text:span text:style-name="T167">antiguas que tenemos de sus escritos son </text:span>de<text:span text:style-name="T167"> unos 8</text:span>00<text:span text:style-name="T167"> años después de que las escribió.</text:span></text:p>
      <text:p text:style-name="P103"><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04">Flavio Josefo. <text:span text:style-name="T168">Las </text:span>pocas<text:span text:style-name="T168"> copias incompletas más antiguas que tenemos de sus escritos son de unos </text:span>1000<text:span text:style-name="T168"> años después de que las escribió.</text:span></text:p>
      <text:p text:style-name="P105">Solo hay un conjunto de narraciones, que estén escritos con el objetivo de registrar eventos ciertos, que sobresale sobre todos las otras narraciones jamas escritas por el hombre: las que encontramos en nuevo testamento.</text:p>
      <text:p text:style-name="P106">Del nuevo testamento se tienen <text:span text:style-name="T171">cerca de 6000 manuscritos de 100 años a 150 años después de escritos. Todos sus autores estaban vivos </text:span><text:soft-page-break/><text:span text:style-name="T171">cuando sucedieron los eventos, todos testigos oculares con la excepción de Lucas y del autor de la carta a los Hebreos.</text:span></text:p>
      <text:p text:style-name="P107">Todos estaban vivos cuando sucedieron los eventos. Todos. Mateo, Marcos, Lucas, Juan, Pablo, Pedro, Jacob, <text:span text:style-name="T172">Judas. Todos.</text:span></text:p>
      <text:p text:style-name="P108">Mateo, Marcos, Juan, Pedro, Jacob <text:span text:style-name="T173">y </text:span>Judas fueron discípulos de Jesucristo. <text:span text:style-name="T173">Comieron con el, caminaron con el, hablaron con el después de resucitado. </text:span></text:p>
      <text:p text:style-name="P109">Pero no. Hay <text:span text:style-name="T52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183">Si el nuevo testamento no es <text:span text:style-name="T176">fuente histórica valida</text:span>, <text:span text:style-name="T601">NINGUNA narración</text:span>, absolutamente <text:span text:style-name="T523">ningún </text:span>otr<text:span text:style-name="T523">o</text:span> <text:span text:style-name="T523">texto</text:span> anterior a la imprenta es <text:span text:style-name="T176">fuente histórica valida</text:span>. <text:span text:style-name="T508">Asumir que el nuevo </text:span>testamento no es <text:span text:style-name="T176">fuente histórica valida es simplemente absurdo. No es así como el ser humano establece hechos históricos.</text:span></text:p>
      <text:h text:style-name="P322" text:outline-level="2"><text:bookmark-start text:name="__RefHeading___Toc28097_1627726659"/>En la cruz.<text:bookmark-end text:name="__RefHeading___Toc28097_1627726659"/></text:h>
      <text:p text:style-name="P178">Jesucristo murió en la cruz.</text:p>
      <text:p text:style-name="P110">No existe ningún hecho de la historia antigua que tenga mas corroboración, aceptación, divulgación <text:span text:style-name="T524">y</text:span> evidencia que la muerte de Jesucristo en la cruz. Si usted no acepta que Jesucristo murió crucificado en realidad no debería creer absolutamente nada de la historia anterior al año mil quinientos después de Cristo.</text:p>
      <text:p text:style-name="P110">La gente muere, a la gente la matan, los romanos crucificaban gente, muchos escribieron del asunto, no tenían razón para mentir. <text:span text:style-name="T601">F</text:span>ácil de creer.</text:p>
      <text:p text:style-name="P111"><text:soft-page-break/>Sin embargo no falta el <text:span text:style-name="T604">musulmán</text:span> que porque su <text:span text:style-name="T604">imán</text:span>, su jefe religioso, le contó que <text:span text:style-name="T631">un</text:span><text:span text:style-name="T601"> libro llamado coran, uno que el jefe dice conocer, </text:span><text:span text:style-name="T631">un libro que está prohibido leerlo en un idioma diferente al arabe, </text:span><text:span text:style-name="T601">posiblemente, según las estadísticas, sin </text:span><text:span text:style-name="T631">que el lider sepa </text:span><text:span text:style-name="T601">leer árabe, un libro que tiene que ser diferente al que, según los mismos registros musulmanes, </text:span><text:span text:style-name="T631">fue </text:span><text:span text:style-name="T601">dict</text:span><text:span text:style-name="T631">ado por</text:span><text:span text:style-name="T601"> </text:span><text:span text:style-name="T631">el</text:span><text:span text:style-name="T601"> esclavista de negros </text:span><text:span text:style-name="T601"><text:note text:id="ftn52" text:note-class="footnote"><text:note-citation>52</text:note-citation><text:note-body><text:p text:style-name="P309"><text:bookmark-start text:name="__RefHeading___Toc39635_1836810514"/><text:s/>Sahih al-Bukhari <text:span text:style-name="T611">7263, Sahih al-Bukhari 6161, Sunan an-nasa'i 4625, Sunan an-nasa'i 3858, </text:span><text:a xlink:type="simple" xlink:href="http://www.answeringmuslims.com/2018/04/how-muhammad-ali-was-deceived-by-islam.html" text:style-name="Internet_20_link" text:visited-style-name="Visited_20_Internet_20_Link"><text:span text:style-name="T611">www.answeringmuslims.com</text:span></text:a><text:bookmark-end text:name="__RefHeading___Toc39635_1836810514"/></text:p></text:note-body></text:note></text:span><text:span text:style-name="T601">, </text:span><text:span text:style-name="T632">esclavista que era </text:span><text:span text:style-name="T601">mas blanco que la leche </text:span><text:span text:style-name="T601"><text:note text:id="ftn53" text:note-class="footnote"><text:note-citation>53</text:note-citation><text:note-body><text:p text:style-name="P308"><text:bookmark-start text:name="__RefHeading___Toc39633_1836810514"/><text:s/>Sahih al-Bukhari <text:span text:style-name="T610">63, Sahih Muslim 6081, Sahih Muslim 6071, </text:span><text:a xlink:type="simple" xlink:href="http://www.answeringmuslims.com/2018/04/how-muhammad-ali-was-deceived-by-islam.html" text:style-name="Internet_20_link" text:visited-style-name="Visited_20_Internet_20_Link"><text:span text:style-name="T610">www.answeringmuslims.com</text:span></text:a><text:bookmark-end text:name="__RefHeading___Toc39633_1836810514"/></text:p></text:note-body></text:note></text:span><text:span text:style-name="T601">, que tuvo relaciones sexuales con una niña de 9 años </text:span><text:span text:style-name="T601"><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608">www.answeringmuslims.com</text:span></text:a><text:bookmark-end text:name="__RefHeading___Toc39631_1836810514"/></text:p></text:note-body></text:note></text:span><text:span text:style-name="T601">, </text:span><text:span text:style-name="T631">diferente </text:span><text:span text:style-name="T601">porque, según esos registros, una cabra se comió parte de lo que dictó </text:span><text:span text:style-name="T601"><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610">www.answeringmuslims.com</text:span></text:a><text:bookmark-end text:name="__RefHeading___Toc39629_1836810514"/></text:p></text:note-body></text:note></text:span><text:span text:style-name="T601"><text:s/>y, según esos registros, un líder musulmán, </text:span><text:span text:style-name="T633">casi 300 años depués de la muerte del esclavista, y casi 1000 años después de la muerte de Jesucristo en la cruz,</text:span><text:span text:style-name="T601"> decidió quemar todos los coranes diferentes al que él quería que fuera el original </text:span><text:span text:style-name="T601"><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609">www.answeringmuslims.com</text:span></text:a><text:bookmark-end text:name="__RefHeading___Toc39627_1836810514"/></text:p></text:note-body></text:note></text:span>, <text:span text:style-name="T602">que </text:span><text:span text:style-name="T634">dicho</text:span><text:span text:style-name="T602"> </text:span><text:span text:style-name="T635">coran</text:span><text:span text:style-name="T602">, </text:span><text:span text:style-name="T633">o tal vez deberíamos decir </text:span><text:span text:style-name="T634">coranes</text:span><text:span text:style-name="T633"> porque un coran de una region es ampliamente diferente y contradictorio con un coran de otra región, que </text:span><text:span text:style-name="T634">los coranes</text:span><text:span text:style-name="T633"> </text:span>dice<text:span text:style-name="T633">n</text:span> que en realidad <text:span text:style-name="T603">Jesucristo </text:span>no murió en la cruz sino que fu<text:span text:style-name="T178">e</text:span> <text:span text:style-name="T633">LLEVADO</text:span> al cielo <text:span text:style-name="T633">VIVO,</text:span> sin haber muerto, <text:span text:style-name="T178">entonces no, NO murió en la cruz, y listo.</text:span></text:p>
      <text:p text:style-name="P112">Sin embargo, toda la evidencia histórica, mucha más que la que hay para cualquier otro evento de la antigüedad, indica lo contrario.</text:p>
      <text:p text:style-name="P112">Jesucristo murió en la cruz. <text:span text:style-name="T181">Hecho histórico. Mas que ningún otro de la historia antigua. Mas que la simple existencia de Alejandro el Grande, de Julio Cesar y de Mahoma.</text:span></text:p>
      <text:h text:style-name="P322" text:outline-level="2"><text:bookmark-start text:name="__RefHeading___Toc28099_1627726659"/><text:soft-page-break/><text:span text:style-name="T618">Creyeron</text:span>.<text:bookmark-end text:name="__RefHeading___Toc28099_1627726659"/></text:h>
      <text:p text:style-name="P179">El creyente cree que Jesucristo <text:span text:style-name="T621">est</text:span><text:span text:style-name="T623">á</text:span><text:span text:style-name="T621"> vivo porque </text:span>resucitó <text:span text:style-name="T648">en cuerpo y espíritu</text:span>.</text:p>
      <text:p text:style-name="P112">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13">Eso es lo que ellos dijeron, <text:span text:style-name="T179">eso</text:span> escribieron, y todos mantuvieron <text:span text:style-name="T179">esa creencia </text:span>hasta <text:span text:style-name="T448">su muerte. La mayoría asesinados SOLO por creer precisamente eso: que </text:span><text:span text:style-name="T621">est</text:span><text:span text:style-name="T623">á</text:span><text:span text:style-name="T621"> vivo porque fue</text:span><text:span text:style-name="T448"> resucitado.</text:span></text:p>
      <text:p text:style-name="P112">Eso era lo que ellos creían. Que habían hablado, tocado y comido con un Jesús físico que era el mismo que habían visto muerto en la cruz y que habían enterrado.</text:p>
      <text:p text:style-name="P112">La mayoría de los historiadores, académicos y personas que estudian los manuscritos mas antiguos, aceptan que esa era la creencia de esos primeros cristianos.</text:p>
      <text:p text:style-name="P115">Hasta el día de hoy esa es la creencia de cualquiera que se haga llamar cristiano. <text:span text:style-name="T449">Que Jesucristo resucitó en cuerpo y espíritu. El que no cree que Jesucristo </text:span><text:span text:style-name="T621">est</text:span><text:span text:style-name="T623">á</text:span><text:span text:style-name="T621"> vivo porque </text:span><text:span text:style-name="T449">resucitó </text:span><text:span text:style-name="T648">en cuerpo y espíritu</text:span><text:span text:style-name="T449">, no es un CREYENTE en Jesucristo. Creer que Jesucristo </text:span><text:span text:style-name="T621">est</text:span><text:span text:style-name="T623">á</text:span><text:span text:style-name="T621"> vivo porque </text:span><text:span text:style-name="T449">resucitó </text:span><text:span text:style-name="T648">en cuerpo y espíritu </text:span><text:span text:style-name="T449">es la base de la fe en Jesucristo.</text:span></text:p>
      <text:p text:style-name="P114">Muchos fueron perseguidos por eso que creían. Muchos murieron por eso que creían. </text:p>
      <text:p text:style-name="P114">Pero no falta el que dice que no, que eso no era lo que creían. <text:span text:style-name="T180">Aunque toda la evidencia indique que eso era lo que ellos creían y no solo eso sino que esa es justamente la DEFINICIÓN de un creyente , de un CRISTIANO. </text:span></text:p>
      <text:p text:style-name="P247"><text:soft-page-break/><text:span text:style-name="T185">L</text:span>os <text:span text:style-name="T187">testigos directos</text:span> <text:span text:style-name="T185">murieron creyendo que Jesucristo está vivo porque resucitó </text:span><text:span text:style-name="T648">en cuerpo y espíritu</text:span>.</text:p>
      <text:p text:style-name="P248"><text:span text:style-name="T509">El creyente cree que Jesucristo </text:span><text:span text:style-name="T621">est</text:span><text:span text:style-name="T623">á</text:span><text:span text:style-name="T621"> vivo porque </text:span><text:span text:style-name="T509">resucitó </text:span><text:span text:style-name="T648">en cuerpo y espíritu</text:span><text:span text:style-name="T509">. </text:span>Hecho histórico.</text:p>
      <text:h text:style-name="P322" text:outline-level="2"><text:bookmark-start text:name="__RefHeading___Toc28101_1627726659"/><text:span text:style-name="T459">Seguidores</text:span>.<text:bookmark-end text:name="__RefHeading___Toc28101_1627726659"/></text:h>
      <text:p text:style-name="P178">El seguidor quiere ser como Jesucristo, quiere vivir, morir y resucitar como Jesucristo.</text:p>
      <text:p text:style-name="P19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525">ACEITE</text:span> por creer lo que creían: <text:span text:style-name="T524">q</text:span>ue Jesucristo había resucitado y que por lo tanto no tenían nada que temer de la muerte física porque Jesucristo los resucitaría <text:span text:style-name="T524">físicamente </text:span>a ellos también <text:span text:style-name="T524">tal y como lo había prometido antes de morir en la cruz ; e</text:span>sos <text:span text:style-name="T524">creyentes, </text:span>no siempre fueron tan valientes, <text:span text:style-name="T182">ni tan comunicativos, ni tan viajeros, ni tan seguidores de Jesucristo.</text:span></text:p>
      <text:p text:style-name="P116">Antes de las apariciones que dicen haber tenido, se escondieron, no se movieron, lo negaron, salieron corriendo cuando llegaron a arrestarlo. Incluso cuando lo ven por primera vez, cuando lo tocan por primera vez, tienen miedo, no lo pueden creer. <text:span text:style-name="T45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18"><text:soft-page-break/>Después, ya no tienen miedo a morir. <text:span text:style-name="T526">Y</text:span>a no tienen miedo al que dirán. <text:span text:style-name="T526">Y</text:span>a no tiene miedo a la persecución. <text:span text:style-name="T526">Y</text:span>a no tienen miedo a lo que puedan hacerles los hombres. Y sufren las consecuencias. </text:p>
      <text:p text:style-name="P119">Para la gran mayoría de los Judíos del tiempo de Yeshua, creer en un Mes<text:span text:style-name="T526">hiakh</text:span> crucificado era inaudito. <text:span text:style-name="T451">Era una ofensa. </text:span>Morir en un madero era maldición. El Mesías era alguien que reinaría <text:span text:style-name="T527">físicamente desde Israel </text:span>sobre todo pueblo, lengua y nación. Que traería paz al mundo entero. Ademas, la resurrección de los muertos era un evento al final de los tiempos y para <text:span text:style-name="T452">TODOS</text:span> los Israelitas. No era un evento de un solo individuo. Eso no era lo que creía la mayoría de los <text:span text:style-name="T586">Judíos.</text:span> <text:span text:style-name="T636">La</text:span> creencia <text:span text:style-name="T636">en un Meshiakh crucificado</text:span> generaba un rechazo, <text:span text:style-name="T452">un desprecio,</text:span> <text:span text:style-name="T528">por parte de esa mayoría de Israelitas</text:span>, <text:span text:style-name="T452">h</text:span>a<text:span text:style-name="T452">cia</text:span> <text:span text:style-name="T528">los POCOS Israelitas que</text:span> <text:span text:style-name="T528">SI </text:span>creían que Jesucristo era el <text:span text:style-name="T452">Meshiakh</text:span> y que había resucitado <text:span text:style-name="T648">en cuerpo y espíritu</text:span><text:span text:style-name="T528">.</text:span></text:p>
      <text:p text:style-name="P117">Sha<text:span text:style-name="T586">ú</text:span>l de Tarso era uno de esos Judíos. <text:span text:style-name="T452">El despreciaba y perseguía a esos que creían en un Meshiakh </text:span><text:span text:style-name="T636">crucificado</text:span><text:span text:style-name="T452">.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582">historeó</text:span><text:span text:style-name="T183">” a Pedro, palabra griega de la que deriva la palabra “historia”. </text:span></text:p>
      <text:p text:style-name="P120">El también cambió. El pasó de ser perseguidor a ser perseguido. </text:p>
      <text:p text:style-name="P121">Porque después de perderlo <text:span text:style-name="T45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529">d</text:span>espués de empezar a creer en lo que creían esa mano de Judíos, le toco dejarlo <text:soft-page-break/>todo, perderlo <text:span text:style-name="T454">TODO</text:span>. Y <text:span text:style-name="T529">é</text:span>l, <text:span text:style-name="T455">Pablo,</text:span> se refería a todo lo que le había tocado abandonar como “<text:span text:style-name="T650">EXCREMENTOS</text:span>” si lo comparaba con ser seguidor de Jesucristo.</text:p>
      <text:p text:style-name="P121">Y después de naufragios, de ser apedreado, de ser azotado varias veces, de ser encarcelado varias veces, de intentos de asesinato, de conspiraciones contra el, muere <text:span text:style-name="T530">DECAPITADO</text:span> <text:span text:style-name="T456">justamente por creer </text:span>lo que cree.</text:p>
      <text:p text:style-name="P121">El también cambio.</text:p>
      <text:p text:style-name="P122">Aún hoy día, <text:span text:style-name="T457">a </text:span>todo cristiano <text:span text:style-name="T457">se le ve un cambio,</text:span> por lo menos en su comportamiento respecto al pecado, a eso que es malo a los ojos de ese Jesucristo que dice seguir. Un cristiano, <text:span text:style-name="T457">si es que verdaderamente cree lo que dice creer,</text:span> debe cuidar lo que dice, lo que piensa y lo que hace. Todo ello debe dar testimonio de lo que dice creer. Debe vivir como vivió Jesucristo.</text:p>
      <text:p text:style-name="P123">Los primeros cristianos <text:span text:style-name="T459">querían seguir a Jesucristo es decir que querían vivir, morir y resucitar como Jesucristo. Eso solo sucedió</text:span> <text:span text:style-name="T186">después de verdaderamente creer que Jesucristo había resucitado</text:span>. </text:p>
      <text:p text:style-name="P123"><text:span text:style-name="T509">El seguidor quiere ser como Jesucristo, quiere vivir, morir y resucitar como Jesucristo. </text:span>Hecho histórico.</text:p>
      <text:h text:style-name="Heading_20_4" text:outline-level="2"><text:bookmark-start text:name="__RefHeading___Toc28103_1627726659"/><text:span text:style-name="T468">Muertos</text:span>.<text:bookmark-end text:name="__RefHeading___Toc28103_1627726659"/></text:h>
      <text:p text:style-name="P260"><text:span text:style-name="T472">El líder cristiano</text:span> <text:span text:style-name="T469">muere</text:span> <text:span text:style-name="T469">ejecutado</text:span> <text:span text:style-name="T466">durante </text:span>los primeros siglos.</text:p>
      <text:p text:style-name="P314"><text:span text:style-name="T531">Empezando por el primer líder. Jesucristo es condenado por la Junta Suprema de los sacerdotes, ancianos y maestros Judíos, a una muerte en la cruz por contestarles </text:span><text:span text:style-name="Bible_5f_text"><text:span text:style-name="T531">“</text:span></text:span><text:span text:style-name="Bible_5f_text">Sí, yo soy. Y ustedes verán al Hijo del hombre sentado a la derecha del Todopoderoso, y </text:span><text:soft-page-break/><text:span text:style-name="Bible_5f_text">viniendo en las nubes del cielo.</text:span><text:span text:style-name="Bible_5f_text"><text:span text:style-name="T531">”</text:span></text:span><text:span text:style-name="T532"> a la pregunta </text:span><text:span text:style-name="Bible_5f_text"><text:span text:style-name="T532">“</text:span></text:span><text:span text:style-name="Bible_5f_text">¿Eres tú el Mesías, el Hijo del Dios bendito?</text:span><text:span text:style-name="Bible_5f_text"><text:span text:style-name="T531">”</text:span></text:span><text:span text:style-name="Bible_5f_text"><text:span text:style-name="T531"><text:note text:id="ftn57" text:note-class="footnote"><text:note-citation>57</text:note-citation><text:note-body><text:p text:style-name="Footnote"><text:bookmark-start text:name="__RefHeading___Toc39625_1836810514"/><text:s/><text:alphabetical-index-mark-start text:id="IMark94415118883016"/>Marcos 14<text:alphabetical-index-mark-end text:id="IMark94415118883016"/>:61-62 <text:a xlink:type="simple" xlink:href="https://www.biblegateway.com/passage/?search=Marcos+14%3A61-62&amp;version=DHH" text:style-name="Internet_20_link" text:visited-style-name="Visited_20_Internet_20_Link"><text:span text:style-name="T651">DHH</text:span></text:a><text:bookmark-end text:name="__RefHeading___Toc39625_1836810514"/></text:p></text:note-body></text:note></text:span></text:span><text:span text:style-name="T531">.</text:span></text:p>
      <text:p text:style-name="P259">Pablo, Pedro, <text:span text:style-name="T4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61"><text:span text:style-name="T462">Después de la destrucción del segundo Templo y toma de Jerusalén</text:span> <text:span text:style-name="T462">en el 70 después de Cristo </text:span>la persecución se empieza a volver <text:span text:style-name="T461">sistemática</text:span> por parte del imperio romano. La resistencia a hacer sacrificios públicos al emperador romano, <text:span text:style-name="T533">como si fuera Dios,</text:span> <text:span text:style-name="T533">o a</text:span> <text:span text:style-name="T533">cualquier otro </text:span>falso dios <text:span text:style-name="T533">romano</text:span> era suficiente evidencia <text:span text:style-name="T533">para que un Cristiano</text:span>, <text:span text:style-name="T533">un </text:span><text:s/>seguidor de Jesucristo, <text:span text:style-name="T533">que por supuesto se negaba a rendir culto a nada que no fuera el único Dios verdadero, fuera condenado a muerte</text:span>. Normalmente era interrogado y, si reconocía ser cristiano, era condenado a muerte. <text:span text:style-name="T462">No importaba si era judío o no. Si era seguidor de Jesucristo y consideraban que Jesucristo tenía una autoridad superior al emperador, dicho seguidor era una amenaza para el imperio.</text:span></text:p>
      <text:p text:style-name="P262">Durante estos primeros siglos ser cristiano podía significar sufrir una muerte violenta. <text:span text:style-name="T534">Obviamente los principales objetivos del imperio romano fueron los mas influyentes, los lideres cristianos.</text:span></text:p>
      <text:p text:style-name="P2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65">hacer </text:span>a <text:soft-page-break/>sus seguidores: amar a sus enemigos y ora<text:span text:style-name="T534">r</text:span> y roga<text:span text:style-name="T534">r</text:span> por quienes los persiguen.</text:p>
      <text:p text:style-name="P262">Según Hechos 7, Esteban, el primer seguidor asesinado por ser seguidor de Jesucristo, muere haciendo lo mismo que hizo su líder, orando por sus asesinos.</text:p>
      <text:p text:style-name="P273">La persecución <text:span text:style-name="T465">a muerte por parte del imperio romano </text:span>empieza a detenerse <text:span text:style-name="T464">a comienzos del siglo 4 </text:span>cuando la mayoría del crecimiento de seguidores se empieza a dar entre las personas que pueden leer griego, <text:span text:style-name="T462">esas que pueden leer el nuevo testamento, esas</text:span> mismas personas que pertenecen al imperio. </text:p>
      <text:p text:style-name="P273">Hay una división entre los que piensan que debe hacerse una purga de los creyentes y quienes piensan que <text:span text:style-name="T463">el movimiento </text:span>debe integrarse al imperio porque no representa una amenaza <text:span text:style-name="T535">para el imperio romano</text:span>. El imperio termina <text:span text:style-name="T463">bajo el gobierno de</text:span> un emperador que supo hacerse amigo de los que creían en la integración para ganar la batalla decisiva.</text:p>
      <text:p text:style-name="P263"><text:span text:style-name="T535">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64">Dados los anteriores hechos <text:span text:style-name="T497">lógicos e </text:span>históricos:</text:p>
      <text:list text:style-name="L2">
        <text:list-item>
          <text:p text:style-name="P331">Jesucristo murió en la cruz.</text:p>
        </text:list-item>
        <text:list-item>
          <text:p text:style-name="P333">El creyente cree que Jesucristo <text:span text:style-name="T621">est</text:span><text:span text:style-name="T623">á</text:span><text:span text:style-name="T621"> vivo porque </text:span>resucitó <text:span text:style-name="T648">en cuerpo y espíritu</text:span>.</text:p>
        </text:list-item>
        <text:list-item>
          <text:p text:style-name="P334">El seguidor quiere ser como Jesucristo, quiere vivir, morir y resucitar como Jesucristo.</text:p>
        </text:list-item>
        <text:list-item>
          <text:p text:style-name="P332"><text:span text:style-name="T338">El líder cristiano</text:span><text:span text:style-name="T336"> </text:span><text:span text:style-name="T337">muere</text:span><text:span text:style-name="T336"> </text:span><text:span text:style-name="T337">ejecutado</text:span><text:span text:style-name="T336"> </text:span><text:span text:style-name="T293">durante </text:span><text:span text:style-name="T336">los primeros siglos.</text:span></text:p>
        </text:list-item>
      </text:list>
      <text:p text:style-name="P287"><text:soft-page-break/>Tenemos que: <text:span text:style-name="T467">Explicar el crecimiento del numero de seguidores de Jesucristo en los primeros siglos es mas fácil creyendo que Jesucristo está vivo que creyendo que Jesucristo está muerto.</text:span></text:p>
      <text:p text:style-name="P266">El único movimiento social en toda la historia de la humanidad que ha crecido desde sus inicios con la eliminación sistemática de sus lideres, sin <text:span text:style-name="T498">que estos ni sus seguidores </text:span>opon<text:span text:style-name="T498">gan</text:span> resistencia violenta, <text:span text:style-name="T498">lideres </text:span>ejecutados por el sistema dominante <text:span text:style-name="T498">por el solo hecho de creer que un muerto resucitó para confirmar su realeza</text:span>, ha sido la cristiandad.</text:p>
      <text:p text:style-name="P266">Puesto que el castigo <text:span text:style-name="T480">por ser creyente </text:span>era la muerte, la única explicación racional, es que el creyente en realidad creía que después de muerto <text:span text:style-name="T473">también </text:span>iba a resucitar, que <text:span text:style-name="T473">también </text:span>iba ha volver a vivir, tal y como su líder <text:span text:style-name="T473">lo hizo y que le</text:span> promet<text:span text:style-name="T473">e que le sucederá al seguidor</text:span>.</text:p>
      <text:p text:style-name="P265">Para que los primeros seguidores de Jesucristo, fueran capaces de obedecer a su líder, que les ordenaba amar a sus enemigos y a quienes los persiguieran, hasta el punto de la muerte violenta y sin <text:span text:style-name="T473">responder con violencia</text:span>, la única explicación posible es que dichos primeros seguidores realmente creían que Jesucristo esta vivo.</text:p>
      <text:p text:style-name="P267">Y para que la muerte de un líder AUMENTARA el numero de creyentes, se necesita que esos que no creían antes <text:span text:style-name="T473">de la muerte del líder, esos futuros creyentes, esos nuevos creyentes, </text:span>observaran, experimentaran algo que les hiciera creer que el líder muerto estaba no solo convencido de que <text:span text:style-name="T480">sería resucitado</text:span>, sino <text:span text:style-name="T480">que ellos TAMBIÉN observaran, experimentaran algo que les hiciera creer </text:span>que <text:span text:style-name="T499">ELLOS</text:span> <text:span text:style-name="T499">MISMOS</text:span> también <text:span text:style-name="T480">serían resucitados</text:span>. </text:p>
      <text:p text:style-name="P267">Si yo creo que el líder murió creyendo algo falso, si no tengo algo concreto, una experiencia, <text:span text:style-name="T474">algo lógico, racional,</text:span> que yo considere <text:soft-page-break/>real y confiable <text:span text:style-name="T481">para MI TAMBIÉN</text:span>, <text:span text:style-name="T481">que yo también voy a resucitar, </text:span>va a ser <text:span text:style-name="T473">imposible</text:span> que yo esté dispuesto a morir por el solo hecho de <text:span text:style-name="T475">que el líder estuvo dispuesto a morir por algo que el creía cierto, o que incluso yo creo que era cierto para el, pero no para mi también</text:span>. </text:p>
      <text:p text:style-name="P274">Si yo solo creo “pobre chiflis era buena gente lastima que lo mataron”, <text:span text:style-name="T606">o “que bueno PARA EL que será resucitado, pero YO si no voy a ser resucitado”,</text:span> <text:span text:style-name="T606">entonces </text:span>no voy a estar dispuesto a morir de la misma manera. El movimiento no podría CRECER, AUMENTAR.</text:p>
      <text:p text:style-name="P268">El movimiento creció porque los que morían realmente creían que iban a resucitar y los que no creían antes <text:span text:style-name="T470">de la muerte del líder, después, en algún momento,</text:span> experimentaron algo <text:span text:style-name="T500">MAS</text:span> que la simple muerte de un líder que creía algo posiblemente falso, <text:span text:style-name="T606">y ellos TAMBIÉN empezaron a creer que serían resucitados. De lo contrario no habrían estado dispuestos a morir por lo que creían sin oponer resistencia.</text:span></text:p>
      <text:p text:style-name="P269">Esos nuevos creyentes tenían que estar experimentando, viviendo algo que les confirmaba experimentalmente, algo lo suficientemente confiable, como para creer que el líder creía algo cierto, algo verdadero <text:span text:style-name="T482">que también lo es para </text:span><text:span text:style-name="T646">el </text:span><text:span text:style-name="T482">nuevo creyente</text:span>. <text:span text:style-name="T471">Que Jesucristo, el primer ejecutado, está vivo, que el líder muerto también será resucitado, y que el nuevo creyente también será resucitado.</text:span></text:p>
      <text:p text:style-name="P313">Si Jesucristo está muerto, para explicar el <text:span text:style-name="T607">CRECIMIENTO</text:span> de la cristiandad en los primeros siglos, se requiere recurrir a creer que todos los seguidores de Jesucristo, todos <text:span text:style-name="T536">esos primeros seguidores</text:span> que <text:span text:style-name="T536">murieron creyendo lo que creían, sin abrir la boca, sin oponer resistencia violenta, amando a sus enemigos, orando por ellos,</text:span> simplemente est<text:span text:style-name="T536">aban</text:span> <text:span text:style-name="T501">LOCOS</text:span>. <text:span text:style-name="T536">Y que todos los que creyentes actuales también están igual de locos por creer en semejante </text:span><text:soft-page-break/><text:span text:style-name="T536">absurdo. </text:span>Se requiere asumir que ningún seguidor auténtico de Jesucristo, ese que realmente cree que Jesucristo <text:span text:style-name="T483">está vivo porque </text:span>resucitó <text:span text:style-name="T389">en cuerpo y espíritu</text:span>, y quiere, y trata, de vivir como Jesucristo nos enseñ<text:span text:style-name="T474">a</text:span>, tiene capacidad racional. Que <text:span text:style-name="T47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484">porque resucitó </text:span><text:span text:style-name="T389">en cuerpo y espíritu</text:span>.</text:p>
      <text:p text:style-name="P270">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607">espíritu</text:span> que resucitó a Jesucristo de la muerte vive en el creyente, y que esa es la verdadera razón por la cual <text:span text:style-name="T476">están</text:span> dispuestos a morir amando, <text:span text:style-name="T537">perdonando y orando por el </text:span>que los va a matar.</text:p>
      <text:p text:style-name="P271">Es más fácil <text:span text:style-name="T477">considerar la posibilidad de que </text:span>el movimiento no es solo “social”, <text:span text:style-name="T478">sino que también </text:span>es de Dios. <text:span text:style-name="T478">Un movimiento</text:span> de Hijos del Dios vivo, <text:span text:style-name="T479">del Creador del cielo y de la tierra, del creador de estos cuerpos en los que vivimos y que por lo tanto los puede rehacer, los puede reconstruir. Que nos puede RESUCITAR como lo hizo con su hijo Jesucristo.</text:span></text:p>
      <text:h text:style-name="P321" text:outline-level="1"><text:bookmark-start text:name="__RefHeading___Toc28107_1627726659"/><text:soft-page-break/><text:span text:style-name="T188">Credibilidad</text:span>.<text:bookmark-end text:name="__RefHeading___Toc28107_1627726659"/></text:h>
      <text:p text:style-name="P128">No vemos que las personas resuciten. <text:span text:style-name="T549">L</text:span>os cuerpos enterrados se descomponen y los cremados quedan echos polvo. Los muertos están echos polvo en la tumba, en el sepulcro. <text:span text:style-name="T289">Eso es lo que observamos.</text:span></text:p>
      <text:p text:style-name="P204">Y si Jesucristo NO resucitó, si <text:span text:style-name="T638">NO</text:span> est<text:span text:style-name="T622">á</text:span> vivo <text:span text:style-name="T638">en cuerpo y espíritu</text:span>, pues <text:span text:style-name="T588">entonces </text:span>el librito llamado biblia <text:span text:style-name="T588">toca</text:span> botarlo a la basura. Toda la biblia sería falsa porque toda apunta a ese Meshiakh de Israel. El mismo Pablo lo reconoce, <text:span text:style-name="T421">en 1ra Corintios 15,</text:span> cuando dice que<text:span text:style-name="T421">: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415227773592"/><text:alphabetical-index-mark-start text:id="IMark94415112526936"/><text:alphabetical-index-mark-start text:id="IMark94415228552168"/><text:alphabetical-index-mark-start text:id="IMark94415227963224"/><text:alphabetical-index-mark-start text:id="IMark94415227774104"/><text:alphabetical-index-mark-start text:id="IMark94415153566488"/><text:span text:style-name="T422">1 Corintios 1</text:span><text:alphabetical-index-mark-end text:id="IMark94415153566488"/><text:alphabetical-index-mark-end text:id="IMark94415227774104"/><text:span text:style-name="T422">5</text:span><text:alphabetical-index-mark-end text:id="IMark94415227963224"/><text:alphabetical-index-mark-end text:id="IMark94415228552168"/><text:alphabetical-index-mark-end text:id="IMark94415112526936"/><text:alphabetical-index-mark-end text:id="IMark94415227773592"/><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23_1836810514"/></text:p></text:note-body></text:note></text:span>.</text:p>
      <text:h text:style-name="P322" text:outline-level="2"><text:bookmark-start text:name="__RefHeading___Toc28109_1627726659"/>Negación.<text:bookmark-end text:name="__RefHeading___Toc28109_1627726659"/></text:h>
      <text:p text:style-name="P124">Si negamos lo lógico: </text:p>
      <text:p text:style-name="P127">Si negamos <text:span text:style-name="T549">q</text:span>ue:</text:p>
      <text:p text:style-name="P125"><text:tab/><text:span text:style-name="T291">S</text:span>i vamos a llamar al ser humano inteligente, diseñador y creativo, <text:span text:style-name="T290">por todos los aviones, zapatos, celulares, automóviles, por toda la tecnología, que ha construido,</text:span></text:p>
      <text:p text:style-name="P130">Tenemos que:</text:p>
      <text:p text:style-name="P126"><text:span text:style-name="T290"><text:tab/>Admitir, por necesidad lógica, que l</text:span>a <text:span text:style-name="T390">complejidad de la </text:span>maquinaria biológica <text:span text:style-name="T210">que observamos en plantas y animales </text:span>exige un<text:span text:style-name="T390">a</text:span> <text:span text:style-name="T390">tecnología</text:span> <text:span text:style-name="T391">de alguien </text:span>muchísimo mas inteligente, <text:span text:style-name="T291">diseñador </text:span>y creativo que el ser humano. <text:span text:style-name="T395">Un creador.</text:span></text:p>
      <text:p text:style-name="P131">Porque:</text:p>
      <text:p text:style-name="P131"><text:soft-page-break/><text:tab/>A pesar de nuestra inteligencia, diseños y creatividad no podemos ni siquiera construir una célula. La mínima parte de la maquinaria biológica y no tenemos ni idea de como hacerlo.</text:p>
      <text:p text:style-name="P132">Si negamos eso que es lógico,</text:p>
      <text:p text:style-name="P129"><text:span text:style-name="T292">Pues</text:span>, es prácticamente imposible entender <text:span text:style-name="T195">el hecho histórico de que los testigos directos murieron creyendo que Jesucristo está vivo porque resucitó </text:span><text:span text:style-name="T648">en cuerpo y espíritu</text:span><text:span text:style-name="T195">.</text:span></text:p>
      <text:p text:style-name="P133"><text:span text:style-name="T550">PERO</text:span> si tenemos en cuenta que:</text:p>
      <text:list text:style-name="L3">
        <text:list-item>
          <text:p text:style-name="P335"><text:span text:style-name="T194">P</text:span>or <text:span text:style-name="T550">LÓGICA</text:span> y por toda la evidencia que observamos en la maquinaria biológica, <text:span text:style-name="T550">en plantas, animales y personas,</text:span> <text:span text:style-name="T550">TIENE</text:span> que haber un creador de toda esta maquinaria.</text:p>
        </text:list-item>
        <text:list-item>
          <text:p text:style-name="P336">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337">Que para el <text:span text:style-name="T55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338">Y que el <text:span text:style-name="T551">TESTIMONIO</text:span> de dicha resurrección esta respaldado por los mismos testigos <text:span text:style-name="T637">directos </text:span>que dan testimonio de la muerte de Jesucristo en la cruz, el evento más respaldado por <text:span text:style-name="T407">fuentes confiables, </text:span><text:span text:style-name="T637">internas y externas,</text:span> en toda la historia antigua de la humanidad.</text:p>
        </text:list-item>
      </text:list>
      <text:p text:style-name="P249"><text:soft-page-break/><text:span text:style-name="T197">Así, e</text:span>s mucho mas fácil creer que <text:span text:style-name="T196">esos TESTIGOS directos, esos que dicen que lo tocaron, comieron y hablaron con el, murieran creyendo que Jesucristo está vivo porque resucitó </text:span><text:span text:style-name="T648">en cuerpo y espíritu</text:span>.</text:p>
      <text:p text:style-name="P165">Así que, <text:span text:style-name="T39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66">Es decir con mas RESPETICO <text:span text:style-name="T394">por las narraciones bíblicas.</text:span> CON MAS RESPETICO. ¿ESTA CLARO?</text:p>
      <text:h text:style-name="P322" text:outline-level="2"><text:bookmark-start text:name="__RefHeading___Toc28111_1627726659"/>Observaciones.<text:bookmark-end text:name="__RefHeading___Toc28111_1627726659"/></text:h>
      <text:p text:style-name="P134"><text:span text:style-name="T194">Ademas, </text:span>hay varias observaciones <text:span text:style-name="T393">lógicas </text:span>que argumentan en contra de <text:span text:style-name="T408">la falsedad de los testimonios bíblicos sobre </text:span>la resurrección de Jesucristo, en contra <text:span text:style-name="T408">de que</text:span> sea<text:span text:style-name="T198">n</text:span> una fabricación del hombre.</text:p>
      <text:p text:style-name="P135">Veamos:</text:p>
      <text:h text:style-name="Heading_20_5" text:outline-level="5"><text:bookmark-start text:name="__RefHeading___Toc28113_1627726659"/><text:span text:style-name="T440">Fuentes</text:span>.<text:bookmark-end text:name="__RefHeading___Toc28113_1627726659"/></text:h>
      <text:p text:style-name="P138">Las diferencias <text:span text:style-name="T558">en detalles </text:span>entre l<text:span text:style-name="T192">a</text:span>s <text:span text:style-name="T192">fuentes</text:span> es argumento en contra <text:span text:style-name="T192">de la falsedad de los evangelios</text:span>.</text:p>
      <text:p text:style-name="P139">Cuando varias fuentes son exactamente iguales es posible sospechar que dichas fuentes se pusieron de común acuerdo. En los procesos judiciales este fenómeno se llama “colusión”.</text:p>
      <text:p text:style-name="P139">Es normal y de esperar que halla pequeñas diferencias <text:span text:style-name="T558">en los detalles </text:span>entre diferentes fuentes, <text:span text:style-name="T558">y que</text:span> en lo <text:span text:style-name="T199">esencial</text:span> se<text:span text:style-name="T558">an</text:span> iguales.</text:p>
      <text:p text:style-name="P139"><text:soft-page-break/><text:span text:style-name="T558">En </text:span>los <text:span text:style-name="T492">4</text:span> evangelios <text:span text:style-name="T558">se observa justamente eso: en </text:span>lo esencial <text:span text:style-name="T558">son</text:span> igual<text:span text:style-name="T558">es aunque presentan diferencias en los detalles.</text:span></text:p>
      <text:h text:style-name="Heading_20_5" text:outline-level="5"><text:bookmark-start text:name="__RefHeading___Toc32127_1489771327"/><text:span text:style-name="T553">Conocimiento</text:span>.<text:bookmark-end text:name="__RefHeading___Toc32127_1489771327"/></text:h>
      <text:p text:style-name="P137"><text:span text:style-name="T553">Toda la información en los evangelios de nombres, lugares, economía, política, cronología, topografía, geografía indica conocimiento</text:span> <text:span text:style-name="T553">directo por parte de los autores. Este hecho</text:span> es argumento en contra <text:span text:style-name="T192">de la falsedad de los evangelios</text:span>.</text:p>
      <text:p text:style-name="P200">Los <text:span text:style-name="T55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01">Los evangelios muestran una coherencia extraordinaria, mucho mayor que cualquier otro texto de<text:span text:style-name="T555">l primer milenio después de Jesucristo</text:span>, en todos esos detalles. <text:span text:style-name="T55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6">Interdependientes</text:span>.<text:bookmark-end text:name="__RefHeading___Toc32129_1489771327"/></text:h>
      <text:p text:style-name="P275">Los 4 evangelios tienen un abundante numero de eventos en los que los detalles se complementan <text:span text:style-name="T558">y apoyan </text:span>mutuamente. <text:span text:style-name="T612">D</text:span>e manera que <text:span text:style-name="T557">en 1 evangelio los detalles de un evento no tienen explicación sin los detalles aportados por otros evangelios. </text:span><text:span text:style-name="T344">Este hecho</text:span><text:span text:style-name="T343"> es argumento en contra </text:span><text:span text:style-name="T345">de la falsedad de los evangelios</text:span><text:span text:style-name="T343">.</text:span></text:p>
      <text:p text:style-name="P277"><text:soft-page-break/><text:span text:style-name="T343">U</text:span><text:span text:style-name="T293">n ejemplo es el caso de Betsaida. E</text:span><text:span text:style-name="T346">l único versículo en todo Mateo en que se menciona </text:span><text:span text:style-name="T293">Betsaida </text:span><text:span text:style-name="T346">est</text:span><text:span text:style-name="T350">á</text:span><text:span text:style-name="T346"> en </text:span><text:alphabetical-index-mark-start text:id="IMark94415227774104"/><text:alphabetical-index-mark-start text:id="IMark94415118881976"/><text:span text:style-name="T293">Mateo 11</text:span><text:alphabetical-index-mark-end text:id="IMark94415118881976"/><text:alphabetical-index-mark-end text:id="IMark94415227774104"/><text:span text:style-name="T293"> </text:span><text:span text:style-name="T346">y lo nombra </text:span><text:span text:style-name="T293">como un lugar donde se han realizado grandes señales</text:span><text:span text:style-name="T346">. En </text:span><text:alphabetical-index-mark-start text:id="IMark94415153566488"/><text:alphabetical-index-mark-start text:id="IMark94415209955880"/><text:span text:style-name="T346">Juan </text:span><text:span text:style-name="T347">1</text:span><text:alphabetical-index-mark-end text:id="IMark94415209955880"/><text:alphabetical-index-mark-end text:id="IMark94415153566488"/><text:span text:style-name="T347"> y 12 </text:span><text:span text:style-name="T346">solo se menciona </text:span><text:span text:style-name="T293">Betsaida </text:span><text:span text:style-name="T346">en dos versículos para indicarnos que algunos discípulos, entre ellos Felipe, eran de </text:span><text:span text:style-name="T348">dicha ciudad</text:span><text:span text:style-name="T347">. </text:span><text:span text:style-name="T373">Y, p</text:span><text:span text:style-name="T35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355">que había venido de varias ciudades </text:span><text:span text:style-name="T354">y el los alcanza al final de la noche en medio del lago. </text:span><text:span text:style-name="T374">Y, p</text:span><text:span text:style-name="T354">or una lectura literal de </text:span><text:alphabetical-index-mark-start text:id="IMark94415110827896"/><text:alphabetical-index-mark-start text:id="IMark94415228553112"/><text:span text:style-name="T354">Lucas 9</text:span><text:alphabetical-index-mark-end text:id="IMark94415228553112"/><text:alphabetical-index-mark-end text:id="IMark94415110827896"/><text:span text:style-name="T354">, el evento sucede en las afueras de Betsaida. Solo en conjunto podemos entender que </text:span><text:span text:style-name="T356">Jesús</text:span><text:span text:style-name="T354"> y sus discípulos salieron de Betsaida porque había mucha congestión de personas yendo y viniendo y la razón por la que </text:span><text:span text:style-name="T348">Jesús le pregunta </text:span><text:span text:style-name="T349">a Felipe, según </text:span><text:alphabetical-index-mark-start text:id="IMark94415177950920"/><text:alphabetical-index-mark-start text:id="IMark94415118883016"/><text:span text:style-name="T348">Juan 6</text:span><text:alphabetical-index-mark-end text:id="IMark94415118883016"/><text:alphabetical-index-mark-end text:id="IMark94415177950920"/><text:span text:style-name="T348">, donde se podría comprar pan para alimentar a </text:span><text:span text:style-name="T350">las</text:span><text:span text:style-name="T348"> 5000 familias: </text:span><text:span text:style-name="T356">Felipe era de Betsaida.</text:span><text:span text:style-name="T347"> </text:span><text:span text:style-name="T350">Y solo con </text:span><text:alphabetical-index-mark-start text:id="IMark94415227255736"/><text:alphabetical-index-mark-start text:id="IMark94415209660280"/><text:span text:style-name="T350">Juan 6</text:span><text:alphabetical-index-mark-end text:id="IMark94415209660280"/><text:alphabetical-index-mark-end text:id="IMark94415227255736"/><text:span text:style-name="T350">, que </text:span><text:span text:style-name="T348">nos informa que era tiempo cercano a la Pascua Judía, </text:span><text:span text:style-name="T350">se entiende </text:span><text:span text:style-name="T354">porque, </text:span><text:span text:style-name="T356">según Marcos 6,</text:span><text:span text:style-name="T354"> había tanta </text:span><text:span text:style-name="T355">congestión</text:span><text:span text:style-name="T354"> de personas yendo y viniendo y el </text:span><text:span text:style-name="T350">detalle </text:span><text:span text:style-name="T354">mencionado inadvertidamente de que el evento sucedió sobre pasto verde. </text:span><text:span text:style-name="T356">L</text:span><text:span text:style-name="T350">a Pascua judía es en primavera y </text:span><text:span text:style-name="T355">todos los</text:span><text:span text:style-name="T350"> varones </text:span><text:span text:style-name="T355">de Israel </text:span><text:span text:style-name="T350">deben subir a Jerusalén.</text:span></text:p>
      <text:p text:style-name="P276"><text:span text:style-name="T350">L</text:span><text:span text:style-name="T293">os evangelios son interdependientes: </text:span><text:span text:style-name="T351">se apoyan y se complementan unos a otros. C</text:span><text:span text:style-name="T357">ada coincidencia </text:span><text:span text:style-name="T353">disminuye exponencialme</text:span><text:span text:style-name="T360">n</text:span><text:span text:style-name="T353">te </text:span><text:span text:style-name="T351">la probabilidad estadística </text:span><text:span text:style-name="T353">de que </text:span><text:span text:style-name="T357">estas </text:span><text:span text:style-name="T353">sean planeadas por los autores</text:span><text:span text:style-name="T351">. </text:span><text:span text:style-name="T352">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36">El <text:span text:style-name="T192">que los 4 evangelistas estuvieran vivos cuando sucedieron los eventos </text:span>es argumento en contra <text:span text:style-name="T192">de la falsedad de los testimonios bíblicos sobre la resurrección de Jesucristo</text:span>.</text:p>
      <text:p text:style-name="P140">Los mitos y leyendas se generan con siglos de diferencia entre el momento en que suceden los eventos y los autores de las narraciones.</text:p>
      <text:p text:style-name="P140">El hecho de que los autores estaban vivos cuando sucedieron los eventos es un argumento muy fuerte en contra de que sea una leyenda o un mito.</text:p>
      <text:p text:style-name="P141">Desde el mismo día en que los testigos hablaron, comieron y tocaron al Jesucristo resucitado, empezaron a propagar la historia.</text:p>
      <text:p text:style-name="P141">Los mitos y leyendas empiezan siglos después de los eventos.</text:p>
      <text:h text:style-name="Heading_20_5" text:outline-level="5"><text:bookmark-start text:name="__RefHeading___Toc28117_1627726659"/>Jerusalén.<text:bookmark-end text:name="__RefHeading___Toc28117_1627726659"/></text:h>
      <text:p text:style-name="P136"><text:span text:style-name="T193">La propagación del testimonio empezando en Jerusalén </text:span>es argumento en contra <text:span text:style-name="T192">de la falsedad de los testimonios bíblicos sobre la resurrección de Jesucristo</text:span>.</text:p>
      <text:p text:style-name="P135">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02">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171">El que los testimonios que tenemos hoy sean iguales a los manuscritos mas antigu<text:span text:style-name="T613">o</text:span>s <text:span text:style-name="T189">es argumento en contra de la falsedad de los testimonios bíblicos sobre la resurrección de Jesucristo.</text:span></text:p>
      <text:p text:style-name="P198">El testimonio ha sido el mismo desde el comienzo: <text:span text:style-name="T552">Jesucristo está vivo porque resucitó </text:span><text:span text:style-name="T648">en cuerpo y espíritu </text:span><text:span text:style-name="T552">al tercer día.</text:span></text:p>
      <text:p text:style-name="P197"><text:span text:style-name="T55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642">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643">Como ellos le cuentan </text:span><text:span text:style-name="T644">a los viajeros </text:span><text:span text:style-name="T643">lo que le pasó a Simón Pedro, </text:span><text:span text:style-name="T644">los viajeros </text:span><text:span text:style-name="T643">también l</text:span><text:span text:style-name="T219">es cuentan lo sucedido </text:span><text:span text:style-name="T643">camino a Emaús</text:span><text:span text:style-name="T219">. En ese instante Yeshua se les aparece en medio de ellos. Ve que están paralizados del miedo y los invita a tocarlo y les muestra </text:span><text:soft-page-break/><text:span text:style-name="T219">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44"><text:span text:style-name="T224">Y ya. </text:span>Es<text:span text:style-name="T223">e</text:span> es el testimonio de aquel primer día de semana. <text:span text:style-name="T552">Jesucristo está vivo porque resucitó </text:span><text:span text:style-name="T648">en cuerpo y espíritu </text:span><text:span text:style-name="T552">al tercer día.</text:span></text:p>
      <text:p text:style-name="P143"><text:span text:style-name="T225">D</text:span>esde ese día y hasta el <text:span text:style-name="T223">día</text:span> de hoy no ha cambiado. Siempre igual. </text:p>
      <text:p text:style-name="P199">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42">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250">Eso no pasa con una verdad. <text:span text:style-name="T227">El que creyó, creyó y si no pues se la perdió. Que justamente es lo que ha sucedido con la resurrección de Cristo. Está vivo porque resucitó </text:span><text:span text:style-name="T648">en cuerpo y espíritu</text:span><text:span text:style-name="T227">.</text:span></text:p>
      <text:h text:style-name="Heading_20_5" text:outline-level="5"><text:bookmark-start text:name="__RefHeading___Toc28121_1627726659"/>Nombres.<text:bookmark-end text:name="__RefHeading___Toc28121_1627726659"/></text:h>
      <text:p text:style-name="P172"><text:span text:style-name="T193">El listar </text:span>nombres de testigos de la resurrección <text:span text:style-name="T189">es argumento en contra de la falsedad de los testimonios bíblicos sobre la resurrección de Jesucristo.</text:span></text:p>
      <text:p text:style-name="P145"><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172">El que los primeros testigos sean mujeres <text:span text:style-name="T189">es argumento en contra de la falsedad de los testimonios bíblicos sobre la resurrección de Jesucristo.</text:span></text:p>
      <text:p text:style-name="P146">Para un Judío del tiempo de Yeshua, el testimonio de una mujer no tenía valor legal. No era relevante. </text:p>
      <text:p text:style-name="P146">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47">Preguntarle a una mujer <text:span text:style-name="T614">judía </text:span>que fue lo que pasó, en tiempos de Jesucristo, era como preguntarle hoy día al perro de la familia. Simplemente era irrelevante su testimonio. S<text:span text:style-name="T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172">El que <text:span text:style-name="T190">haya apariciones a grupos es argumento en contra de la falsedad de los testimonios bíblicos sobre la resurrección de Jesucristo.</text:span></text:p>
      <text:p text:style-name="P148"><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48">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173">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49">Jose de Arimatea y Nicodemo eran miembros del Sanedrín. Por ser creyentes en Yeshua lo perdieron todo. Perdieron su dinero, su posición social y su familia los rechazó.</text:p>
      <text:p text:style-name="P149">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50">Pero <text:span text:style-name="T213">el testimonio indica que estas personas estaban dispuestas a mantenerse en su palabra de que Yeshua está vivo, porque resucitó </text:span><text:span text:style-name="T648">en cuerpo y espíritu, </text:span><text:span text:style-name="T213">a costa de que los encarcelaran, lo azotaran, lo apedrearan, los hirvieran en aceite, los crucificaran o los decapitaran.</text:span></text:p>
      <text:p text:style-name="P151">Eso no sucede con alguien que se inventa una mentira <text:span text:style-name="T615">que mantenerla implica morir</text:span>.</text:p>
      <text:h text:style-name="Heading_20_5" text:outline-level="5"><text:bookmark-start text:name="__RefHeading___Toc28129_1627726659"/><text:soft-page-break/><text:span text:style-name="T217">Cuerpo</text:span>.<text:bookmark-end text:name="__RefHeading___Toc28129_1627726659"/></text:h>
      <text:p text:style-name="P153">La inexistencia de testimonios que contradigan la desaparición del cuerpo muerto de Jesucristo <text:span text:style-name="T189">es argumento en contra de la falsedad de los testimonios bíblicos sobre la resurrección de Jesucristo</text:span>.</text:p>
      <text:p text:style-name="P152">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54">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485">M</text:span>eshi<text:span text:style-name="T236">a</text:span>k<text:span text:style-name="T485">h</text:span> de Israel y que está vivo porque resucito. No lo hicieron.</text:p>
      <text:p text:style-name="P155">El movimiento aumentó sin que apareciera ni siquiera una suplantación del cuerpo.</text:p>
      <text:p text:style-name="P156">Ademas, según el testimonio de los evangelios lo<text:span text:style-name="T562">s</text:span> lideres religioso<text:span text:style-name="T562">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562">el </text:span>por qu<text:span text:style-name="T562">é</text:span> después no intentaron una suplantación. <text:span text:style-name="T238">Si nosotros decimos que los discípulos se lo robaron y lo destruyeron no tiene ninguna sentido </text:span><text:soft-page-break/><text:span text:style-name="T238">que después nosotros resultemos encontrando el cuerpo que otros destruyeron.</text:span></text:p>
      <text:p text:style-name="P157">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174">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58">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58">Reconocer asuntos vergonzosos es <text:span text:style-name="T239">un criterio positivo par determinar la credibilidad de </text:span>un testimonio de un proceso judicial o histórico. </text:p>
      <text:h text:style-name="P327" text:outline-level="2"><text:bookmark-start text:name="__RefHeading___Toc28133_1627726659"/>Aviones.<text:bookmark-end text:name="__RefHeading___Toc28133_1627726659"/></text:h>
      <text:p text:style-name="P159">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60"><text:soft-page-break/>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616">Tal y como estaba escrito mas de 500 años antes. Comieron con el, lo tocaron, lo abrazaron, hablaron con el, caminaron con el. Por eso creyeron lo que creyeron y por eso cambiaron como cambiaron.</text:span></text:p>
      <text:p text:style-name="P161">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62">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62">Digo “puede” porque depende de que tanto ese que esta vivo, <text:span text:style-name="T563">ese </text:span>que está en el cielo <text:span text:style-name="T563">que vemos</text:span>, <text:span text:style-name="T563">ese </text:span>que me ama, <text:span text:style-name="T563">ese </text:span>que me busca, <text:span text:style-name="T563">me esté encontrando.</text:span></text:p>
      <text:p text:style-name="P163"><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63"><text:span text:style-name="T244"><text:s/>“No, no. Es que yo no creo en la resurrección de los muertos”</text:span>.</text:p>
      <text:p text:style-name="P164"><text:soft-page-break/><text:span text:style-name="T244">Después de su resurrección, u</text:span>sted <text:span text:style-name="T244">se </text:span>va a <text:span text:style-name="T244">acordar de </text:span>esta presentación. <text:span text:style-name="T244">Usted se </text:span>va a acordar de mi <text:span text:style-name="T406">y de todas la personas con las que interactuó de una manera u otra antes de su resurrección.</text:span></text:p>
      <text:p text:style-name="P184">Nos vamos a volver a ver.</text:p>
      <text:h text:style-name="Heading_20_3" text:outline-level="1"><text:bookmark-start text:name="__RefHeading___Toc28135_1627726659"/>El <text:span text:style-name="T425">C</text:span>reyente.<text:bookmark-end text:name="__RefHeading___Toc28135_1627726659"/></text:h>
      <text:p text:style-name="P251"><text:span text:style-name="T419">Cuando le preguntan a Jesucristo, según </text:span><text:alphabetical-index-mark-start text:id="IMark94415153566488"/><text:alphabetical-index-mark-start text:id="IMark94415209955880"/><text:span text:style-name="T419">Juan 6</text:span><text:alphabetical-index-mark-end text:id="IMark94415209955880"/><text:alphabetical-index-mark-end text:id="IMark94415153566488"/><text:span text:style-name="T419">: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415209955880"/><text:alphabetical-index-mark-start text:id="IMark94415153566488"/><text:span text:style-name="T420">Juan 6</text:span><text:alphabetical-index-mark-end text:id="IMark94415153566488"/><text:alphabetical-index-mark-end text:id="IMark94415209955880"/><text:span text:style-name="T420">:28 </text:span><text:a xlink:type="simple" xlink:href="https://www.biblegateway.com/passage/?search=Juan+6%3A28&amp;version=RVA" text:style-name="Internet_20_link" text:visited-style-name="Visited_20_Internet_20_Link"><text:span text:style-name="T420">RVA</text:span></text:a><text:bookmark-end text:name="__RefHeading___Toc39621_1836810514"/></text:p></text:note-body></text:note></text:span>. <text:span text:style-name="T420">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415209955880"/><text:alphabetical-index-mark-start text:id="IMark94415153566488"/><text:span text:style-name="T420">Juan 6</text:span><text:alphabetical-index-mark-end text:id="IMark94415153566488"/><text:alphabetical-index-mark-end text:id="IMark94415209955880"/><text:span text:style-name="T420">:29 </text:span><text:a xlink:type="simple" xlink:href="https://www.biblegateway.com/passage/?search=Juan+6%3A29&amp;version=RVA" text:style-name="Internet_20_link" text:visited-style-name="Visited_20_Internet_20_Link"><text:span text:style-name="T420">RVA</text:span></text:a><text:bookmark-end text:name="__RefHeading___Toc39619_1836810514"/></text:p></text:note-body></text:note></text:span>. <text:span text:style-name="T421">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415209955880"/><text:alphabetical-index-mark-start text:id="IMark94415153566488"/><text:span text:style-name="T421">Juan 6</text:span><text:alphabetical-index-mark-end text:id="IMark94415153566488"/><text:alphabetical-index-mark-end text:id="IMark94415209955880"/><text:span text:style-name="T421">:47 </text:span><text:a xlink:type="simple" xlink:href="https://www.biblegateway.com/passage/?search=Juan+6%3A47&amp;version=RVA" text:style-name="Internet_20_link" text:visited-style-name="Visited_20_Internet_20_Link"><text:span text:style-name="T421">RVA</text:span></text:a><text:bookmark-end text:name="__RefHeading___Toc39617_1836810514"/></text:p></text:note-body></text:note></text:span>.</text:p>
      <text:p text:style-name="P252">Creer en el que Dios ha enviado. Pero ¿Qué es lo mínimo para poder llamar a alguien creyente? ¿Qué es lo mínimo para creer en el que Dios ha enviado? ¿Para obrar las obras de Dios?</text:p>
      <text:p text:style-name="P253"><text:span text:style-name="T421">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415209955880"/><text:alphabetical-index-mark-start text:id="IMark94415153566488"/><text:alphabetical-index-mark-start text:id="IMark94415227774104"/><text:alphabetical-index-mark-start text:id="IMark94415118881976"/><text:alphabetical-index-mark-start text:id="IMark94415112901816"/><text:alphabetical-index-mark-start text:id="IMark94415112901912"/><text:span text:style-name="T422">1 Corintios 1</text:span><text:alphabetical-index-mark-end text:id="IMark94415112901912"/><text:alphabetical-index-mark-end text:id="IMark94415112901816"/><text:span text:style-name="T422">5</text:span><text:alphabetical-index-mark-end text:id="IMark94415118881976"/><text:alphabetical-index-mark-end text:id="IMark94415227774104"/><text:alphabetical-index-mark-end text:id="IMark94415153566488"/><text:alphabetical-index-mark-end text:id="IMark94415209955880"/><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15_1836810514"/></text:p></text:note-body></text:note></text:span>.</text:p>
      <text:p text:style-name="P282"><text:span text:style-name="T42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422">Cristo fué muerto por nuestros pecados conforme á las Escrituras;</text:span></text:span><text:span text:style-name="Bible_5f_text"> </text:span><text:span text:style-name="Bible_5f_text"><text:span text:style-name="T422">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415118881976"/><text:alphabetical-index-mark-start text:id="IMark94415227255736"/><text:alphabetical-index-mark-start text:id="IMark94415112901816"/><text:alphabetical-index-mark-start text:id="IMark94415112901912"/><text:alphabetical-index-mark-start text:id="IMark94415209660280"/><text:alphabetical-index-mark-start text:id="IMark94415227253752"/><text:span text:style-name="T423">1 Corintios 1</text:span><text:alphabetical-index-mark-end text:id="IMark94415227253752"/><text:alphabetical-index-mark-end text:id="IMark94415209660280"/><text:span text:style-name="T423">5</text:span><text:alphabetical-index-mark-end text:id="IMark94415112901912"/><text:alphabetical-index-mark-end text:id="IMark94415112901816"/><text:alphabetical-index-mark-end text:id="IMark94415227255736"/><text:alphabetical-index-mark-end text:id="IMark94415118881976"/><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3_1836810514"/></text:p></text:note-body></text:note></text:span>. </text:p>
      <text:p text:style-name="P256"><text:soft-page-break/>La buena noticia, el evangelio, la Fe en Yeshua, se resume en ese cántico, en esa recitación, en ese credo inicial citado en 1ra de Corintios 15.</text:p>
      <text:p text:style-name="P256">Esa es la base, ese es el comienzo, ese es el fundamento. Es<text:span text:style-name="T433">a es</text:span> la fe del creyente en Yeshua, ese comúnmente llamado Cristiano. Es lo que debe unir a todos los creyentes independientemente de su entendimiento del resto de las escrituras <text:span text:style-name="T427">y del estado de su desarrollo como nueva criatura en Cristo Jesús.</text:span></text:p>
      <text:p text:style-name="P254">El creyente empieza a ser creyente cuando cree que Jesucristo, Yeshua, está vivo porque <text:s/>resucitó <text:span text:style-name="T649">en cuerpo y espíritu </text:span>conforme a las escrituras. <text:span text:style-name="T564">Repito, c</text:span>onforme a las <text:span text:style-name="T564">ESCRITURAS</text:span>. </text:p>
      <text:h text:style-name="Heading_20_4" text:outline-level="2"><text:bookmark-start text:name="__RefHeading___Toc32289_2604449063"/>Tanakh.<text:bookmark-end text:name="__RefHeading___Toc32289_2604449063"/></text:h>
      <text:p text:style-name="P278">Las escrituras de las que habla Pablo en 1ra de Corintios <text:span text:style-name="T565">15</text:span>, cuando proclama la fe cristiana diciendo que <text:span text:style-name="Bible_5f_text"><text:span text:style-name="T422">”Cristo fué MUERTO por nuestros PECADOS conforme á las Escrituras; y que fué SEPULTADO, y que RESUCITÓ al tercer día, conforme á las ESCRITURAS” </text:span></text:span><text:span text:style-name="Bible_5f_text"><text:span text:style-name="T422"><text:note text:id="ftn64" text:note-class="footnote"><text:note-citation>64</text:note-citation><text:note-body><text:p text:style-name="Footnote"><text:bookmark-start text:name="__RefHeading___Toc39611_1836810514"/><text:s/><text:alphabetical-index-mark-start text:id="IMark94415227253752"/><text:alphabetical-index-mark-start text:id="IMark94415209660280"/><text:alphabetical-index-mark-start text:id="IMark94415118876536"/><text:alphabetical-index-mark-start text:id="IMark94415209955880"/><text:alphabetical-index-mark-start text:id="IMark94415177950920"/><text:alphabetical-index-mark-start text:id="IMark94415153566488"/><text:span text:style-name="T423">1 Corintios 1</text:span><text:alphabetical-index-mark-end text:id="IMark94415153566488"/><text:alphabetical-index-mark-end text:id="IMark94415177950920"/><text:span text:style-name="T423">5</text:span><text:alphabetical-index-mark-end text:id="IMark94415209955880"/><text:alphabetical-index-mark-end text:id="IMark94415118876536"/><text:alphabetical-index-mark-end text:id="IMark94415209660280"/><text:alphabetical-index-mark-end text:id="IMark94415227253752"/><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1_1836810514"/></text:p></text:note-body></text:note></text:span></text:span>, son las escrituras que el conocía como fariseo como hebreo como judío. Son las escrituras hebreas, la tanakh.</text:p>
      <text:p text:style-name="P279"><text:span text:style-name="T559">Jesucristo después de resucitado, según </text:span><text:alphabetical-index-mark-start text:id="IMark94415118876536"/><text:alphabetical-index-mark-start text:id="IMark94415209955880"/><text:alphabetical-index-mark-start text:id="IMark94415177950920"/><text:alphabetical-index-mark-start text:id="IMark94415153566488"/><text:alphabetical-index-mark-start text:id="IMark94415118881976"/><text:alphabetical-index-mark-start text:id="IMark94415227255736"/><text:span text:style-name="T559">Lucas 2</text:span><text:alphabetical-index-mark-end text:id="IMark94415227255736"/><text:alphabetical-index-mark-end text:id="IMark94415118881976"/><text:span text:style-name="T559">4</text:span><text:alphabetical-index-mark-end text:id="IMark94415153566488"/><text:alphabetical-index-mark-end text:id="IMark94415177950920"/><text:alphabetical-index-mark-end text:id="IMark94415209955880"/><text:alphabetical-index-mark-end text:id="IMark94415118876536"/><text:span text:style-name="T559">, le explica las escrituras, la tanakh, a dos discípulos que se dirigían a un pueblo llamado Emaús, cuenta Lucas que: </text:span><text:span text:style-name="Bible_5f_text"><text:span text:style-name="T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560">” </text:span></text:span><text:span text:style-name="Bible_5f_text"><text:span text:style-name="T560"><text:note text:id="ftn65" text:note-class="footnote"><text:note-citation>65</text:note-citation><text:note-body><text:p text:style-name="Footnote"><text:bookmark-start text:name="__RefHeading___Toc39609_1836810514"/><text:s/><text:alphabetical-index-mark-start text:id="IMark94415118876536"/><text:alphabetical-index-mark-start text:id="IMark94415209955880"/><text:alphabetical-index-mark-start text:id="IMark94415177950920"/><text:alphabetical-index-mark-start text:id="IMark94415153566488"/><text:alphabetical-index-mark-start text:id="IMark94415118881976"/><text:alphabetical-index-mark-start text:id="IMark94415227255736"/><text:span text:style-name="T560">Lucas 2</text:span><text:alphabetical-index-mark-end text:id="IMark94415227255736"/><text:alphabetical-index-mark-end text:id="IMark94415118881976"/><text:span text:style-name="T560">4</text:span><text:alphabetical-index-mark-end text:id="IMark94415153566488"/><text:alphabetical-index-mark-end text:id="IMark94415177950920"/><text:alphabetical-index-mark-end text:id="IMark94415209955880"/><text:alphabetical-index-mark-end text:id="IMark94415118876536"/><text:span text:style-name="T560">:27 </text:span><text:a xlink:type="simple" xlink:href="https://www.biblegateway.com/passage/?search=Lucas+24%3A27&amp;version=DHH" text:style-name="Internet_20_link" text:visited-style-name="Visited_20_Internet_20_Link"><text:span text:style-name="T560">DHH</text:span></text:a><text:bookmark-end text:name="__RefHeading___Toc39609_1836810514"/></text:p></text:note-body></text:note></text:span></text:span><text:span text:style-name="T560">. Y más tarde esa misma noche cuando estos estaban reunidos con los apóstoles les dice </text:span><text:span text:style-name="Bible_5f_text"><text:span text:style-name="T560">“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560">” </text:span></text:span><text:span text:style-name="Bible_5f_text"><text:span text:style-name="T560"><text:note text:id="ftn66" text:note-class="footnote"><text:note-citation>66</text:note-citation><text:note-body><text:p text:style-name="Footnote"><text:bookmark-start text:name="__RefHeading___Toc39607_1836810514"/><text:s/><text:alphabetical-index-mark-start text:id="IMark94415177950920"/><text:alphabetical-index-mark-start text:id="IMark94415209955880"/><text:alphabetical-index-mark-start text:id="IMark94415153566488"/><text:alphabetical-index-mark-start text:id="IMark94415118881976"/><text:alphabetical-index-mark-start text:id="IMark94415227255736"/><text:alphabetical-index-mark-start text:id="IMark94415227253752"/><text:span text:style-name="T560">Lucas 2</text:span><text:alphabetical-index-mark-end text:id="IMark94415227253752"/><text:alphabetical-index-mark-end text:id="IMark94415227255736"/><text:span text:style-name="T560">4</text:span><text:alphabetical-index-mark-end text:id="IMark94415118881976"/><text:alphabetical-index-mark-end text:id="IMark94415153566488"/><text:alphabetical-index-mark-end text:id="IMark94415209955880"/><text:alphabetical-index-mark-end text:id="IMark94415177950920"/><text:span text:style-name="T560">:44 </text:span><text:a xlink:type="simple" xlink:href="https://www.biblegateway.com/passage/?search=Lucas+24%3A44&amp;version=DHH" text:style-name="Internet_20_link" text:visited-style-name="Visited_20_Internet_20_Link"><text:span text:style-name="T560">DHH</text:span></text:a><text:bookmark-end text:name="__RefHeading___Toc39607_1836810514"/></text:p></text:note-body></text:note></text:span></text:span><text:span text:style-name="T560">. La palabra Tanakh es justamente la abreviación de Torah, Neviim y Ketuvim, las palabras hebreas para los libros de Moisés, los libros de los profetas y los otros escritos que incluyen los Salmos.</text:span></text:p>
      <text:p text:style-name="P280">Estas explicaciones <text:span text:style-name="T561">que hace Jesucristo a sus discípulos y apóstoles</text:span> y todas las que hace Pablo a los judíos en diferentes partes del <text:span text:style-name="T587">Mediterráneo</text:span> son DESPUÉS de la resurrección de Jesucristo.</text:p>
      <text:p text:style-name="P281">Si un judío no cree que Jesucristo resucitó, es imposible que pueda llegar a <text:span text:style-name="T566">entender que toda </text:span>la Tanakh , <text:span text:style-name="T566">absolutamente TODA la Tanakh, apunta a</text:span> su Meshiakh, <text:span text:style-name="T561">el Meshiakh de Israel: desde Adán y Eva, pasando por los patriarcas, los jueces y los reyes, hasta el último de los profetas. TODA la Tanakh apunta al</text:span> Meshiakh <text:span text:style-name="T567">de Israel. No podrá hacerlo </text:span>porque no tiene el Espíritu que le permite <text:span text:style-name="T566">creer en su Meshiakh</text:span>. <text:span text:style-name="T566">Por eso Jesucristo solo explicó la Tanakh, y la forma en que el Meshiakh de Israel la completa, la explica, la cumple, a los que lo vieron resucitado, después de verlo resucitado.</text:span></text:p>
      <text:p text:style-name="P283">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255">A partir de este punto en adelante, <text:span text:style-name="T426">é</text:span>sta <text:span text:style-name="T426">es una </text:span>presentación <text:span text:style-name="T426">del mejor entendimiento que tiene Jose Luis Quiroga de las escrituras, de la Biblia, hasta hoy, año 2021, basado en </text:span>mas de 20 años de lectura de las escrituras, <text:span text:style-name="T426">mas de</text:span> <text:span text:style-name="T426">15</text:span> años de estudio de las mismas, y mas de 10 años de estudio basado en <text:span text:style-name="T569">la codificación de la biblia en vocablos hebreos y griegos hecha por el señor James</text:span> <text:span text:style-name="T570">Strong</text:span> <text:span text:style-name="T569">para</text:span> esclarecer <text:span text:style-name="T569">las </text:span>inconsistencias <text:span text:style-name="T569">que generan las interpretaciones en </text:span><text:soft-page-break/><text:span text:style-name="T569">otras lenguas</text:span>. <text:span text:style-name="T426">Estudio que tiene en cuenta los diferentes puntos de vista que se encuentran en Internet y que hace uso de las técnicas de procesamiento de información que tiene el autor por su formación técnica profesional. </text:span></text:p>
      <text:p text:style-name="P257"><text:span text:style-name="T429">E</text:span>l autor se reserva el derecho a estar <text:span text:style-name="T433">COMPLETAMENTE</text:span> equivocado y a cambiar de posición <text:span text:style-name="T432">en cualquier momento y sin el menor sentimiento de culpa o condenación,</text:span> si el <text:span text:style-name="T428">Espíritu</text:span> que <text:span text:style-name="T430">le da Vida </text:span>le <text:span text:style-name="T431">muestra</text:span> que esta equivocado.</text:p>
      <text:p text:style-name="P258">Es responsabilidad de usted, si realmente le interesa, estudiar por su cuenta las escrituras y llegar a sus propias conclusiones.</text:p>
      <text:p text:style-name="P272"><text:span text:style-name="T434">E</text:span>sta advertencia es también una invitación a que usted no solo lea, sino que también busque entender las escrituras originales por su cuenta. <text:span text:style-name="T56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568">ur</text:span>as <text:span text:style-name="T568">originales </text:span>en hebreo, <text:span text:style-name="T568">ese en el que pensaban los autores</text:span> <text:span text:style-name="T568">originales hebreos cuando escribieron sus libros </text:span>por inspiración del <text:span text:style-name="T435">Espíritu</text:span> <text:span text:style-name="T568">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El Creyente.</text:chapter></text:p>
      </style:header>
      <style:footer>
        <text:p text:style-name="Footer"><text:page-number text:select-page="current">82</text:page-number></text:p>
      </style:footer>
    </style:master-page>
    <style:master-page style:name="Right_20_Page" style:display-name="Right Page" style:page-layout-name="Mpm5" draw:style-name="Mdp1" style:next-style-name="Left_20_Page">
      <style:header>
        <text:p text:style-name="MP1"><text:chapter text:display="name" text:outline-level="1">El Creyente.</text:chapter></text:p>
      </style:header>
      <style:footer>
        <text:p text:style-name="Footer"><text:page-number text:select-page="current">83</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8T11:49:22.495060367</dc:date>
    <meta:editing-duration>P18DT10H16M29S</meta:editing-duration>
    <meta:editing-cycles>6015</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2" meta:object-count="0" meta:page-count="83" meta:paragraph-count="554" meta:word-count="20466" meta:character-count="118723" meta:non-whitespace-character-count="98698"/>
    <meta:user-defined meta:name="Autor">Jose Luis Quiroga</meta:user-defined>
  </office:meta>
</office:document-meta>
</file>